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tyle:font-face style:name="verdana" svg:font-family="verdana, arial, helvetic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1.192cm" table:align="left"/>
    </style:style>
    <style:style style:name="Tabella1.A" style:family="table-column">
      <style:table-column-properties style:column-width="2.09cm"/>
    </style:style>
    <style:style style:name="Tabella1.B" style:family="table-column">
      <style:table-column-properties style:column-width="2.117cm"/>
    </style:style>
    <style:style style:name="Tabella1.C" style:family="table-column">
      <style:table-column-properties style:column-width="3.493cm"/>
    </style:style>
    <style:style style:name="Tabella1.1" style:family="table-row">
      <style:table-row-properties fo:background-color="#ffffff">
        <style:background-image/>
      </style:table-row-properties>
    </style:style>
    <style:style style:name="Tabella1.A1" style:family="table-cell">
      <style:table-cell-properties style:vertical-align="middle" fo:padding-left="0.344cm" fo:padding-right="0.344cm" fo:padding-top="0.159cm" fo:padding-bottom="0.159cm" fo:border="0.05pt solid #dfe2e5"/>
    </style:style>
    <style:style style:name="Tabella1.3" style:family="table-row">
      <style:table-row-properties fo:background-color="#f6f8fa">
        <style:background-image/>
      </style:table-row-properties>
    </style:style>
    <style:style style:name="Tabella2" style:family="table">
      <style:table-properties style:width="17.013cm" fo:margin-left="0cm" table:align="left"/>
    </style:style>
    <style:style style:name="Tabella2.A" style:family="table-column">
      <style:table-column-properties style:column-width="2.011cm"/>
    </style:style>
    <style:style style:name="Tabella2.B" style:family="table-column">
      <style:table-column-properties style:column-width="1.799cm"/>
    </style:style>
    <style:style style:name="Tabella2.C" style:family="table-column">
      <style:table-column-properties style:column-width="1.984cm"/>
    </style:style>
    <style:style style:name="Tabella2.D" style:family="table-column">
      <style:table-column-properties style:column-width="1.508cm"/>
    </style:style>
    <style:style style:name="Tabella2.E" style:family="table-column">
      <style:table-column-properties style:column-width="2.805cm"/>
    </style:style>
    <style:style style:name="Tabella2.G" style:family="table-column">
      <style:table-column-properties style:column-width="5.106cm"/>
    </style:style>
    <style:style style:name="Tabella2.1" style:family="table-row">
      <style:table-row-properties fo:background-color="#ffffff">
        <style:background-image/>
      </style:table-row-properties>
    </style:style>
    <style:style style:name="Tabella2.A1" style:family="table-cell">
      <style:table-cell-properties style:vertical-align="middle" fo:padding-left="0.344cm" fo:padding-right="0.344cm" fo:padding-top="0.159cm" fo:padding-bottom="0.159cm" fo:border="0.05pt solid #dfe2e5"/>
    </style:style>
    <style:style style:name="Tabella2.3" style:family="table-row">
      <style:table-row-properties fo:background-color="#f6f8fa">
        <style:background-image/>
      </style:table-row-properties>
    </style:style>
    <style:style style:name="Tabella3" style:family="table">
      <style:table-properties style:width="17.013cm" fo:margin-left="0cm" table:align="left"/>
    </style:style>
    <style:style style:name="Tabella3.A" style:family="table-column">
      <style:table-column-properties style:column-width="1.905cm"/>
    </style:style>
    <style:style style:name="Tabella3.B" style:family="table-column">
      <style:table-column-properties style:column-width="2.302cm"/>
    </style:style>
    <style:style style:name="Tabella3.C" style:family="table-column">
      <style:table-column-properties style:column-width="2.381cm"/>
    </style:style>
    <style:style style:name="Tabella3.D" style:family="table-column">
      <style:table-column-properties style:column-width="1.72cm"/>
    </style:style>
    <style:style style:name="Tabella3.E" style:family="table-column">
      <style:table-column-properties style:column-width="2.805cm"/>
    </style:style>
    <style:style style:name="Tabella3.F" style:family="table-column">
      <style:table-column-properties style:column-width="1.588cm"/>
    </style:style>
    <style:style style:name="Tabella3.G" style:family="table-column">
      <style:table-column-properties style:column-width="4.313cm"/>
    </style:style>
    <style:style style:name="Tabella3.1" style:family="table-row">
      <style:table-row-properties fo:background-color="#ffffff">
        <style:background-image/>
      </style:table-row-properties>
    </style:style>
    <style:style style:name="Tabella3.A1" style:family="table-cell">
      <style:table-cell-properties style:vertical-align="middle" fo:padding-left="0.344cm" fo:padding-right="0.344cm" fo:padding-top="0.159cm" fo:padding-bottom="0.159cm" fo:border="0.05pt solid #dfe2e5"/>
    </style:style>
    <style:style style:name="Tabella3.3" style:family="table-row">
      <style:table-row-properties fo:background-color="#f6f8fa">
        <style:background-image/>
      </style:table-row-properties>
    </style:style>
    <style:style style:name="Tabella4" style:family="table">
      <style:table-properties style:width="17.013cm" fo:margin-left="0cm" table:align="left"/>
    </style:style>
    <style:style style:name="Tabella4.A" style:family="table-column">
      <style:table-column-properties style:column-width="2.09cm"/>
    </style:style>
    <style:style style:name="Tabella4.B" style:family="table-column">
      <style:table-column-properties style:column-width="2.223cm"/>
    </style:style>
    <style:style style:name="Tabella4.C" style:family="table-column">
      <style:table-column-properties style:column-width="2.196cm"/>
    </style:style>
    <style:style style:name="Tabella4.D" style:family="table-column">
      <style:table-column-properties style:column-width="1.588cm"/>
    </style:style>
    <style:style style:name="Tabella4.E" style:family="table-column">
      <style:table-column-properties style:column-width="3.016cm"/>
    </style:style>
    <style:style style:name="Tabella4.G" style:family="table-column">
      <style:table-column-properties style:column-width="4.313cm"/>
    </style:style>
    <style:style style:name="Tabella4.1" style:family="table-row">
      <style:table-row-properties fo:background-color="#ffffff">
        <style:background-image/>
      </style:table-row-properties>
    </style:style>
    <style:style style:name="Tabella4.A1" style:family="table-cell">
      <style:table-cell-properties style:vertical-align="middle" fo:padding-left="0.344cm" fo:padding-right="0.344cm" fo:padding-top="0.159cm" fo:padding-bottom="0.159cm" fo:border="0.05pt solid #dfe2e5"/>
    </style:style>
    <style:style style:name="Tabella4.3" style:family="table-row">
      <style:table-row-properties fo:background-color="#f6f8fa">
        <style:background-image/>
      </style:table-row-properties>
    </style:style>
    <style:style style:name="Tabella5" style:family="table">
      <style:table-properties style:width="13.097cm" table:align="left"/>
    </style:style>
    <style:style style:name="Tabella5.A" style:family="table-column">
      <style:table-column-properties style:column-width="2.408cm"/>
    </style:style>
    <style:style style:name="Tabella5.B" style:family="table-column">
      <style:table-column-properties style:column-width="1.799cm"/>
    </style:style>
    <style:style style:name="Tabella5.C" style:family="table-column">
      <style:table-column-properties style:column-width="1.588cm"/>
    </style:style>
    <style:style style:name="Tabella5.D" style:family="table-column">
      <style:table-column-properties style:column-width="2.699cm"/>
    </style:style>
    <style:style style:name="Tabella5.E" style:family="table-column">
      <style:table-column-properties style:column-width="4.604cm"/>
    </style:style>
    <style:style style:name="Tabella5.A1" style:family="table-cell">
      <style:table-cell-properties style:vertical-align="middle" fo:padding-left="0.344cm" fo:padding-right="0.344cm" fo:padding-top="0.159cm" fo:padding-bottom="0.159cm" fo:border="0.75pt solid #dfe2e5"/>
    </style:style>
    <style:style style:name="P1" style:family="paragraph" style:parent-style-name="Footer">
      <style:paragraph-properties fo:text-align="end" style:justify-single-word="false"/>
      <style:text-properties officeooo:rsid="004a4e86" officeooo:paragraph-rsid="004a4e86"/>
    </style:style>
    <style:style style:name="P2"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3" style:family="paragraph" style:parent-style-name="Preformatted_20_Text">
      <style:paragraph-properties fo:text-align="justify" style:justify-single-word="false"/>
      <style:text-properties style:font-name="Liberation Serif" fo:font-size="12pt" fo:background-color="#b2b2b2" style:font-size-asian="12pt" style:font-size-complex="12pt"/>
    </style:style>
    <style:style style:name="P4" style:family="paragraph" style:parent-style-name="Preformatted_20_Text">
      <style:paragraph-properties fo:text-align="justify" style:justify-single-word="false"/>
      <style:text-properties style:font-name="Liberation Serif" fo:font-size="12pt" officeooo:paragraph-rsid="011a80ed" fo:background-color="#b2b2b2" style:font-size-asian="12pt" style:font-size-complex="12pt"/>
    </style:style>
    <style:style style:name="P5" style:family="paragraph" style:parent-style-name="Preformatted_20_Text">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6" style:family="paragraph" style:parent-style-name="Preformatted_20_Text">
      <style:paragraph-properties fo:text-align="justify" style:justify-single-word="false"/>
      <style:text-properties style:font-name="Liberation Serif" officeooo:paragraph-rsid="00f69604" fo:background-color="#b2b2b2"/>
    </style:style>
    <style:style style:name="P7" style:family="paragraph" style:parent-style-name="Preformatted_20_Text">
      <style:paragraph-properties fo:text-align="justify" style:justify-single-word="false"/>
    </style:style>
    <style:style style:name="P8" style:family="paragraph" style:parent-style-name="Preformatted_20_Text">
      <style:paragraph-properties fo:text-align="justify" style:justify-single-word="false"/>
      <style:text-properties officeooo:paragraph-rsid="011a80ed"/>
    </style:style>
    <style:style style:name="P9" style:family="paragraph" style:parent-style-name="Standard">
      <style:paragraph-properties fo:text-align="justify" style:justify-single-word="false"/>
      <style:text-properties fo:font-size="12pt" fo:font-style="normal" fo:font-weight="bold" officeooo:rsid="01129b4c" officeooo:paragraph-rsid="01129b4c" style:font-size-asian="10.5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fo:font-size="12pt" fo:font-style="normal" fo:font-weight="bold" officeooo:paragraph-rsid="01116815"/>
    </style:style>
    <style:style style:name="P11" style:family="paragraph" style:parent-style-name="Standard">
      <style:paragraph-properties fo:text-align="justify" style:justify-single-word="false"/>
      <style:text-properties fo:font-size="12pt" fo:font-weight="normal" officeooo:rsid="011dcf18" officeooo:paragraph-rsid="011dcf18"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6141ef" officeooo:paragraph-rsid="006141ef"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6482a4" officeooo:paragraph-rsid="006482a4"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672869" officeooo:paragraph-rsid="00672869"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6cbfae" officeooo:paragraph-rsid="006cbfae"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a6e896" officeooo:paragraph-rsid="00a6e896"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724344" officeooo:paragraph-rsid="0072434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73bdfe" officeooo:paragraph-rsid="0073bdfe"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754ec5" officeooo:paragraph-rsid="00754ec5"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61d59" officeooo:paragraph-rsid="00961d59"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1b834" officeooo:paragraph-rsid="00985bf0"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1b834" officeooo:paragraph-rsid="008ca779"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a22bf" officeooo:paragraph-rsid="009a22bf"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c274b" officeooo:paragraph-rsid="009c274b"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fb03b" officeooo:paragraph-rsid="009fb03b"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a03be8" officeooo:paragraph-rsid="00a03be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a074c4" officeooo:paragraph-rsid="00a074c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8ca779" officeooo:paragraph-rsid="00a73b38"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8ca779" officeooo:paragraph-rsid="008ca779"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text-line-through-style="none" style:text-line-through-type="none" style:font-name="Liberation Serif" fo:font-size="12pt" fo:font-weight="bold" officeooo:rsid="006cbfae" officeooo:paragraph-rsid="006cbfae" style:font-size-asian="10.5pt" style:font-weight-asian="bold" style:font-size-complex="12pt" style:font-weight-complex="bold"/>
    </style:style>
    <style:style style:name="P31" style:family="paragraph" style:parent-style-name="Standard">
      <style:paragraph-properties fo:text-align="justify" style:justify-single-word="false"/>
      <style:text-properties style:text-line-through-style="none" style:text-line-through-type="none" style:font-name="Liberation Serif" fo:font-size="12pt" fo:font-weight="bold" officeooo:rsid="00bc8722" officeooo:paragraph-rsid="00bc8722" style:font-size-asian="10.5pt" style:font-weight-asian="bold" style:font-size-complex="12pt" style:font-weight-complex="bold"/>
    </style:style>
    <style:style style:name="P32" style:family="paragraph" style:parent-style-name="Standard">
      <style:paragraph-properties fo:text-align="justify" style:justify-single-word="false"/>
      <style:text-properties style:text-line-through-style="none" style:text-line-through-type="none" style:font-name="Liberation Serif" fo:font-size="12pt" fo:font-weight="bold" officeooo:rsid="00bf2e11" officeooo:paragraph-rsid="00bf2e11" style:font-size-asian="10.5pt" style:font-weight-asian="bold" style:font-size-complex="12pt" style:font-weight-complex="bold"/>
    </style:style>
    <style:style style:name="P33" style:family="paragraph" style:parent-style-name="Standard">
      <style:paragraph-properties fo:text-align="justify" style:justify-single-word="false"/>
      <style:text-properties style:text-line-through-style="none" style:text-line-through-type="none" style:font-name="Liberation Serif" fo:font-size="12pt" fo:font-weight="bold" officeooo:rsid="00c64cb5" officeooo:paragraph-rsid="00c64cb5" style:font-size-asian="10.5pt" style:font-weight-asian="bold" style:font-size-complex="12pt" style:font-weight-complex="bold"/>
    </style:style>
    <style:style style:name="P34" style:family="paragraph" style:parent-style-name="Standard">
      <style:paragraph-properties fo:text-align="justify" style:justify-single-word="false"/>
      <style:text-properties style:text-line-through-style="none" style:text-line-through-type="none" style:font-name="Liberation Serif" fo:font-size="12pt" fo:font-weight="bold" officeooo:rsid="00ca244d" officeooo:paragraph-rsid="00ca244d" style:font-size-asian="10.5pt" style:font-weight-asian="bold" style:font-size-complex="12pt" style:font-weight-complex="bold"/>
    </style:style>
    <style:style style:name="P35" style:family="paragraph" style:parent-style-name="Standard">
      <style:paragraph-properties fo:text-align="justify" style:justify-single-word="false"/>
      <style:text-properties style:text-line-through-style="none" style:text-line-through-type="none" style:font-name="Liberation Serif" fo:font-size="12pt" fo:font-weight="bold" officeooo:rsid="00e80436" officeooo:paragraph-rsid="00e80436" style:font-size-asian="10.5pt" style:font-weight-asian="bold" style:font-size-complex="12pt" style:font-weight-complex="bold"/>
    </style:style>
    <style:style style:name="P36" style:family="paragraph" style:parent-style-name="Standard">
      <style:paragraph-properties fo:text-align="justify" style:justify-single-word="false"/>
      <style:text-properties style:text-line-through-style="none" style:text-line-through-type="none" style:font-name="Liberation Serif" fo:font-size="12pt" fo:font-style="normal" style:text-underline-style="none" fo:font-weight="normal" officeooo:rsid="00b70d50" officeooo:paragraph-rsid="00cc3ddb"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text-line-through-style="none" style:text-line-through-type="none" style:font-name="Liberation Serif" fo:font-size="12pt" fo:font-style="normal" style:text-underline-style="none" fo:font-weight="normal" officeooo:rsid="00cf4250" officeooo:paragraph-rsid="008c351c"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text-line-through-style="none" style:text-line-through-type="none" style:font-name="Liberation Serif" fo:font-size="12pt" fo:font-style="normal" fo:font-weight="normal" officeooo:rsid="00e80436" officeooo:paragraph-rsid="00e80436"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text-line-through-style="none" style:text-line-through-type="none" style:font-name="Liberation Serif" fo:font-size="12pt" fo:font-style="normal" fo:font-weight="normal" officeooo:rsid="00f69604" officeooo:paragraph-rsid="00f69604"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text-line-through-style="none" style:text-line-through-type="none" style:font-name="Liberation Serif" fo:font-size="12pt" fo:font-style="normal" fo:font-weight="normal" officeooo:rsid="00f9b49d" officeooo:paragraph-rsid="00f7ccb2"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text-line-through-style="none" style:text-line-through-type="none" style:font-name="Liberation Serif" fo:font-size="12pt" fo:font-style="normal" fo:font-weight="normal" officeooo:rsid="00ecbd75" officeooo:paragraph-rsid="00f09423" fo:background-color="#b2b2b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text-line-through-style="none" style:text-line-through-type="none" style:font-name="Liberation Serif" fo:font-size="12pt" fo:font-style="normal" fo:font-weight="bold" officeooo:rsid="00e80436" officeooo:paragraph-rsid="00e80436" style:font-size-asian="10.5pt" style:font-style-asian="normal" style:font-weight-asian="bold" style:font-size-complex="12pt" style:font-style-complex="normal" style:font-weight-complex="bold"/>
    </style:style>
    <style:style style:name="P43" style:family="paragraph" style:parent-style-name="Standard">
      <style:paragraph-properties fo:text-align="justify" style:justify-single-word="false"/>
      <style:text-properties style:text-line-through-style="none" style:text-line-through-type="none" style:font-name="Liberation Serif" fo:font-size="12pt" fo:font-style="normal" fo:font-weight="bold" officeooo:rsid="00eb6cc7" officeooo:paragraph-rsid="00eb6cc7" style:font-size-asian="10.5pt" style:font-style-asian="normal" style:font-weight-asian="bold" style:font-size-complex="12pt" style:font-style-complex="normal" style:font-weight-complex="bold"/>
    </style:style>
    <style:style style:name="P44" style:family="paragraph" style:parent-style-name="Standard">
      <style:paragraph-properties fo:text-align="justify" style:justify-single-word="false"/>
      <style:text-properties style:text-line-through-style="none" style:text-line-through-type="none" style:font-name="Liberation Serif" fo:font-size="12pt" fo:font-style="italic" fo:font-weight="bold" officeooo:rsid="00e80436" officeooo:paragraph-rsid="00e80436" style:font-size-asian="10.5pt" style:font-style-asian="italic" style:font-weight-asian="bold" style:font-size-complex="12pt" style:font-style-complex="italic" style:font-weight-complex="bold"/>
    </style:style>
    <style:style style:name="P45" style:family="paragraph" style:parent-style-name="Standard">
      <style:paragraph-properties fo:text-align="justify" style:justify-single-word="false"/>
      <style:text-properties style:text-line-through-style="none" style:text-line-through-type="none" style:font-name="Liberation Serif" fo:font-size="16pt" fo:font-weight="bold" officeooo:rsid="006482a4" officeooo:paragraph-rsid="006482a4" style:font-size-asian="14pt" style:font-weight-asian="bold" style:font-size-complex="16pt" style:font-weight-complex="bold"/>
    </style:style>
    <style:style style:name="P46" style:family="paragraph" style:parent-style-name="Standard">
      <style:paragraph-properties fo:text-align="justify" style:justify-single-word="false"/>
      <style:text-properties style:text-line-through-style="none" style:text-line-through-type="none" style:font-name="Liberation Serif" fo:font-size="16pt" fo:font-weight="bold" officeooo:rsid="006e211c" officeooo:paragraph-rsid="006e211c" style:font-size-asian="14pt" style:font-weight-asian="bold" style:font-size-complex="16pt" style:font-weight-complex="bold"/>
    </style:style>
    <style:style style:name="P47" style:family="paragraph" style:parent-style-name="Standard">
      <style:paragraph-properties fo:text-align="justify" style:justify-single-word="false"/>
      <style:text-properties style:text-line-through-style="none" style:text-line-through-type="none" style:font-name="Liberation Serif" fo:font-size="16pt" fo:font-weight="bold" officeooo:rsid="008c351c" officeooo:paragraph-rsid="008c351c" style:font-size-asian="14pt" style:font-weight-asian="bold" style:font-size-complex="16pt" style:font-weight-complex="bold"/>
    </style:style>
    <style:style style:name="P48" style:family="paragraph" style:parent-style-name="Standard">
      <style:paragraph-properties fo:text-align="justify" style:justify-single-word="false"/>
      <style:text-properties style:text-line-through-style="none" style:text-line-through-type="none" style:font-name="Liberation Serif" fo:font-size="16pt" fo:font-weight="bold" officeooo:rsid="008c351c" officeooo:paragraph-rsid="00ad34c8" style:font-size-asian="14pt" style:font-weight-asian="bold" style:font-size-complex="16pt" style:font-weight-complex="bold"/>
    </style:style>
    <style:style style:name="P49" style:family="paragraph" style:parent-style-name="Standard">
      <style:paragraph-properties fo:text-align="justify" style:justify-single-word="false"/>
      <style:text-properties style:text-line-through-style="none" style:text-line-through-type="none" style:font-name="Liberation Serif" fo:font-size="16pt" fo:font-weight="bold" officeooo:rsid="00c64cb5" officeooo:paragraph-rsid="00c64cb5" style:font-size-asian="14pt" style:font-weight-asian="bold" style:font-size-complex="16pt" style:font-weight-complex="bold"/>
    </style:style>
    <style:style style:name="P50" style:family="paragraph" style:parent-style-name="Standard">
      <style:paragraph-properties fo:text-align="justify" style:justify-single-word="false"/>
      <style:text-properties style:text-line-through-style="none" style:text-line-through-type="none" style:font-name="Liberation Serif" fo:font-size="16pt" fo:font-style="normal" style:text-underline-style="none" fo:font-weight="bold" officeooo:rsid="008c351c" officeooo:paragraph-rsid="00cc3ddb" style:font-size-asian="14pt" style:font-style-asian="normal" style:font-weight-asian="bold" style:font-size-complex="16pt" style:font-style-complex="normal" style:font-weight-complex="bold"/>
    </style:style>
    <style:style style:name="P51" style:family="paragraph" style:parent-style-name="Standard">
      <style:paragraph-properties fo:text-align="justify" style:justify-single-word="false"/>
      <style:text-properties style:text-line-through-style="none" style:text-line-through-type="none" style:font-name="Liberation Serif" fo:font-size="16pt" fo:font-style="normal" style:text-underline-style="none" fo:font-weight="bold" officeooo:rsid="008c351c" officeooo:paragraph-rsid="008c351c" style:font-size-asian="14pt" style:font-style-asian="normal" style:font-weight-asian="bold" style:font-size-complex="16pt" style:font-style-complex="normal" style:font-weight-complex="bold"/>
    </style:style>
    <style:style style:name="P52" style:family="paragraph" style:parent-style-name="Standard">
      <style:paragraph-properties fo:text-align="justify" style:justify-single-word="false"/>
      <style:text-properties style:text-line-through-style="none" style:text-line-through-type="none" style:font-name="Liberation Serif" fo:font-size="16pt" fo:font-style="normal" fo:font-weight="bold" officeooo:rsid="00eb6cc7" officeooo:paragraph-rsid="00eb6cc7" style:font-size-asian="14pt" style:font-style-asian="normal" style:font-weight-asian="bold" style:font-size-complex="16pt" style:font-style-complex="normal" style:font-weight-complex="bold"/>
    </style:style>
    <style:style style:name="P53" style:family="paragraph" style:parent-style-name="Standard">
      <style:paragraph-properties fo:text-align="justify" style:justify-single-word="false"/>
      <style:text-properties style:text-line-through-style="none" style:text-line-through-type="none" style:font-name="Liberation Serif" fo:font-size="16pt" fo:font-style="normal" fo:font-weight="bold" officeooo:rsid="00fc29c8" officeooo:paragraph-rsid="00fc29c8" style:font-size-asian="14pt" style:font-style-asian="normal" style:font-weight-asian="bold" style:font-size-complex="16pt" style:font-style-complex="normal" style:font-weight-complex="bold"/>
    </style:style>
    <style:style style:name="P54" style:family="paragraph" style:parent-style-name="Standard">
      <style:paragraph-properties fo:text-align="justify" style:justify-single-word="false"/>
      <style:text-properties style:font-name="Liberation Serif" fo:font-size="24pt" fo:font-weight="bold" officeooo:rsid="001570fe" officeooo:paragraph-rsid="001570fe" style:font-size-asian="24pt" style:font-weight-asian="bold" style:font-size-complex="24pt" style:font-weight-complex="bold"/>
    </style:style>
    <style:style style:name="P55" style:family="paragraph" style:parent-style-name="Standard">
      <style:paragraph-properties fo:text-align="justify" style:justify-single-word="false"/>
      <style:text-properties style:font-name="Liberation Serif" fo:font-size="12pt" fo:font-weight="normal" officeooo:rsid="001570fe" officeooo:paragraph-rsid="001570fe"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Liberation Serif" fo:font-size="12pt" fo:font-weight="normal" officeooo:rsid="0017c501" officeooo:paragraph-rsid="001570fe"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Liberation Serif" fo:font-size="12pt" fo:font-weight="normal" officeooo:rsid="0116f868" officeooo:paragraph-rsid="0116f868"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Liberation Serif" fo:font-size="12pt" style:font-size-asian="12pt" style:font-size-complex="12pt"/>
    </style:style>
    <style:style style:name="P59" style:family="paragraph" style:parent-style-name="Standard">
      <style:paragraph-properties fo:text-align="justify" style:justify-single-word="false"/>
      <style:text-properties style:font-name="Liberation Serif" fo:font-size="12pt" officeooo:paragraph-rsid="00f9b49d" style:font-size-asian="12pt" style:font-size-complex="12pt"/>
    </style:style>
    <style:style style:name="P60" style:family="paragraph" style:parent-style-name="Standard">
      <style:paragraph-properties fo:text-align="justify" style:justify-single-word="false"/>
      <style:text-properties style:font-name="Liberation Serif" fo:font-size="12pt" officeooo:rsid="01129b4c" officeooo:paragraph-rsid="01129b4c" style:font-size-asian="12pt" style:font-size-complex="12pt"/>
    </style:style>
    <style:style style:name="P61" style:family="paragraph" style:parent-style-name="Standard">
      <style:paragraph-properties fo:text-align="justify" style:justify-single-word="false"/>
      <style:text-properties style:font-name="Liberation Serif" fo:font-size="12pt" fo:font-weight="bold" officeooo:rsid="0116f868" officeooo:paragraph-rsid="0116f868" style:font-size-asian="12pt" style:font-weight-asian="bold" style:font-size-complex="12pt" style:font-weight-complex="bold"/>
    </style:style>
    <style:style style:name="P62" style:family="paragraph" style:parent-style-name="Standard">
      <style:paragraph-properties fo:text-align="justify" style:justify-single-word="false"/>
      <style:text-properties style:font-name="Liberation Serif" fo:font-size="12pt" fo:font-weight="bold" officeooo:paragraph-rsid="0114f20c"/>
    </style:style>
    <style:style style:name="P63" style:family="paragraph" style:parent-style-name="Standard">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64" style:family="paragraph" style:parent-style-name="Standard">
      <style:paragraph-properties fo:text-align="justify" style:justify-single-word="false"/>
      <style:text-properties style:font-name="Liberation Serif" fo:font-size="16pt" officeooo:rsid="00633d77" officeooo:paragraph-rsid="00633d77" style:font-size-asian="14pt" style:font-size-complex="16pt"/>
    </style:style>
    <style:style style:name="P65" style:family="paragraph" style:parent-style-name="Standard">
      <style:paragraph-properties fo:text-align="justify" style:justify-single-word="false"/>
      <style:text-properties style:font-name="Liberation Serif" fo:font-size="16pt" fo:font-style="normal" fo:font-weight="bold" officeooo:rsid="01116815" officeooo:paragraph-rsid="01116815" style:font-size-asian="14pt" style:font-style-asian="normal" style:font-weight-asian="bold" style:font-size-complex="16pt" style:font-style-complex="normal" style:font-weight-complex="bold"/>
    </style:style>
    <style:style style:name="P66" style:family="paragraph" style:parent-style-name="Standard">
      <style:paragraph-properties fo:text-align="justify" style:justify-single-word="false"/>
      <style:text-properties style:font-name="Liberation Serif" officeooo:paragraph-rsid="001570fe"/>
    </style:style>
    <style:style style:name="P67" style:family="paragraph" style:parent-style-name="Standard">
      <style:paragraph-properties fo:text-align="justify" style:justify-single-word="false"/>
      <style:text-properties style:font-name="Liberation Serif" officeooo:paragraph-rsid="008c351c"/>
    </style:style>
    <style:style style:name="P68" style:family="paragraph" style:parent-style-name="Standard">
      <style:paragraph-properties fo:text-align="justify" style:justify-single-word="false"/>
      <style:text-properties style:font-name="Liberation Serif" officeooo:paragraph-rsid="00e4cc0f"/>
    </style:style>
    <style:style style:name="P69" style:family="paragraph" style:parent-style-name="Standard">
      <style:paragraph-properties fo:text-align="justify" style:justify-single-word="false"/>
      <style:text-properties style:font-name="Liberation Serif" officeooo:paragraph-rsid="00e8ea56"/>
    </style:style>
    <style:style style:name="P70" style:family="paragraph" style:parent-style-name="Standard">
      <style:paragraph-properties fo:text-align="justify" style:justify-single-word="false"/>
      <style:text-properties style:font-name="Liberation Serif" officeooo:paragraph-rsid="00ecbd75"/>
    </style:style>
    <style:style style:name="P71" style:family="paragraph" style:parent-style-name="Standard">
      <style:paragraph-properties fo:text-align="justify" style:justify-single-word="false"/>
      <style:text-properties style:font-name="Liberation Serif" officeooo:paragraph-rsid="00f9b49d"/>
    </style:style>
    <style:style style:name="P72" style:family="paragraph" style:parent-style-name="Standard">
      <style:paragraph-properties fo:text-align="justify" style:justify-single-word="false"/>
      <style:text-properties style:font-name="Liberation Serif" officeooo:rsid="001a203f" officeooo:paragraph-rsid="001a203f"/>
    </style:style>
    <style:style style:name="P73" style:family="paragraph" style:parent-style-name="Standard">
      <style:paragraph-properties fo:text-align="justify" style:justify-single-word="false"/>
      <style:text-properties style:font-name="Liberation Serif" officeooo:rsid="00ecbd75" officeooo:paragraph-rsid="00ecbd75"/>
    </style:style>
    <style:style style:name="P74" style:family="paragraph" style:parent-style-name="Standard">
      <style:paragraph-properties fo:text-align="justify" style:justify-single-word="false"/>
      <style:text-properties style:font-name="Liberation Serif" fo:font-weight="bold" officeooo:rsid="00ecbd75" officeooo:paragraph-rsid="00ecbd75" style:font-weight-asian="bold" style:font-weight-complex="bold"/>
    </style:style>
    <style:style style:name="P75" style:family="paragraph" style:parent-style-name="Standard">
      <style:paragraph-properties fo:text-align="justify" style:justify-single-word="false"/>
      <style:text-properties style:font-name="Liberation Serif" fo:font-weight="bold" officeooo:rsid="01060869" officeooo:paragraph-rsid="01060869" style:font-weight-asian="bold" style:font-weight-complex="bold"/>
    </style:style>
    <style:style style:name="P76" style:family="paragraph" style:parent-style-name="Standard">
      <style:paragraph-properties fo:text-align="justify" style:justify-single-word="false"/>
      <style:text-properties style:font-name="Liberation Serif" fo:font-weight="bold" officeooo:paragraph-rsid="00f09423"/>
    </style:style>
    <style:style style:name="P77" style:family="paragraph" style:parent-style-name="Standard">
      <style:paragraph-properties fo:text-align="justify" style:justify-single-word="false"/>
      <style:text-properties style:font-name="Liberation Serif" officeooo:rsid="01060869" officeooo:paragraph-rsid="01060869"/>
    </style:style>
    <style:style style:name="P78" style:family="paragraph" style:parent-style-name="Standard">
      <style:paragraph-properties fo:text-align="justify" style:justify-single-word="false"/>
      <style:text-properties style:font-name="Liberation Serif" fo:font-style="normal" fo:font-weight="normal" officeooo:rsid="011021dd" officeooo:paragraph-rsid="011021dd"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fo:color="#000000" style:font-name="Liberation Serif" fo:font-size="16pt" fo:font-style="normal" fo:font-weight="bold" officeooo:paragraph-rsid="008c351c"/>
    </style:style>
    <style:style style:name="P80" style:family="paragraph" style:parent-style-name="Standard">
      <style:paragraph-properties fo:text-align="justify" style:justify-single-word="false"/>
      <style:text-properties fo:font-variant="normal" fo:text-transform="none" fo:color="#6a737d" style:font-name="Liberation Serif" fo:font-size="9.75pt" fo:letter-spacing="normal" fo:font-style="normal" fo:font-weight="normal" officeooo:paragraph-rsid="00e8ea56"/>
    </style:style>
    <style:style style:name="P81" style:family="paragraph" style:parent-style-name="Standard">
      <style:paragraph-properties fo:text-align="justify" style:justify-single-word="false"/>
      <style:text-properties fo:font-variant="normal" fo:text-transform="none" fo:color="#24292e" style:font-name="Liberation Serif" fo:font-size="12pt" fo:letter-spacing="normal" fo:font-style="normal" fo:font-weight="normal" officeooo:rsid="00ead2b7" officeooo:paragraph-rsid="00e8ea56" style:font-size-asian="12pt" style:font-style-asian="normal" style:font-size-complex="12pt" style:font-style-complex="normal"/>
    </style:style>
    <style:style style:name="P82" style:family="paragraph" style:parent-style-name="Standard">
      <style:paragraph-properties fo:text-align="justify" style:justify-single-word="false"/>
      <style:text-properties fo:font-variant="normal" fo:text-transform="none" fo:color="#24292e" style:font-name="Liberation Serif" fo:font-size="12pt" fo:letter-spacing="normal" fo:font-style="normal" fo:font-weight="normal" officeooo:rsid="00e8ea56" officeooo:paragraph-rsid="00e8ea56" style:font-size-asian="12pt" style:font-style-asian="normal" style:font-size-complex="12pt" style:font-style-complex="normal"/>
    </style:style>
    <style:style style:name="P83" style:family="paragraph" style:parent-style-name="Standard">
      <style:paragraph-properties fo:text-align="justify" style:justify-single-word="false"/>
      <style:text-properties fo:font-variant="normal" fo:text-transform="none" fo:color="#24292e" style:text-line-through-style="none" style:text-line-through-type="none" style:font-name="Liberation Serif" fo:font-size="12pt" fo:letter-spacing="normal" fo:font-style="italic" fo:font-weight="normal" officeooo:rsid="00e8ea56" officeooo:paragraph-rsid="00e8ea56" style:font-size-asian="12pt" style:font-style-asian="italic" style:font-weight-asian="normal" style:font-size-complex="12pt" style:font-style-complex="italic" style:font-weight-complex="normal"/>
    </style:style>
    <style:style style:name="P84" style:family="paragraph" style:parent-style-name="Standard">
      <style:paragraph-properties fo:text-align="justify" style:justify-single-word="false"/>
      <style:text-properties officeooo:paragraph-rsid="0100d2d4"/>
    </style:style>
    <style:style style:name="P85" style:family="paragraph" style:parent-style-name="Standard">
      <style:paragraph-properties fo:text-align="justify" style:justify-single-word="false"/>
      <style:text-properties officeooo:paragraph-rsid="0104b314"/>
    </style:style>
    <style:style style:name="P86" style:family="paragraph" style:parent-style-name="Standard">
      <style:paragraph-properties fo:text-align="justify" style:justify-single-word="false"/>
      <style:text-properties officeooo:paragraph-rsid="01100e0e"/>
    </style:style>
    <style:style style:name="P87" style:family="paragraph" style:parent-style-name="Standard">
      <style:paragraph-properties fo:text-align="justify" style:justify-single-word="false"/>
      <style:text-properties fo:font-style="normal" officeooo:paragraph-rsid="011021dd"/>
    </style:style>
    <style:style style:name="P88" style:family="paragraph" style:parent-style-name="Standard">
      <style:paragraph-properties fo:text-align="justify" style:justify-single-word="false"/>
      <style:text-properties fo:font-style="italic" officeooo:paragraph-rsid="0100d2d4" style:font-style-asian="italic" style:font-style-complex="italic"/>
    </style:style>
    <style:style style:name="P89" style:family="paragraph" style:parent-style-name="Standard">
      <style:text-properties fo:font-size="16pt" fo:font-weight="bold" officeooo:rsid="011dcf18" officeooo:paragraph-rsid="011dcf18" style:font-size-asian="14pt" style:font-weight-asian="bold" style:font-size-complex="16pt" style:font-weight-complex="bold"/>
    </style:style>
    <style:style style:name="P90" style:family="paragraph" style:parent-style-name="Table_20_Contents">
      <style:paragraph-properties fo:text-align="justify" style:justify-single-word="false"/>
      <style:text-properties style:font-name="Liberation Serif"/>
    </style:style>
    <style:style style:name="P91" style:family="paragraph" style:parent-style-name="Table_20_Contents">
      <style:paragraph-properties fo:text-align="justify" style:justify-single-word="false"/>
    </style:style>
    <style:style style:name="P92" style:family="paragraph" style:parent-style-name="Table_20_Heading">
      <style:paragraph-properties fo:text-align="justify" style:justify-single-word="false"/>
      <style:text-properties style:font-name="Liberation Serif" fo:font-weight="bold"/>
    </style:style>
    <style:style style:name="P93"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style:font-name="Liberation Serif" officeooo:paragraph-rsid="00d73bf8"/>
    </style:style>
    <style:style style:name="P94"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d2f36e" officeooo:paragraph-rsid="00d2f36e"/>
    </style:style>
    <style:style style:name="P95"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italic" fo:font-weight="normal" officeooo:rsid="00d2f36e" officeooo:paragraph-rsid="00d2f36e" style:font-style-asian="italic" style:font-style-complex="italic"/>
    </style:style>
    <style:style style:name="P96" style:family="paragraph" style:parent-style-name="Text_20_body">
      <style:paragraph-properties fo:text-align="justify" style:justify-single-word="false"/>
      <style:text-properties style:font-name="Liberation Serif" fo:font-style="italic" officeooo:rsid="00d77fb6" officeooo:paragraph-rsid="00e06553" style:font-style-asian="italic" style:font-style-complex="italic"/>
    </style:style>
    <style:style style:name="P97" style:family="paragraph" style:parent-style-name="Text_20_body">
      <style:paragraph-properties fo:text-align="justify" style:justify-single-word="false"/>
      <style:text-properties style:font-name="Liberation Serif" officeooo:rsid="00d9c75b" officeooo:paragraph-rsid="00d9c75b"/>
    </style:style>
    <style:style style:name="P98" style:family="paragraph" style:parent-style-name="Text_20_body">
      <style:paragraph-properties fo:text-align="justify" style:justify-single-word="false"/>
      <style:text-properties style:font-name="Liberation Serif" officeooo:paragraph-rsid="00e06553"/>
    </style:style>
    <style:style style:name="P99" style:family="paragraph" style:parent-style-name="Text_20_body">
      <style:paragraph-properties fo:text-align="justify" style:justify-single-word="false"/>
      <style:text-properties officeooo:paragraph-rsid="010e43e6" fo:background-color="#b2b2b2"/>
    </style:style>
    <style:style style:name="P100" style:family="paragraph" style:parent-style-name="Text_20_body">
      <style:paragraph-properties fo:text-align="justify" style:justify-single-word="false"/>
    </style:style>
    <style:style style:name="P101" style:family="paragraph" style:parent-style-name="Text_20_body">
      <style:paragraph-properties fo:text-align="justify" style:justify-single-word="false"/>
      <style:text-properties officeooo:paragraph-rsid="010e43e6"/>
    </style:style>
    <style:style style:name="P102" style:family="paragraph" style:parent-style-name="Standard" style:list-style-name="L1">
      <style:paragraph-properties fo:text-align="justify" style:justify-single-word="false"/>
      <style:text-properties style:font-name="Liberation Serif" fo:font-size="12pt" fo:font-weight="normal" officeooo:rsid="0017c501" officeooo:paragraph-rsid="0017c501" style:font-size-asian="10.5pt" style:font-weight-asian="normal" style:font-size-complex="12pt" style:font-weight-complex="normal"/>
    </style:style>
    <style:style style:name="P103" style:family="paragraph" style:parent-style-name="Standard" style:list-style-name="L2">
      <style:paragraph-properties fo:text-align="justify" style:justify-single-word="false"/>
      <style:text-properties style:font-name="Liberation Serif" officeooo:rsid="001a203f" officeooo:paragraph-rsid="001a203f"/>
    </style:style>
    <style:style style:name="P104" style:family="paragraph" style:parent-style-name="Standard" style:list-style-name="L2">
      <style:paragraph-properties fo:text-align="justify" style:justify-single-word="false"/>
      <style:text-properties style:font-name="Liberation Serif" officeooo:rsid="002ab26e" officeooo:paragraph-rsid="002ab26e"/>
    </style:style>
    <style:style style:name="P105" style:family="paragraph" style:parent-style-name="Standard" style:list-style-name="L2">
      <style:paragraph-properties fo:text-align="justify" style:justify-single-word="false"/>
      <style:text-properties style:font-name="Liberation Serif" officeooo:rsid="00366d88" officeooo:paragraph-rsid="00366d88"/>
    </style:style>
    <style:style style:name="P106" style:family="paragraph" style:parent-style-name="Standard" style:list-style-name="L2">
      <style:paragraph-properties fo:text-align="justify" style:justify-single-word="false"/>
      <style:text-properties style:font-name="Liberation Serif" officeooo:rsid="004e6c92" officeooo:paragraph-rsid="00515ad4"/>
    </style:style>
    <style:style style:name="P107" style:family="paragraph" style:parent-style-name="Standard" style:list-style-name="L2">
      <style:paragraph-properties fo:text-align="justify" style:justify-single-word="false"/>
      <style:text-properties style:font-name="Liberation Serif" officeooo:rsid="0052fc51" officeooo:paragraph-rsid="0052fc51"/>
    </style:style>
    <style:style style:name="P108"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33c0d0" officeooo:paragraph-rsid="0033c0d0" style:font-size-asian="10.5pt" style:font-weight-asian="normal" style:font-size-complex="12pt" style:font-weight-complex="normal"/>
    </style:style>
    <style:style style:name="P109"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45e424" officeooo:paragraph-rsid="00366d88" style:font-size-asian="10.5pt" style:font-weight-asian="normal" style:font-size-complex="12pt" style:font-weight-complex="normal"/>
    </style:style>
    <style:style style:name="P110"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45e424" officeooo:paragraph-rsid="006be12b" style:font-size-asian="10.5pt" style:font-weight-asian="normal" style:font-size-complex="12pt" style:font-weight-complex="normal"/>
    </style:style>
    <style:style style:name="P111"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585581" officeooo:paragraph-rsid="00366d88" style:font-size-asian="10.5pt" style:font-weight-asian="normal" style:font-size-complex="12pt" style:font-weight-complex="normal"/>
    </style:style>
    <style:style style:name="P112"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5b6556" officeooo:paragraph-rsid="00366d88" style:font-size-asian="10.5pt" style:font-weight-asian="normal" style:font-size-complex="12pt" style:font-weight-complex="normal"/>
    </style:style>
    <style:style style:name="P113"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6141ef" officeooo:paragraph-rsid="006141ef" style:font-size-asian="10.5pt" style:font-weight-asian="normal" style:font-size-complex="12pt" style:font-weight-complex="normal"/>
    </style:style>
    <style:style style:name="P114" style:family="paragraph" style:parent-style-name="Standard" style:list-style-name="L2">
      <style:paragraph-properties fo:text-align="justify" style:justify-single-word="false"/>
      <style:text-properties officeooo:rsid="00366d88" officeooo:paragraph-rsid="00366d88"/>
    </style:style>
    <style:style style:name="P115" style:family="paragraph" style:parent-style-name="Standard">
      <style:paragraph-properties fo:text-align="justify" style:justify-single-word="false"/>
      <style:text-properties fo:font-size="12pt" fo:font-weight="normal" officeooo:rsid="011e4be0" officeooo:paragraph-rsid="011e4be0" style:font-size-asian="10.5pt" style:font-weight-asian="normal" style:font-size-complex="12pt" style:font-weight-complex="normal"/>
    </style:style>
    <style:style style:name="P116" style:family="paragraph" style:parent-style-name="Standard">
      <style:paragraph-properties fo:text-align="justify" style:justify-single-word="false"/>
      <style:text-properties fo:font-size="12pt" fo:font-weight="normal" officeooo:rsid="0126dd0f" officeooo:paragraph-rsid="0126dd0f" style:font-size-asian="10.5pt" style:font-weight-asian="normal" style:font-size-complex="12pt" style:font-weight-complex="normal"/>
    </style:style>
    <style:style style:name="P117" style:family="paragraph" style:parent-style-name="Standard">
      <style:paragraph-properties fo:text-align="justify" style:justify-single-word="false"/>
      <style:text-properties fo:font-size="12pt" fo:font-weight="normal" officeooo:rsid="011dcf18" officeooo:paragraph-rsid="011dcf18" style:font-size-asian="10.5pt" style:font-weight-asian="normal" style:font-size-complex="12pt" style:font-weight-complex="normal"/>
    </style:style>
    <style:style style:name="P118" style:family="paragraph" style:parent-style-name="Standard">
      <style:paragraph-properties fo:text-align="justify" style:justify-single-word="false"/>
      <style:text-properties fo:font-size="12pt" fo:font-weight="normal" officeooo:rsid="01220bc4" officeooo:paragraph-rsid="01220bc4" style:font-size-asian="10.5pt" style:font-weight-asian="normal" style:font-size-complex="12pt" style:font-weight-complex="normal"/>
    </style:style>
    <style:style style:name="P119" style:family="paragraph" style:parent-style-name="Standard">
      <style:paragraph-properties fo:text-align="justify" style:justify-single-word="false"/>
      <style:text-properties fo:font-size="12pt" fo:font-weight="bold" officeooo:rsid="011dcf18" officeooo:paragraph-rsid="011dcf18" style:font-size-asian="10.5pt" style:font-weight-asian="bold" style:font-size-complex="12pt" style:font-weight-complex="bold"/>
    </style:style>
    <style:style style:name="P120" style:family="paragraph" style:parent-style-name="Standard">
      <style:paragraph-properties fo:text-align="justify" style:justify-single-word="false"/>
      <style:text-properties fo:font-size="12pt" fo:font-weight="bold" officeooo:rsid="011e4be0" officeooo:paragraph-rsid="011e4be0" style:font-size-asian="10.5pt" style:font-weight-asian="bold" style:font-size-complex="12pt" style:font-weight-complex="bold"/>
    </style:style>
    <style:style style:name="P121" style:family="paragraph" style:parent-style-name="Standard">
      <style:paragraph-properties fo:text-align="justify" style:justify-single-word="false"/>
      <style:text-properties fo:font-size="12pt" fo:font-weight="bold" officeooo:rsid="0126dd0f" officeooo:paragraph-rsid="0126dd0f" style:font-size-asian="10.5pt" style:font-weight-asian="bold" style:font-size-complex="12pt" style:font-weight-complex="bold"/>
    </style:style>
    <style:style style:name="P122" style:family="paragraph" style:parent-style-name="Standard">
      <style:paragraph-properties fo:text-align="justify" style:justify-single-word="false"/>
      <style:text-properties fo:font-size="12pt" fo:font-style="normal" fo:font-weight="normal" officeooo:rsid="01220bc4" officeooo:paragraph-rsid="01220bc4"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justify" style:justify-single-word="false"/>
      <style:text-properties fo:font-size="12pt" fo:font-style="normal" fo:font-weight="normal" officeooo:rsid="01234c12" officeooo:paragraph-rsid="01234c12"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justify" style:justify-single-word="false"/>
      <style:text-properties fo:font-size="12pt" fo:font-style="normal" fo:font-weight="bold" officeooo:rsid="012b365a" officeooo:paragraph-rsid="012cab5c" style:font-size-asian="10.5pt" style:font-style-asian="normal" style:font-weight-asian="bold" style:font-size-complex="12pt" style:font-style-complex="normal" style:font-weight-complex="bold"/>
    </style:style>
    <style:style style:name="P125" style:family="paragraph" style:parent-style-name="Standard">
      <style:paragraph-properties fo:text-align="justify" style:justify-single-word="false"/>
      <style:text-properties officeooo:paragraph-rsid="012e0f47"/>
    </style:style>
    <style:style style:name="P126" style:family="paragraph" style:parent-style-name="Standard">
      <style:text-properties fo:font-style="normal" officeooo:rsid="013b8393" officeooo:paragraph-rsid="013b8393" style:font-style-asian="normal" style:font-style-complex="normal"/>
    </style:style>
    <style:style style:name="P127" style:family="paragraph" style:parent-style-name="Standard">
      <style:text-properties officeooo:paragraph-rsid="013d3343"/>
    </style:style>
    <style:style style:name="P128" style:family="paragraph" style:parent-style-name="Standard">
      <style:text-properties officeooo:rsid="01413e1f" officeooo:paragraph-rsid="01413e1f"/>
    </style:style>
    <style:style style:name="T1" style:family="text">
      <style:text-properties fo:font-size="12pt" fo:font-weight="bold" officeooo:rsid="00c0b937" style:font-size-asian="10.5pt" style:font-weight-asian="bold" style:font-size-complex="12pt"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71146" style:font-size-asian="10.5pt" style:font-weight-asian="normal" style:font-size-complex="12pt" style:font-weight-complex="normal"/>
    </style:style>
    <style:style style:name="T4" style:family="text">
      <style:text-properties fo:font-size="12pt" fo:font-weight="normal" officeooo:rsid="0017c501" style:font-size-asian="10.5pt" style:font-weight-asian="normal" style:font-size-complex="12pt" style:font-weight-complex="normal"/>
    </style:style>
    <style:style style:name="T5" style:family="text">
      <style:text-properties fo:font-size="12pt" fo:font-weight="normal" officeooo:rsid="001bc1dd" style:font-size-asian="10.5pt" style:font-weight-asian="normal" style:font-size-complex="12pt" style:font-weight-complex="normal"/>
    </style:style>
    <style:style style:name="T6" style:family="text">
      <style:text-properties fo:font-size="12pt" fo:font-weight="normal" officeooo:rsid="001e6312" style:font-size-asian="10.5pt" style:font-weight-asian="normal" style:font-size-complex="12pt" style:font-weight-complex="normal"/>
    </style:style>
    <style:style style:name="T7" style:family="text">
      <style:text-properties fo:font-size="12pt" fo:font-weight="normal" officeooo:rsid="002664d0" style:font-size-asian="10.5pt" style:font-weight-asian="normal" style:font-size-complex="12pt" style:font-weight-complex="normal"/>
    </style:style>
    <style:style style:name="T8" style:family="text">
      <style:text-properties fo:font-size="12pt" fo:font-weight="normal" officeooo:rsid="00282c78" style:font-size-asian="10.5pt" style:font-weight-asian="normal" style:font-size-complex="12pt" style:font-weight-complex="normal"/>
    </style:style>
    <style:style style:name="T9" style:family="text">
      <style:text-properties fo:font-size="12pt" fo:font-weight="normal" officeooo:rsid="00297c0d" style:font-size-asian="10.5pt" style:font-weight-asian="normal" style:font-size-complex="12pt" style:font-weight-complex="normal"/>
    </style:style>
    <style:style style:name="T10" style:family="text">
      <style:text-properties fo:font-size="12pt" fo:font-weight="normal" officeooo:rsid="002a24f3" style:font-size-asian="10.5pt" style:font-weight-asian="normal" style:font-size-complex="12pt" style:font-weight-complex="normal"/>
    </style:style>
    <style:style style:name="T11" style:family="text">
      <style:text-properties fo:font-size="12pt" fo:font-weight="normal" officeooo:rsid="00470cbb" style:font-size-asian="10.5pt" style:font-weight-asian="normal" style:font-size-complex="12pt" style:font-weight-complex="normal"/>
    </style:style>
    <style:style style:name="T12" style:family="text">
      <style:text-properties fo:font-size="12pt" fo:font-weight="normal" officeooo:rsid="0073bdfe" style:font-size-asian="10.5pt" style:font-weight-asian="normal" style:font-size-complex="12pt" style:font-weight-complex="normal"/>
    </style:style>
    <style:style style:name="T13" style:family="text">
      <style:text-properties fo:font-size="12pt" fo:font-weight="normal" officeooo:rsid="00ab6b69" style:font-size-asian="10.5pt" style:font-weight-asian="normal" style:font-size-complex="12pt" style:font-weight-complex="normal"/>
    </style:style>
    <style:style style:name="T14" style:family="text">
      <style:text-properties fo:font-size="12pt" fo:font-weight="normal" officeooo:rsid="00ad34c8" style:font-size-asian="10.5pt" style:font-weight-asian="normal" style:font-size-complex="12pt" style:font-weight-complex="normal"/>
    </style:style>
    <style:style style:name="T15" style:family="text">
      <style:text-properties fo:font-size="12pt" fo:font-weight="normal" officeooo:rsid="00b413d9" style:font-size-asian="10.5pt" style:font-weight-asian="normal" style:font-size-complex="12pt" style:font-weight-complex="normal"/>
    </style:style>
    <style:style style:name="T16" style:family="text">
      <style:text-properties fo:font-size="12pt" fo:font-weight="normal" officeooo:rsid="00b5157b" style:font-size-asian="10.5pt" style:font-weight-asian="normal" style:font-size-complex="12pt" style:font-weight-complex="normal"/>
    </style:style>
    <style:style style:name="T17" style:family="text">
      <style:text-properties fo:font-size="12pt" fo:font-weight="normal" officeooo:rsid="00b689a6" style:font-size-asian="10.5pt" style:font-weight-asian="normal" style:font-size-complex="12pt" style:font-weight-complex="normal"/>
    </style:style>
    <style:style style:name="T18" style:family="text">
      <style:text-properties fo:font-size="12pt" fo:font-weight="normal" officeooo:rsid="00c1388b" style:font-size-asian="10.5pt" style:font-weight-asian="normal" style:font-size-complex="12pt" style:font-weight-complex="normal"/>
    </style:style>
    <style:style style:name="T19" style:family="text">
      <style:text-properties fo:font-size="12pt" fo:font-weight="normal" officeooo:rsid="00cc3ddb" style:font-size-asian="10.5pt" style:font-weight-asian="normal" style:font-size-complex="12pt" style:font-weight-complex="normal"/>
    </style:style>
    <style:style style:name="T20" style:family="text">
      <style:text-properties fo:font-size="12pt" fo:font-weight="normal" officeooo:rsid="00cf4250" style:font-size-asian="10.5pt" style:font-weight-asian="normal" style:font-size-complex="12pt" style:font-weight-complex="normal"/>
    </style:style>
    <style:style style:name="T21" style:family="text">
      <style:text-properties fo:font-size="12pt" style:font-size-asian="10.5pt" style:font-size-complex="12pt"/>
    </style:style>
    <style:style style:name="T22" style:family="text">
      <style:text-properties fo:font-size="12pt" officeooo:rsid="00aa2630" style:font-size-asian="10.5pt" style:font-size-complex="12pt"/>
    </style:style>
    <style:style style:name="T23" style:family="text">
      <style:text-properties fo:font-size="12pt" officeooo:rsid="00ab6b69" style:font-size-asian="10.5pt" style:font-size-complex="12pt"/>
    </style:style>
    <style:style style:name="T24" style:family="text">
      <style:text-properties fo:font-size="12pt" officeooo:rsid="00ad34c8" style:font-size-asian="10.5pt" style:font-size-complex="12pt"/>
    </style:style>
    <style:style style:name="T25" style:family="text">
      <style:text-properties fo:font-size="12pt" officeooo:rsid="00b70d50" style:font-size-asian="10.5pt" style:font-size-complex="12pt"/>
    </style:style>
    <style:style style:name="T26" style:family="text">
      <style:text-properties fo:font-size="12pt" officeooo:rsid="00c64cb5" style:font-size-asian="10.5pt" style:font-size-complex="12pt"/>
    </style:style>
    <style:style style:name="T27" style:family="text">
      <style:text-properties fo:font-size="12pt" fo:font-style="italic" fo:font-weight="normal" officeooo:rsid="00ad34c8" style:font-size-asian="10.5pt" style:font-style-asian="italic" style:font-weight-asian="normal" style:font-size-complex="12pt" style:font-style-complex="italic" style:font-weight-complex="normal"/>
    </style:style>
    <style:style style:name="T28" style:family="text">
      <style:text-properties fo:font-size="12pt" fo:font-style="italic" fo:font-weight="normal" officeooo:rsid="00b5157b" style:font-size-asian="10.5pt" style:font-style-asian="italic" style:font-weight-asian="normal" style:font-size-complex="12pt" style:font-style-complex="italic" style:font-weight-complex="normal"/>
    </style:style>
    <style:style style:name="T29" style:family="text">
      <style:text-properties fo:font-size="12pt" fo:font-style="italic" fo:font-weight="normal" officeooo:rsid="00b689a6" style:font-size-asian="10.5pt" style:font-style-asian="italic" style:font-weight-asian="normal" style:font-size-complex="12pt" style:font-style-complex="italic" style:font-weight-complex="normal"/>
    </style:style>
    <style:style style:name="T30" style:family="text">
      <style:text-properties fo:font-size="12pt" fo:font-style="italic" fo:font-weight="normal" officeooo:rsid="00171146" style:font-size-asian="10.5pt" style:font-style-asian="italic" style:font-weight-asian="normal" style:font-size-complex="12pt" style:font-style-complex="italic" style:font-weight-complex="normal"/>
    </style:style>
    <style:style style:name="T31" style:family="text">
      <style:text-properties fo:font-size="12pt" fo:font-style="italic" fo:font-weight="normal" officeooo:rsid="001bc1dd" style:font-size-asian="10.5pt" style:font-style-asian="italic" style:font-weight-asian="normal" style:font-size-complex="12pt" style:font-style-complex="italic" style:font-weight-complex="normal"/>
    </style:style>
    <style:style style:name="T32" style:family="text">
      <style:text-properties fo:font-size="12pt" fo:font-style="italic" fo:font-weight="normal" officeooo:rsid="002a24f3" style:font-size-asian="10.5pt" style:font-style-asian="italic" style:font-weight-asian="normal" style:font-size-complex="12pt" style:font-style-complex="italic" style:font-weight-complex="normal"/>
    </style:style>
    <style:style style:name="T33" style:family="text">
      <style:text-properties fo:font-size="12pt" fo:font-style="italic" fo:font-weight="normal" officeooo:rsid="00297c0d" style:font-size-asian="10.5pt" style:font-style-asian="italic" style:font-weight-asian="normal" style:font-size-complex="12pt" style:font-style-complex="italic" style:font-weight-complex="normal"/>
    </style:style>
    <style:style style:name="T34" style:family="text">
      <style:text-properties fo:font-size="12pt" fo:font-style="italic" fo:font-weight="normal" officeooo:rsid="00cc3ddb" style:font-size-asian="10.5pt" style:font-style-asian="italic" style:font-weight-asian="normal" style:font-size-complex="12pt" style:font-style-complex="italic" style:font-weight-complex="normal"/>
    </style:style>
    <style:style style:name="T35" style:family="text">
      <style:text-properties fo:font-size="12pt" fo:font-style="italic" fo:font-weight="normal" officeooo:rsid="012b365a" style:font-size-asian="10.5pt" style:font-style-asian="italic" style:font-weight-asian="normal" style:font-size-complex="12pt" style:font-style-complex="italic" style:font-weight-complex="normal"/>
    </style:style>
    <style:style style:name="T36" style:family="text">
      <style:text-properties fo:font-size="12pt" fo:font-style="italic" fo:font-weight="normal" officeooo:rsid="0135ca5b" style:font-size-asian="10.5pt" style:font-style-asian="italic" style:font-weight-asian="normal" style:font-size-complex="12pt" style:font-style-complex="italic" style:font-weight-complex="normal"/>
    </style:style>
    <style:style style:name="T37" style:family="text">
      <style:text-properties fo:font-size="12pt" fo:font-style="italic" fo:font-weight="normal" officeooo:rsid="01375868" style:font-size-asian="10.5pt" style:font-style-asian="italic" style:font-weight-asian="normal" style:font-size-complex="12pt" style:font-style-complex="italic" style:font-weight-complex="normal"/>
    </style:style>
    <style:style style:name="T38" style:family="text">
      <style:text-properties fo:font-size="12pt" fo:font-style="italic" fo:font-weight="normal" officeooo:rsid="01342285" style:font-size-asian="10.5pt" style:font-style-asian="italic" style:font-weight-asian="normal" style:font-size-complex="12pt" style:font-style-complex="italic" style:font-weight-complex="normal"/>
    </style:style>
    <style:style style:name="T39" style:family="text">
      <style:text-properties fo:font-size="12pt" fo:font-style="italic" fo:font-weight="normal" officeooo:rsid="01393cdc" style:font-size-asian="10.5pt" style:font-style-asian="italic" style:font-weight-asian="normal" style:font-size-complex="12pt" style:font-style-complex="italic" style:font-weight-complex="normal"/>
    </style:style>
    <style:style style:name="T40" style:family="text">
      <style:text-properties fo:font-size="12pt" fo:font-style="italic" fo:font-weight="normal" officeooo:rsid="0139f1f6" style:font-size-asian="10.5pt" style:font-style-asian="italic" style:font-weight-asian="normal" style:font-size-complex="12pt" style:font-style-complex="italic" style:font-weight-complex="normal"/>
    </style:style>
    <style:style style:name="T41" style:family="text">
      <style:text-properties fo:font-size="12pt" fo:font-style="italic" officeooo:rsid="00b413d9" style:font-size-asian="10.5pt" style:font-style-asian="italic" style:font-size-complex="12pt" style:font-style-complex="italic"/>
    </style:style>
    <style:style style:name="T42" style:family="text">
      <style:text-properties fo:font-size="12pt" style:font-size-asian="12pt" style:font-size-complex="12pt"/>
    </style:style>
    <style:style style:name="T43" style:family="text">
      <style:text-properties fo:font-size="12pt" officeooo:rsid="00f69604" style:font-name-asian="NSimSun1" style:font-size-asian="12pt" style:font-name-complex="Liberation Mono" style:font-size-complex="12pt"/>
    </style:style>
    <style:style style:name="T44" style:family="text">
      <style:text-properties fo:font-size="12pt" fo:font-style="normal" fo:font-weight="normal" officeooo:rsid="0129106e"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12b365a"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12cab5c"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1342285"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135ca5b" style:font-size-asian="10.5pt" style:font-style-asian="normal" style:font-weight-asian="normal" style:font-size-complex="12pt" style:font-style-complex="normal" style:font-weight-complex="normal"/>
    </style:style>
    <style:style style:name="T49" style:family="text">
      <style:text-properties fo:font-size="12pt" fo:font-style="normal" fo:font-weight="normal" officeooo:rsid="01375868" style:font-size-asian="10.5pt" style:font-style-asian="normal" style:font-weight-asian="normal" style:font-size-complex="12pt" style:font-style-complex="normal" style:font-weight-complex="normal"/>
    </style:style>
    <style:style style:name="T50" style:family="text">
      <style:text-properties fo:font-size="12pt" fo:font-style="normal" fo:font-weight="normal" officeooo:rsid="01393cdc" style:font-size-asian="10.5pt" style:font-style-asian="normal" style:font-weight-asian="normal" style:font-size-complex="12pt" style:font-style-complex="normal" style:font-weight-complex="normal"/>
    </style:style>
    <style:style style:name="T51" style:family="text">
      <style:text-properties fo:font-size="12pt" fo:font-style="normal" fo:font-weight="normal" officeooo:rsid="0139f1f6" style:font-size-asian="10.5pt" style:font-style-asian="normal" style:font-weight-asian="normal" style:font-size-complex="12pt" style:font-style-complex="normal" style:font-weight-complex="normal"/>
    </style:style>
    <style:style style:name="T52" style:family="text">
      <style:text-properties style:text-line-through-style="none" style:text-line-through-type="none" fo:font-size="12pt" fo:font-weight="normal" style:font-size-asian="10.5pt" style:font-weight-asian="normal" style:font-size-complex="12pt" style:font-weight-complex="normal"/>
    </style:style>
    <style:style style:name="T53" style:family="text">
      <style:text-properties style:text-line-through-style="none" style:text-line-through-type="none" fo:font-size="12pt" fo:font-weight="normal" officeooo:rsid="00297c0d" style:font-size-asian="10.5pt" style:font-weight-asian="normal" style:font-size-complex="12pt" style:font-weight-complex="normal"/>
    </style:style>
    <style:style style:name="T54" style:family="text">
      <style:text-properties style:text-line-through-style="none" style:text-line-through-type="none" fo:font-size="12pt" fo:font-weight="normal" officeooo:rsid="002de2f3" style:font-size-asian="10.5pt" style:font-weight-asian="normal" style:font-size-complex="12pt" style:font-weight-complex="normal"/>
    </style:style>
    <style:style style:name="T55" style:family="text">
      <style:text-properties style:text-line-through-style="none" style:text-line-through-type="none" fo:font-size="12pt" fo:font-weight="normal" officeooo:rsid="002fd721" style:font-size-asian="10.5pt" style:font-weight-asian="normal" style:font-size-complex="12pt" style:font-weight-complex="normal"/>
    </style:style>
    <style:style style:name="T56" style:family="text">
      <style:text-properties style:text-line-through-style="none" style:text-line-through-type="none" fo:font-size="12pt" fo:font-weight="normal" officeooo:rsid="00307050" style:font-size-asian="10.5pt" style:font-weight-asian="normal" style:font-size-complex="12pt" style:font-weight-complex="normal"/>
    </style:style>
    <style:style style:name="T57" style:family="text">
      <style:text-properties style:text-line-through-style="none" style:text-line-through-type="none" fo:font-size="12pt" fo:font-weight="normal" officeooo:rsid="003802e0" style:font-size-asian="10.5pt" style:font-weight-asian="normal" style:font-size-complex="12pt" style:font-weight-complex="normal"/>
    </style:style>
    <style:style style:name="T58" style:family="text">
      <style:text-properties style:text-line-through-style="none" style:text-line-through-type="none" fo:font-size="12pt" fo:font-weight="normal" officeooo:rsid="0039a5bf" style:font-size-asian="10.5pt" style:font-weight-asian="normal" style:font-size-complex="12pt" style:font-weight-complex="normal"/>
    </style:style>
    <style:style style:name="T59" style:family="text">
      <style:text-properties style:text-line-through-style="none" style:text-line-through-type="none" fo:font-size="12pt" fo:font-weight="normal" officeooo:rsid="003ae4c2" style:font-size-asian="10.5pt" style:font-weight-asian="normal" style:font-size-complex="12pt" style:font-weight-complex="normal"/>
    </style:style>
    <style:style style:name="T60" style:family="text">
      <style:text-properties style:text-line-through-style="none" style:text-line-through-type="none" fo:font-size="12pt" fo:font-weight="normal" officeooo:rsid="003eb474" style:font-size-asian="10.5pt" style:font-weight-asian="normal" style:font-size-complex="12pt" style:font-weight-complex="normal"/>
    </style:style>
    <style:style style:name="T61" style:family="text">
      <style:text-properties style:text-line-through-style="none" style:text-line-through-type="none" fo:font-size="12pt" fo:font-weight="normal" officeooo:rsid="00407196" style:font-size-asian="10.5pt" style:font-weight-asian="normal" style:font-size-complex="12pt" style:font-weight-complex="normal"/>
    </style:style>
    <style:style style:name="T62" style:family="text">
      <style:text-properties style:text-line-through-style="none" style:text-line-through-type="none" fo:font-size="12pt" fo:font-weight="normal" officeooo:rsid="0041c583" style:font-size-asian="10.5pt" style:font-weight-asian="normal" style:font-size-complex="12pt" style:font-weight-complex="normal"/>
    </style:style>
    <style:style style:name="T63" style:family="text">
      <style:text-properties style:text-line-through-style="none" style:text-line-through-type="none" fo:font-size="12pt" fo:font-weight="normal" officeooo:rsid="0042404d" style:font-size-asian="10.5pt" style:font-weight-asian="normal" style:font-size-complex="12pt" style:font-weight-complex="normal"/>
    </style:style>
    <style:style style:name="T64" style:family="text">
      <style:text-properties style:text-line-through-style="none" style:text-line-through-type="none" fo:font-size="12pt" fo:font-weight="normal" officeooo:rsid="00442939" style:font-size-asian="10.5pt" style:font-weight-asian="normal" style:font-size-complex="12pt" style:font-weight-complex="normal"/>
    </style:style>
    <style:style style:name="T65" style:family="text">
      <style:text-properties style:text-line-through-style="none" style:text-line-through-type="none" fo:font-size="12pt" fo:font-weight="normal" officeooo:rsid="00442a39" style:font-size-asian="10.5pt" style:font-weight-asian="normal" style:font-size-complex="12pt" style:font-weight-complex="normal"/>
    </style:style>
    <style:style style:name="T66" style:family="text">
      <style:text-properties style:text-line-through-style="none" style:text-line-through-type="none" fo:font-size="12pt" fo:font-weight="normal" officeooo:rsid="004441db" style:font-size-asian="10.5pt" style:font-weight-asian="normal" style:font-size-complex="12pt" style:font-weight-complex="normal"/>
    </style:style>
    <style:style style:name="T67" style:family="text">
      <style:text-properties style:text-line-through-style="none" style:text-line-through-type="none" fo:font-size="12pt" fo:font-weight="normal" officeooo:rsid="00444f76" style:font-size-asian="10.5pt" style:font-weight-asian="normal" style:font-size-complex="12pt" style:font-weight-complex="normal"/>
    </style:style>
    <style:style style:name="T68" style:family="text">
      <style:text-properties style:text-line-through-style="none" style:text-line-through-type="none" fo:font-size="12pt" fo:font-weight="normal" officeooo:rsid="00470cbb" style:font-size-asian="10.5pt" style:font-weight-asian="normal" style:font-size-complex="12pt" style:font-weight-complex="normal"/>
    </style:style>
    <style:style style:name="T69" style:family="text">
      <style:text-properties style:text-line-through-style="none" style:text-line-through-type="none" fo:font-size="12pt" fo:font-weight="normal" officeooo:rsid="0048dcf2" style:font-size-asian="10.5pt" style:font-weight-asian="normal" style:font-size-complex="12pt" style:font-weight-complex="normal"/>
    </style:style>
    <style:style style:name="T70" style:family="text">
      <style:text-properties style:text-line-through-style="none" style:text-line-through-type="none" fo:font-size="12pt" fo:font-weight="normal" officeooo:rsid="0048e342" style:font-size-asian="10.5pt" style:font-weight-asian="normal" style:font-size-complex="12pt" style:font-weight-complex="normal"/>
    </style:style>
    <style:style style:name="T71" style:family="text">
      <style:text-properties style:text-line-through-style="none" style:text-line-through-type="none" fo:font-size="12pt" fo:font-weight="normal" officeooo:rsid="004b36b1" style:font-size-asian="10.5pt" style:font-weight-asian="normal" style:font-size-complex="12pt" style:font-weight-complex="normal"/>
    </style:style>
    <style:style style:name="T72" style:family="text">
      <style:text-properties style:text-line-through-style="none" style:text-line-through-type="none" fo:font-size="12pt" fo:font-weight="normal" officeooo:rsid="004d0610" style:font-size-asian="10.5pt" style:font-weight-asian="normal" style:font-size-complex="12pt" style:font-weight-complex="normal"/>
    </style:style>
    <style:style style:name="T73" style:family="text">
      <style:text-properties style:text-line-through-style="none" style:text-line-through-type="none" fo:font-size="12pt" fo:font-weight="normal" officeooo:rsid="004eb60f" style:font-size-asian="10.5pt" style:font-weight-asian="normal" style:font-size-complex="12pt" style:font-weight-complex="normal"/>
    </style:style>
    <style:style style:name="T74" style:family="text">
      <style:text-properties style:text-line-through-style="none" style:text-line-through-type="none" fo:font-size="12pt" fo:font-weight="normal" officeooo:rsid="004f0b9c" style:font-size-asian="10.5pt" style:font-weight-asian="normal" style:font-size-complex="12pt" style:font-weight-complex="normal"/>
    </style:style>
    <style:style style:name="T75" style:family="text">
      <style:text-properties style:text-line-through-style="none" style:text-line-through-type="none" fo:font-size="12pt" fo:font-weight="normal" officeooo:rsid="00515ad4" style:font-size-asian="10.5pt" style:font-weight-asian="normal" style:font-size-complex="12pt" style:font-weight-complex="normal"/>
    </style:style>
    <style:style style:name="T76" style:family="text">
      <style:text-properties style:text-line-through-style="none" style:text-line-through-type="none" fo:font-size="12pt" fo:font-weight="normal" officeooo:rsid="0052d08e" style:font-size-asian="10.5pt" style:font-weight-asian="normal" style:font-size-complex="12pt" style:font-weight-complex="normal"/>
    </style:style>
    <style:style style:name="T77" style:family="text">
      <style:text-properties style:text-line-through-style="none" style:text-line-through-type="none" fo:font-size="12pt" fo:font-weight="normal" officeooo:rsid="00aa2630" style:font-size-asian="10.5pt" style:font-weight-asian="normal" style:font-size-complex="12pt" style:font-weight-complex="normal"/>
    </style:style>
    <style:style style:name="T78" style:family="text">
      <style:text-properties style:text-line-through-style="none" style:text-line-through-type="none" fo:font-size="12pt" fo:font-weight="normal" officeooo:rsid="00a83baf" style:font-size-asian="10.5pt" style:font-weight-asian="normal" style:font-size-complex="12pt" style:font-weight-complex="normal"/>
    </style:style>
    <style:style style:name="T79" style:family="text">
      <style:text-properties style:text-line-through-style="none" style:text-line-through-type="none" fo:font-size="12pt" fo:font-weight="normal" officeooo:rsid="00a95aef" style:font-size-asian="10.5pt" style:font-weight-asian="normal" style:font-size-complex="12pt" style:font-weight-complex="normal"/>
    </style:style>
    <style:style style:name="T80" style:family="text">
      <style:text-properties style:text-line-through-style="none" style:text-line-through-type="none" fo:font-size="12pt" fo:font-weight="normal" officeooo:rsid="00b7d511" style:font-size-asian="10.5pt" style:font-weight-asian="normal" style:font-size-complex="12pt" style:font-weight-complex="normal"/>
    </style:style>
    <style:style style:name="T81" style:family="text">
      <style:text-properties style:text-line-through-style="none" style:text-line-through-type="none" fo:font-size="12pt" fo:font-weight="normal" officeooo:rsid="00e1f3a0" style:font-size-asian="10.5pt" style:font-weight-asian="normal" style:font-size-complex="12pt" style:font-weight-complex="normal"/>
    </style:style>
    <style:style style:name="T82" style:family="text">
      <style:text-properties style:text-line-through-style="none" style:text-line-through-type="none" fo:font-size="12pt" fo:font-weight="normal" officeooo:rsid="00e30175" style:font-size-asian="10.5pt" style:font-weight-asian="normal" style:font-size-complex="12pt" style:font-weight-complex="normal"/>
    </style:style>
    <style:style style:name="T83" style:family="text">
      <style:text-properties style:text-line-through-style="none" style:text-line-through-type="none" fo:font-size="12pt" fo:font-weight="bold" officeooo:rsid="008c351c" style:font-size-asian="12pt" style:font-weight-asian="bold" style:font-size-complex="12pt" style:font-weight-complex="bold"/>
    </style:style>
    <style:style style:name="T84" style:family="text">
      <style:text-properties style:text-line-through-style="none" style:text-line-through-type="none" fo:font-size="12pt" fo:font-weight="bold" officeooo:rsid="00a83baf" style:font-size-asian="10.5pt" style:font-weight-asian="bold" style:font-size-complex="12pt" style:font-weight-complex="bold"/>
    </style:style>
    <style:style style:name="T85" style:family="text">
      <style:text-properties style:text-line-through-style="none" style:text-line-through-type="none" fo:font-size="12pt" fo:font-weight="bold" officeooo:rsid="00aa2630" style:font-size-asian="10.5pt" style:font-weight-asian="bold" style:font-size-complex="12pt" style:font-weight-complex="bold"/>
    </style:style>
    <style:style style:name="T86" style:family="text">
      <style:text-properties style:text-line-through-style="none" style:text-line-through-type="none" fo:font-size="12pt" fo:font-weight="bold" officeooo:rsid="00e1f3a0" style:font-size-asian="10.5pt" style:font-weight-asian="bold" style:font-size-complex="12pt" style:font-weight-complex="bold"/>
    </style:style>
    <style:style style:name="T87" style:family="text">
      <style:text-properties style:text-line-through-style="none" style:text-line-through-type="none" fo:font-size="12pt" fo:font-style="italic" fo:font-weight="normal" officeooo:rsid="00a83baf" style:font-size-asian="10.5pt" style:font-style-asian="italic" style:font-weight-asian="normal" style:font-size-complex="12pt" style:font-style-complex="italic" style:font-weight-complex="normal"/>
    </style:style>
    <style:style style:name="T88" style:family="text">
      <style:text-properties style:text-line-through-style="none" style:text-line-through-type="none" fo:font-size="12pt" fo:font-style="italic" fo:font-weight="normal" officeooo:rsid="00aa2630" style:font-size-asian="10.5pt" style:font-style-asian="italic" style:font-weight-asian="normal" style:font-size-complex="12pt" style:font-style-complex="italic" style:font-weight-complex="normal"/>
    </style:style>
    <style:style style:name="T89" style:family="text">
      <style:text-properties style:text-line-through-style="none" style:text-line-through-type="none" fo:font-size="12pt" fo:font-style="italic" fo:font-weight="normal" officeooo:rsid="002de2f3" style:font-size-asian="10.5pt" style:font-style-asian="italic" style:font-weight-asian="normal" style:font-size-complex="12pt" style:font-style-complex="italic" style:font-weight-complex="normal"/>
    </style:style>
    <style:style style:name="T90" style:family="text">
      <style:text-properties style:text-line-through-style="none" style:text-line-through-type="none" fo:font-size="12pt" fo:font-style="italic" fo:font-weight="normal" officeooo:rsid="00c47c5c" style:font-size-asian="10.5pt" style:font-style-asian="italic" style:font-weight-asian="normal" style:font-size-complex="12pt" style:font-style-complex="italic" style:font-weight-complex="normal"/>
    </style:style>
    <style:style style:name="T91" style:family="text">
      <style:text-properties style:text-line-through-style="none" style:text-line-through-type="none" fo:font-size="12pt" fo:font-style="italic" fo:font-weight="normal" officeooo:rsid="00685ee6" style:font-size-asian="10.5pt" style:font-style-asian="italic" style:font-weight-asian="normal" style:font-size-complex="12pt" style:font-style-complex="italic" style:font-weight-complex="normal"/>
    </style:style>
    <style:style style:name="T92" style:family="text">
      <style:text-properties style:text-line-through-style="none" style:text-line-through-type="none" fo:font-size="12pt" fo:font-style="italic" fo:font-weight="normal" officeooo:rsid="0042404d" style:font-size-asian="10.5pt" style:font-style-asian="italic" style:font-weight-asian="normal" style:font-size-complex="12pt" style:font-style-complex="italic" style:font-weight-complex="normal"/>
    </style:style>
    <style:style style:name="T93" style:family="text">
      <style:text-properties style:text-line-through-style="none" style:text-line-through-type="none" fo:font-size="12pt" fo:font-style="italic" fo:font-weight="normal" officeooo:rsid="00442a39" style:font-size-asian="10.5pt" style:font-style-asian="italic" style:font-weight-asian="normal" style:font-size-complex="12pt" style:font-style-complex="italic" style:font-weight-complex="normal"/>
    </style:style>
    <style:style style:name="T94" style:family="text">
      <style:text-properties style:text-line-through-style="none" style:text-line-through-type="none" fo:font-size="12pt" fo:font-style="italic" fo:font-weight="normal" officeooo:rsid="0048dcf2" style:font-size-asian="10.5pt" style:font-style-asian="italic" style:font-weight-asian="normal" style:font-size-complex="12pt" style:font-style-complex="italic" style:font-weight-complex="normal"/>
    </style:style>
    <style:style style:name="T95" style:family="text">
      <style:text-properties style:text-line-through-style="none" style:text-line-through-type="none" fo:font-size="12pt" fo:font-style="italic" fo:font-weight="normal" officeooo:rsid="004d0610" style:font-size-asian="10.5pt" style:font-style-asian="italic" style:font-weight-asian="normal" style:font-size-complex="12pt" style:font-style-complex="italic" style:font-weight-complex="normal"/>
    </style:style>
    <style:style style:name="T96" style:family="text">
      <style:text-properties style:text-line-through-style="none" style:text-line-through-type="none" fo:font-size="12pt" fo:font-style="italic" fo:font-weight="normal" officeooo:rsid="00e30175" style:font-size-asian="10.5pt" style:font-style-asian="italic" style:font-weight-asian="normal" style:font-size-complex="12pt" style:font-style-complex="italic" style:font-weight-complex="normal"/>
    </style:style>
    <style:style style:name="T97" style:family="text">
      <style:text-properties style:text-line-through-style="none" style:text-line-through-type="none" fo:font-size="12pt" fo:font-style="italic" fo:font-weight="normal" officeooo:rsid="00ecbd75" style:font-size-asian="10.5pt" style:font-style-asian="italic" style:font-weight-asian="normal" style:font-size-complex="12pt" style:font-style-complex="italic" style:font-weight-complex="normal"/>
    </style:style>
    <style:style style:name="T98" style:family="text">
      <style:text-properties style:text-line-through-style="none" style:text-line-through-type="none" fo:font-size="12pt" style:text-underline-style="none" fo:font-weight="normal" officeooo:rsid="00cf4250" style:font-size-asian="10.5pt" style:font-style-asian="normal" style:font-weight-asian="normal" style:font-size-complex="12pt" style:font-style-complex="normal" style:font-weight-complex="normal"/>
    </style:style>
    <style:style style:name="T99" style:family="text">
      <style:text-properties style:text-line-through-style="none" style:text-line-through-type="none" fo:font-size="12pt" style:text-underline-style="none" fo:font-weight="normal" officeooo:rsid="00cfd7e2" style:font-size-asian="10.5pt" style:font-style-asian="normal" style:font-weight-asian="normal" style:font-size-complex="12pt" style:font-style-complex="normal" style:font-weight-complex="normal"/>
    </style:style>
    <style:style style:name="T100" style:family="text">
      <style:text-properties style:text-line-through-style="none" style:text-line-through-type="none" fo:font-size="12pt" fo:font-style="normal" fo:font-weight="normal" officeooo:rsid="00e30175" style:font-size-asian="10.5pt" style:font-style-asian="normal" style:font-weight-asian="normal" style:font-size-complex="12pt" style:font-style-complex="normal" style:font-weight-complex="normal"/>
    </style:style>
    <style:style style:name="T101" style:family="text">
      <style:text-properties style:text-line-through-style="none" style:text-line-through-type="none" fo:font-size="12pt" fo:font-style="normal" fo:font-weight="normal" officeooo:rsid="00e4cc0f" style:font-size-asian="10.5pt" style:font-style-asian="normal" style:font-weight-asian="normal" style:font-size-complex="12pt" style:font-style-complex="normal" style:font-weight-complex="normal"/>
    </style:style>
    <style:style style:name="T102" style:family="text">
      <style:text-properties style:text-line-through-style="none" style:text-line-through-type="none" fo:font-size="12pt" fo:font-style="normal" fo:font-weight="normal" officeooo:rsid="00ecbd75" style:font-size-asian="10.5pt" style:font-style-asian="normal" style:font-weight-asian="normal" style:font-size-complex="12pt" style:font-style-complex="normal" style:font-weight-complex="normal"/>
    </style:style>
    <style:style style:name="T103" style:family="text">
      <style:text-properties style:text-line-through-style="none" style:text-line-through-type="none" fo:font-size="12pt" fo:font-style="normal" fo:font-weight="normal" officeooo:rsid="00f7ccb2" style:font-size-asian="10.5pt" style:font-style-asian="normal" style:font-weight-asian="normal" style:font-size-complex="12pt" style:font-style-complex="normal" style:font-weight-complex="normal"/>
    </style:style>
    <style:style style:name="T104" style:family="text">
      <style:text-properties style:text-line-through-style="none" style:text-line-through-type="none" fo:font-size="12pt" fo:font-style="normal" fo:font-weight="normal" officeooo:rsid="00f9b49d" style:font-size-asian="10.5pt" style:font-style-asian="normal" style:font-weight-asian="normal" style:font-size-complex="12pt" style:font-style-complex="normal" style:font-weight-complex="normal"/>
    </style:style>
    <style:style style:name="T105" style:family="text">
      <style:text-properties style:text-line-through-style="none" style:text-line-through-type="none" style:font-name="Liberation Serif" fo:font-size="12pt" fo:font-weight="normal" officeooo:rsid="003bfd05" style:font-size-asian="10.5pt" style:font-weight-asian="normal" style:font-size-complex="12pt" style:font-weight-complex="normal"/>
    </style:style>
    <style:style style:name="T106" style:family="text">
      <style:text-properties style:text-line-through-style="none" style:text-line-through-type="none" style:font-name="Liberation Serif" fo:font-size="12pt" fo:font-weight="normal" officeooo:rsid="003c8dfc" style:font-size-asian="10.5pt" style:font-weight-asian="normal" style:font-size-complex="12pt" style:font-weight-complex="normal"/>
    </style:style>
    <style:style style:name="T107" style:family="text">
      <style:text-properties style:text-line-through-style="none" style:text-line-through-type="none" style:font-name="Liberation Serif" fo:font-size="12pt" fo:font-weight="normal" officeooo:rsid="00461309" style:font-size-asian="10.5pt" style:font-weight-asian="normal" style:font-size-complex="12pt" style:font-weight-complex="normal"/>
    </style:style>
    <style:style style:name="T108" style:family="text">
      <style:text-properties style:text-line-through-style="none" style:text-line-through-type="none" style:font-name="Liberation Serif" fo:font-size="12pt" fo:font-style="normal" fo:font-weight="normal" officeooo:rsid="00fc29c8" style:font-size-asian="10.5pt" style:font-style-asian="normal" style:font-weight-asian="normal" style:font-size-complex="12pt" style:font-style-complex="normal" style:font-weight-complex="normal"/>
    </style:style>
    <style:style style:name="T109" style:family="text">
      <style:text-properties style:text-line-through-style="none" style:text-line-through-type="none" style:font-name="Liberation Serif" fo:font-size="12pt" fo:font-style="normal" fo:font-weight="bold" officeooo:rsid="00fc29c8" style:font-size-asian="10.5pt" style:font-style-asian="normal" style:font-weight-asian="bold" style:font-size-complex="12pt" style:font-style-complex="normal" style:font-weight-complex="bold"/>
    </style:style>
    <style:style style:name="T110" style:family="text">
      <style:text-properties style:text-line-through-style="none" style:text-line-through-type="none" style:font-name="Liberation Serif" fo:font-size="12pt" fo:font-style="italic" fo:font-weight="normal" officeooo:rsid="00fc29c8" style:font-size-asian="10.5pt" style:font-style-asian="italic" style:font-weight-asian="normal" style:font-size-complex="12pt" style:font-style-complex="italic" style:font-weight-complex="normal"/>
    </style:style>
    <style:style style:name="T111" style:family="text">
      <style:text-properties officeooo:rsid="00564761"/>
    </style:style>
    <style:style style:name="T112" style:family="text">
      <style:text-properties officeooo:rsid="005e5050"/>
    </style:style>
    <style:style style:name="T113" style:family="text">
      <style:text-properties fo:font-weight="bold" style:font-weight-asian="bold" style:font-weight-complex="bold"/>
    </style:style>
    <style:style style:name="T114" style:family="text">
      <style:text-properties fo:font-weight="bold" officeooo:rsid="001570fe" style:font-weight-asian="bold" style:font-weight-complex="bold"/>
    </style:style>
    <style:style style:name="T115" style:family="text">
      <style:text-properties fo:font-weight="bold" officeooo:rsid="0094a44f" style:font-weight-asian="bold" style:font-weight-complex="bold"/>
    </style:style>
    <style:style style:name="T116" style:family="text">
      <style:text-properties fo:font-weight="bold" officeooo:rsid="00953c2a" style:font-weight-asian="bold" style:font-weight-complex="bold"/>
    </style:style>
    <style:style style:name="T117" style:family="text">
      <style:text-properties fo:font-weight="bold" officeooo:rsid="00778596" style:font-weight-asian="bold" style:font-weight-complex="bold"/>
    </style:style>
    <style:style style:name="T118" style:family="text">
      <style:text-properties fo:font-weight="bold" officeooo:rsid="00a3b81b" style:font-weight-asian="bold" style:font-weight-complex="bold"/>
    </style:style>
    <style:style style:name="T119" style:family="text">
      <style:text-properties fo:font-weight="bold" officeooo:rsid="00a66a82" style:font-weight-asian="bold" style:font-weight-complex="bold"/>
    </style:style>
    <style:style style:name="T120" style:family="text">
      <style:text-properties fo:font-weight="bold" officeooo:rsid="0091b834" style:font-weight-asian="bold" style:font-weight-complex="bold"/>
    </style:style>
    <style:style style:name="T121" style:family="text">
      <style:text-properties fo:font-weight="bold" officeooo:rsid="00c47c5c" style:font-weight-asian="bold" style:font-weight-complex="bold"/>
    </style:style>
    <style:style style:name="T122" style:family="text">
      <style:text-properties fo:font-weight="bold" officeooo:rsid="00f69604" style:font-weight-asian="bold" style:font-weight-complex="bold"/>
    </style:style>
    <style:style style:name="T123" style:family="text">
      <style:text-properties officeooo:rsid="006655f5"/>
    </style:style>
    <style:style style:name="T124" style:family="text">
      <style:text-properties officeooo:rsid="006a8af0"/>
    </style:style>
    <style:style style:name="T125" style:family="text">
      <style:text-properties officeooo:rsid="007419dc"/>
    </style:style>
    <style:style style:name="T126" style:family="text">
      <style:text-properties officeooo:rsid="00778596"/>
    </style:style>
    <style:style style:name="T127" style:family="text">
      <style:text-properties officeooo:rsid="007bf662"/>
    </style:style>
    <style:style style:name="T128" style:family="text">
      <style:text-properties officeooo:rsid="0091b834"/>
    </style:style>
    <style:style style:name="T129" style:family="text">
      <style:text-properties officeooo:rsid="0093ded7"/>
    </style:style>
    <style:style style:name="T130" style:family="text">
      <style:text-properties officeooo:rsid="0094a44f"/>
    </style:style>
    <style:style style:name="T131" style:family="text">
      <style:text-properties officeooo:rsid="00953c2a"/>
    </style:style>
    <style:style style:name="T132" style:family="text">
      <style:text-properties officeooo:rsid="009a4700"/>
    </style:style>
    <style:style style:name="T133" style:family="text">
      <style:text-properties officeooo:rsid="009dfc79"/>
    </style:style>
    <style:style style:name="T134" style:family="text">
      <style:text-properties officeooo:rsid="00a17cdf"/>
    </style:style>
    <style:style style:name="T135" style:family="text">
      <style:text-properties officeooo:rsid="00a370bd"/>
    </style:style>
    <style:style style:name="T136" style:family="text">
      <style:text-properties officeooo:rsid="00a3b81b"/>
    </style:style>
    <style:style style:name="T137" style:family="text">
      <style:text-properties officeooo:rsid="00a66a82"/>
    </style:style>
    <style:style style:name="T138" style:family="text">
      <style:text-properties fo:font-weight="normal" style:font-weight-asian="normal" style:font-weight-complex="normal"/>
    </style:style>
    <style:style style:name="T139" style:family="text">
      <style:text-properties fo:font-weight="normal" officeooo:rsid="00b7d511" style:font-weight-asian="normal" style:font-weight-complex="normal"/>
    </style:style>
    <style:style style:name="T140" style:family="text">
      <style:text-properties fo:font-weight="normal" officeooo:rsid="00b91a2a" style:font-weight-asian="normal" style:font-weight-complex="normal"/>
    </style:style>
    <style:style style:name="T141" style:family="text">
      <style:text-properties fo:font-weight="normal" officeooo:rsid="00c86eba" style:font-weight-asian="normal" style:font-weight-complex="normal"/>
    </style:style>
    <style:style style:name="T142" style:family="text">
      <style:text-properties fo:font-weight="normal" officeooo:rsid="00c9f2dd" style:font-weight-asian="normal" style:font-weight-complex="normal"/>
    </style:style>
    <style:style style:name="T143" style:family="text">
      <style:text-properties fo:font-weight="normal" officeooo:rsid="00cc04e7" style:font-weight-asian="normal" style:font-weight-complex="normal"/>
    </style:style>
    <style:style style:name="T144" style:family="text">
      <style:text-properties fo:font-weight="normal" officeooo:rsid="0107b5bc" style:font-weight-asian="normal" style:font-weight-complex="normal"/>
    </style:style>
    <style:style style:name="T145" style:family="text">
      <style:text-properties fo:font-weight="normal" officeooo:rsid="010d437d" style:font-weight-asian="normal" style:font-weight-complex="normal"/>
    </style:style>
    <style:style style:name="T146" style:family="text">
      <style:text-properties fo:font-weight="normal" officeooo:rsid="010e43e6" style:font-weight-asian="normal" style:font-weight-complex="normal"/>
    </style:style>
    <style:style style:name="T147" style:family="text">
      <style:text-properties fo:font-weight="normal" officeooo:rsid="011e4be0" style:font-weight-asian="normal" style:font-weight-complex="normal"/>
    </style:style>
    <style:style style:name="T148" style:family="text">
      <style:text-properties fo:font-weight="normal" officeooo:rsid="01203d81" style:font-weight-asian="normal" style:font-weight-complex="normal"/>
    </style:style>
    <style:style style:name="T149" style:family="text">
      <style:text-properties fo:font-weight="normal" officeooo:rsid="012ffdbf" style:font-weight-asian="normal" style:font-weight-complex="normal"/>
    </style:style>
    <style:style style:name="T150" style:family="text">
      <style:text-properties fo:font-weight="normal" officeooo:rsid="01326bce" style:font-weight-asian="normal" style:font-weight-complex="normal"/>
    </style:style>
    <style:style style:name="T151" style:family="text">
      <style:text-properties fo:font-weight="normal" officeooo:rsid="0133c475" style:font-weight-asian="normal" style:font-weight-complex="normal"/>
    </style:style>
    <style:style style:name="T152" style:family="text">
      <style:text-properties fo:font-weight="normal" officeooo:rsid="0114f20c" style:font-size-asian="12pt" style:font-weight-asian="normal" style:font-size-complex="12pt" style:font-weight-complex="normal"/>
    </style:style>
    <style:style style:name="T153" style:family="text">
      <style:text-properties fo:font-style="italic" style:font-style-asian="italic" style:font-style-complex="italic"/>
    </style:style>
    <style:style style:name="T154" style:family="text">
      <style:text-properties fo:font-style="italic" officeooo:rsid="00a370bd" style:font-style-asian="italic" style:font-style-complex="italic"/>
    </style:style>
    <style:style style:name="T155" style:family="text">
      <style:text-properties fo:font-style="italic" officeooo:rsid="009dfc79" style:font-style-asian="italic" style:font-style-complex="italic"/>
    </style:style>
    <style:style style:name="T156" style:family="text">
      <style:text-properties fo:font-style="italic" officeooo:rsid="00778596" style:font-style-asian="italic" style:font-style-complex="italic"/>
    </style:style>
    <style:style style:name="T157" style:family="text">
      <style:text-properties fo:font-style="italic" officeooo:rsid="00953c2a" style:font-style-asian="italic" style:font-style-complex="italic"/>
    </style:style>
    <style:style style:name="T158" style:family="text">
      <style:text-properties fo:font-style="italic" officeooo:rsid="0094a44f" style:font-style-asian="italic" style:font-style-complex="italic"/>
    </style:style>
    <style:style style:name="T159" style:family="text">
      <style:text-properties fo:font-style="italic" officeooo:rsid="00564761" style:font-style-asian="italic" style:font-style-complex="italic"/>
    </style:style>
    <style:style style:name="T160" style:family="text">
      <style:text-properties fo:font-style="italic" officeooo:rsid="00c47c5c" style:font-style-asian="italic" style:font-style-complex="italic"/>
    </style:style>
    <style:style style:name="T161" style:family="text">
      <style:text-properties fo:font-style="italic" officeooo:rsid="0091b834" style:font-style-asian="italic" style:font-style-complex="italic"/>
    </style:style>
    <style:style style:name="T162" style:family="text">
      <style:text-properties fo:font-style="italic" officeooo:rsid="00d7631e" style:font-style-asian="italic" style:font-style-complex="italic"/>
    </style:style>
    <style:style style:name="T163" style:family="text">
      <style:text-properties fo:font-style="italic" officeooo:rsid="00d47f31" style:font-style-asian="italic" style:font-style-complex="italic"/>
    </style:style>
    <style:style style:name="T164" style:family="text">
      <style:text-properties fo:font-style="italic" officeooo:rsid="00ecbd75" style:font-style-asian="italic" style:font-style-complex="italic"/>
    </style:style>
    <style:style style:name="T165" style:family="text">
      <style:text-properties fo:font-style="italic" officeooo:rsid="00fe05ff" style:font-style-asian="italic" style:font-style-complex="italic"/>
    </style:style>
    <style:style style:name="T166" style:family="text">
      <style:text-properties fo:font-style="italic" officeooo:rsid="00feb45a" style:font-style-asian="italic" style:font-style-complex="italic"/>
    </style:style>
    <style:style style:name="T167" style:family="text">
      <style:text-properties fo:font-style="italic" officeooo:rsid="01173ddb" style:font-style-asian="italic" style:font-style-complex="italic"/>
    </style:style>
    <style:style style:name="T168" style:family="text">
      <style:text-properties fo:font-style="italic" officeooo:rsid="012cab5c" style:font-style-asian="italic" style:font-style-complex="italic"/>
    </style:style>
    <style:style style:name="T169" style:family="text">
      <style:text-properties fo:font-style="italic" fo:font-weight="normal" style:font-style-asian="italic" style:font-weight-asian="normal" style:font-style-complex="italic" style:font-weight-complex="normal"/>
    </style:style>
    <style:style style:name="T170" style:family="text">
      <style:text-properties fo:font-style="italic" fo:font-weight="normal" officeooo:rsid="00b91a2a" style:font-style-asian="italic" style:font-weight-asian="normal" style:font-style-complex="italic" style:font-weight-complex="normal"/>
    </style:style>
    <style:style style:name="T171" style:family="text">
      <style:text-properties fo:font-style="italic" fo:font-weight="normal" officeooo:rsid="00bb02d4" style:font-style-asian="italic" style:font-weight-asian="normal" style:font-style-complex="italic" style:font-weight-complex="normal"/>
    </style:style>
    <style:style style:name="T172" style:family="text">
      <style:text-properties fo:font-style="italic" fo:font-weight="normal" officeooo:rsid="00be43ab" style:font-style-asian="italic" style:font-weight-asian="normal" style:font-style-complex="italic" style:font-weight-complex="normal"/>
    </style:style>
    <style:style style:name="T173" style:family="text">
      <style:text-properties fo:font-style="italic" fo:font-weight="normal" officeooo:rsid="00cc04e7" style:font-style-asian="italic" style:font-weight-asian="normal" style:font-style-complex="italic" style:font-weight-complex="normal"/>
    </style:style>
    <style:style style:name="T174" style:family="text">
      <style:text-properties fo:font-style="italic" fo:font-weight="normal" officeooo:rsid="00e30175" style:font-style-asian="italic" style:font-weight-asian="normal" style:font-style-complex="italic" style:font-weight-complex="normal"/>
    </style:style>
    <style:style style:name="T175" style:family="text">
      <style:text-properties fo:font-style="italic" fo:font-weight="normal" officeooo:rsid="0103003a" style:font-style-asian="italic" style:font-weight-asian="normal" style:font-style-complex="italic" style:font-weight-complex="normal"/>
    </style:style>
    <style:style style:name="T176" style:family="text">
      <style:text-properties fo:font-style="italic" fo:font-weight="normal" officeooo:rsid="010d437d" style:font-style-asian="italic" style:font-weight-asian="normal" style:font-style-complex="italic" style:font-weight-complex="normal"/>
    </style:style>
    <style:style style:name="T177" style:family="text">
      <style:text-properties fo:font-style="italic" fo:font-weight="normal" officeooo:rsid="01203d81" style:font-style-asian="italic" style:font-weight-asian="normal" style:font-style-complex="italic" style:font-weight-complex="normal"/>
    </style:style>
    <style:style style:name="T178" style:family="text">
      <style:text-properties fo:font-style="italic" fo:font-weight="normal" officeooo:rsid="0127a284" style:font-style-asian="italic" style:font-weight-asian="normal" style:font-style-complex="italic" style:font-weight-complex="normal"/>
    </style:style>
    <style:style style:name="T179" style:family="text">
      <style:text-properties fo:font-style="italic" fo:font-weight="normal" officeooo:rsid="0129106e" style:font-style-asian="italic" style:font-weight-asian="normal" style:font-style-complex="italic" style:font-weight-complex="normal"/>
    </style:style>
    <style:style style:name="T180" style:family="text">
      <style:text-properties fo:font-style="italic" style:text-underline-style="none" style:font-style-asian="italic" style:font-style-complex="italic"/>
    </style:style>
    <style:style style:name="T181" style:family="text">
      <style:text-properties fo:font-style="italic" fo:font-weight="bold" style:font-style-asian="italic" style:font-weight-asian="bold" style:font-style-complex="italic" style:font-weight-complex="bold"/>
    </style:style>
    <style:style style:name="T182" style:family="text">
      <style:text-properties fo:font-style="normal" fo:font-weight="normal" style:font-style-asian="normal" style:font-weight-asian="normal" style:font-style-complex="normal" style:font-weight-complex="normal"/>
    </style:style>
    <style:style style:name="T183" style:family="text">
      <style:text-properties fo:font-style="normal" fo:font-weight="normal" officeooo:rsid="00b91a2a" style:font-style-asian="normal" style:font-weight-asian="normal" style:font-style-complex="normal" style:font-weight-complex="normal"/>
    </style:style>
    <style:style style:name="T184" style:family="text">
      <style:text-properties fo:font-style="normal" fo:font-weight="normal" officeooo:rsid="00bb02d4" style:font-style-asian="normal" style:font-weight-asian="normal" style:font-style-complex="normal" style:font-weight-complex="normal"/>
    </style:style>
    <style:style style:name="T185" style:family="text">
      <style:text-properties fo:font-style="normal" fo:font-weight="normal" officeooo:rsid="00be43ab" style:font-style-asian="normal" style:font-weight-asian="normal" style:font-style-complex="normal" style:font-weight-complex="normal"/>
    </style:style>
    <style:style style:name="T186" style:family="text">
      <style:text-properties fo:font-style="normal" fo:font-weight="normal" officeooo:rsid="0103003a" style:font-style-asian="normal" style:font-weight-asian="normal" style:font-style-complex="normal" style:font-weight-complex="normal"/>
    </style:style>
    <style:style style:name="T187" style:family="text">
      <style:text-properties fo:font-style="normal" fo:font-weight="normal" officeooo:rsid="011a80ed" style:font-style-asian="normal" style:font-weight-asian="normal" style:font-style-complex="normal" style:font-weight-complex="normal"/>
    </style:style>
    <style:style style:name="T188" style:family="text">
      <style:text-properties fo:font-style="normal" fo:font-weight="normal" officeooo:rsid="01203d81" style:font-style-asian="normal" style:font-weight-asian="normal" style:font-style-complex="normal" style:font-weight-complex="normal"/>
    </style:style>
    <style:style style:name="T189" style:family="text">
      <style:text-properties fo:font-style="normal" fo:font-weight="normal" officeooo:rsid="0127a284" style:font-style-asian="normal" style:font-weight-asian="normal" style:font-style-complex="normal" style:font-weight-complex="normal"/>
    </style:style>
    <style:style style:name="T190" style:family="text">
      <style:text-properties fo:font-style="normal" fo:font-weight="normal" officeooo:rsid="0129106e" style:font-style-asian="normal" style:font-weight-asian="normal" style:font-style-complex="normal" style:font-weight-complex="normal"/>
    </style:style>
    <style:style style:name="T191" style:family="text">
      <style:text-properties fo:font-style="normal" style:font-style-asian="normal" style:font-style-complex="normal"/>
    </style:style>
    <style:style style:name="T192" style:family="text">
      <style:text-properties fo:font-style="normal" officeooo:rsid="00d77fb6" style:font-style-asian="normal" style:font-style-complex="normal"/>
    </style:style>
    <style:style style:name="T193" style:family="text">
      <style:text-properties fo:font-style="normal" officeooo:rsid="00fe05ff" style:font-style-asian="normal" style:font-style-complex="normal"/>
    </style:style>
    <style:style style:name="T194" style:family="text">
      <style:text-properties fo:font-style="normal" officeooo:rsid="00feb45a" style:font-style-asian="normal" style:font-style-complex="normal"/>
    </style:style>
    <style:style style:name="T195" style:family="text">
      <style:text-properties fo:font-style="normal" officeooo:rsid="010049c9" style:font-style-asian="normal" style:font-style-complex="normal"/>
    </style:style>
    <style:style style:name="T196" style:family="text">
      <style:text-properties fo:font-style="normal" officeooo:rsid="01173ddb" style:font-style-asian="normal" style:font-style-complex="normal"/>
    </style:style>
    <style:style style:name="T197" style:family="text">
      <style:text-properties fo:font-style="normal" officeooo:rsid="01178b76" style:font-style-asian="normal" style:font-style-complex="normal"/>
    </style:style>
    <style:style style:name="T198" style:family="text">
      <style:text-properties fo:font-style="normal" officeooo:rsid="012e0f47" style:font-style-asian="normal" style:font-style-complex="normal"/>
    </style:style>
    <style:style style:name="T199" style:family="text">
      <style:text-properties fo:font-style="normal" fo:font-weight="bold" officeooo:rsid="0101bdad" style:font-style-asian="normal" style:font-weight-asian="bold" style:font-style-complex="normal" style:font-weight-complex="bold"/>
    </style:style>
    <style:style style:name="T200" style:family="text">
      <style:text-properties officeooo:rsid="00b7d511"/>
    </style:style>
    <style:style style:name="T201" style:family="text">
      <style:text-properties officeooo:rsid="00c47c5c"/>
    </style:style>
    <style:style style:name="T202" style:family="text">
      <style:text-properties officeooo:rsid="00c67e96"/>
    </style:style>
    <style:style style:name="T203" style:family="text">
      <style:text-properties officeooo:rsid="00ca48d3"/>
    </style:style>
    <style:style style:name="T204" style:family="text">
      <style:text-properties officeooo:rsid="00cf4250"/>
    </style:style>
    <style:style style:name="T205" style:family="text">
      <style:text-properties fo:font-variant="normal" fo:text-transform="none" fo:color="#000000" fo:font-size="12pt" fo:letter-spacing="normal" fo:font-style="normal" fo:font-weight="normal"/>
    </style:style>
    <style:style style:name="T206" style:family="text">
      <style:text-properties fo:font-variant="normal" fo:text-transform="none" fo:color="#000000" fo:font-size="12pt" fo:letter-spacing="normal" fo:font-style="normal" fo:font-weight="normal" officeooo:rsid="00d1cf0a"/>
    </style:style>
    <style:style style:name="T207" style:family="text">
      <style:text-properties fo:font-variant="normal" fo:text-transform="none" fo:color="#000000" fo:font-size="12pt" fo:letter-spacing="normal" fo:font-style="normal" fo:font-weight="normal" officeooo:rsid="00d73bf8"/>
    </style:style>
    <style:style style:name="T208" style:family="text">
      <style:text-properties fo:font-variant="normal" fo:text-transform="none" fo:color="#000000" fo:font-size="12pt" fo:letter-spacing="normal" fo:font-style="normal" fo:font-weight="normal" officeooo:rsid="00d23698"/>
    </style:style>
    <style:style style:name="T209" style:family="text">
      <style:text-properties fo:font-variant="normal" fo:text-transform="none" fo:color="#24292e" style:font-name="apple-system" fo:font-size="12pt" fo:letter-spacing="normal" fo:font-style="italic" fo:font-weight="normal" style:font-style-asian="italic" style:font-style-complex="italic"/>
    </style:style>
    <style:style style:name="T210" style:family="text">
      <style:text-properties fo:font-variant="normal" fo:text-transform="none" fo:color="#24292e" style:font-name="apple-system" fo:font-size="12pt" fo:letter-spacing="normal" fo:font-style="italic" fo:font-weight="normal" officeooo:rsid="011a80ed" style:font-style-asian="italic" style:font-style-complex="italic"/>
    </style:style>
    <style:style style:name="T211" style:family="text">
      <style:text-properties fo:font-variant="normal" fo:text-transform="none" fo:color="#24292e" style:font-name="apple-system" fo:font-size="12pt" fo:letter-spacing="normal" fo:font-style="normal" fo:font-weight="bold" officeooo:rsid="011a80ed" style:font-weight-asian="bold" style:font-weight-complex="bold"/>
    </style:style>
    <style:style style:name="T212" style:family="text">
      <style:text-properties fo:font-variant="normal" fo:text-transform="none" fo:color="#24292e" style:font-name="apple-system" fo:font-size="12pt" fo:letter-spacing="normal" fo:font-style="normal" fo:font-weight="normal" officeooo:rsid="011a80ed"/>
    </style:style>
    <style:style style:name="T213" style:family="text">
      <style:text-properties fo:font-variant="normal" fo:text-transform="none" fo:color="#24292e" style:text-line-through-style="none" style:text-line-through-type="none" fo:font-size="12pt" fo:letter-spacing="normal" fo:font-style="normal" fo:font-weight="normal" officeooo:rsid="00e4cc0f" style:font-size-asian="10.5pt" style:font-style-asian="normal" style:font-weight-asian="normal" style:font-size-complex="12pt" style:font-style-complex="normal" style:font-weight-complex="normal"/>
    </style:style>
    <style:style style:name="T214" style:family="text">
      <style:text-properties fo:font-variant="normal" fo:text-transform="none" fo:color="#24292e" style:text-line-through-style="none" style:text-line-through-type="none" fo:font-size="12pt" fo:letter-spacing="normal" fo:font-style="normal" fo:font-weight="normal" officeooo:rsid="00e86edf" style:font-size-asian="10.5pt" style:font-style-asian="normal" style:font-weight-asian="normal" style:font-size-complex="12pt" style:font-style-complex="normal" style:font-weight-complex="normal"/>
    </style:style>
    <style:style style:name="T215" style:family="text">
      <style:text-properties fo:font-variant="normal" fo:text-transform="none" fo:color="#24292e" style:text-line-through-style="none" style:text-line-through-type="none" fo:font-size="12pt" fo:letter-spacing="normal" fo:font-style="normal" fo:font-weight="normal" officeooo:rsid="00e8ea56" style:font-size-asian="10.5pt" style:font-style-asian="normal" style:font-weight-asian="normal" style:font-size-complex="12pt" style:font-style-complex="normal" style:font-weight-complex="normal"/>
    </style:style>
    <style:style style:name="T216" style:family="text">
      <style:text-properties fo:font-variant="normal" fo:text-transform="none" fo:color="#24292e" style:text-line-through-style="none" style:text-line-through-type="none" fo:font-size="12pt" fo:letter-spacing="normal" fo:font-style="normal" fo:font-weight="normal" officeooo:rsid="00e8ea56" style:font-size-asian="12pt" style:font-style-asian="normal" style:font-weight-asian="normal" style:font-size-complex="12pt" style:font-style-complex="normal" style:font-weight-complex="normal"/>
    </style:style>
    <style:style style:name="T217" style:family="text">
      <style:text-properties fo:font-variant="normal" fo:text-transform="none" fo:color="#24292e" style:text-line-through-style="none" style:text-line-through-type="none" fo:font-size="12pt" fo:letter-spacing="normal" fo:font-style="normal" fo:font-weight="bold" officeooo:rsid="00e4cc0f" style:font-size-asian="10.5pt" style:font-style-asian="normal" style:font-weight-asian="bold" style:font-size-complex="12pt" style:font-style-complex="normal" style:font-weight-complex="bold"/>
    </style:style>
    <style:style style:name="T218" style:family="text">
      <style:text-properties fo:font-variant="normal" fo:text-transform="none" fo:color="#24292e" style:text-line-through-style="none" style:text-line-through-type="none" fo:font-size="12pt" fo:letter-spacing="normal" fo:font-style="normal" fo:font-weight="bold" officeooo:rsid="00e86edf" style:font-size-asian="10.5pt" style:font-style-asian="normal" style:font-weight-asian="bold" style:font-size-complex="12pt" style:font-style-complex="normal" style:font-weight-complex="bold"/>
    </style:style>
    <style:style style:name="T219" style:family="text">
      <style:text-properties fo:font-variant="normal" fo:text-transform="none" fo:color="#24292e" style:text-line-through-style="none" style:text-line-through-type="none" fo:font-size="12pt" fo:letter-spacing="normal" fo:font-style="italic" fo:font-weight="normal" officeooo:rsid="00e86edf" style:font-size-asian="10.5pt" style:font-style-asian="italic" style:font-weight-asian="normal" style:font-size-complex="12pt" style:font-style-complex="italic" style:font-weight-complex="normal"/>
    </style:style>
    <style:style style:name="T220" style:family="text">
      <style:text-properties fo:font-variant="normal" fo:text-transform="none" fo:color="#24292e" style:text-line-through-style="none" style:text-line-through-type="none" fo:font-size="12pt" fo:letter-spacing="normal" fo:font-style="italic" fo:font-weight="normal" officeooo:rsid="00e8ea56" style:font-size-asian="12pt" style:font-style-asian="italic" style:font-weight-asian="normal" style:font-size-complex="12pt" style:font-style-complex="italic" style:font-weight-complex="normal"/>
    </style:style>
    <style:style style:name="T221" style:family="text">
      <style:text-properties fo:font-variant="normal" fo:text-transform="none" fo:color="#24292e" fo:font-size="12pt" fo:letter-spacing="normal" fo:font-style="italic" fo:font-weight="normal" style:font-style-asian="italic" style:font-weight-asian="normal" style:font-style-complex="italic" style:font-weight-complex="normal"/>
    </style:style>
    <style:style style:name="T222" style:family="text">
      <style:text-properties fo:font-variant="normal" fo:text-transform="none" fo:color="#24292e" fo:font-size="12pt" fo:letter-spacing="normal" fo:font-style="italic" fo:font-weight="normal" officeooo:rsid="00e30175" style:font-style-asian="italic" style:font-weight-asian="normal" style:font-style-complex="italic" style:font-weight-complex="normal"/>
    </style:style>
    <style:style style:name="T223" style:family="text">
      <style:text-properties fo:font-variant="normal" fo:text-transform="none" fo:color="#24292e" fo:font-size="12pt" fo:letter-spacing="normal" fo:font-style="italic" fo:font-weight="normal" officeooo:rsid="00ecbd75" style:font-style-asian="italic" style:font-weight-asian="normal" style:font-style-complex="italic" style:font-weight-complex="normal"/>
    </style:style>
    <style:style style:name="T224" style:family="text">
      <style:text-properties fo:font-variant="normal" fo:text-transform="none" fo:color="#24292e" fo:font-size="12pt" fo:letter-spacing="normal" fo:font-style="italic" fo:font-weight="normal" officeooo:rsid="00f09423" style:font-style-asian="italic" style:font-weight-asian="normal" style:font-style-complex="italic" style:font-weight-complex="normal"/>
    </style:style>
    <style:style style:name="T225" style:family="text">
      <style:text-properties fo:font-variant="normal" fo:text-transform="none" fo:color="#24292e" fo:font-size="12pt" fo:letter-spacing="normal" fo:font-style="italic" fo:font-weight="normal" style:font-style-asian="italic" style:font-style-complex="italic"/>
    </style:style>
    <style:style style:name="T226" style:family="text">
      <style:text-properties fo:font-variant="normal" fo:text-transform="none" fo:color="#24292e" fo:font-size="12pt" fo:letter-spacing="normal" fo:font-style="italic" fo:font-weight="normal" officeooo:rsid="00ecbd75" style:font-style-asian="italic" style:font-style-complex="italic"/>
    </style:style>
    <style:style style:name="T227" style:family="text">
      <style:text-properties fo:font-variant="normal" fo:text-transform="none" fo:color="#24292e" fo:font-size="12pt" fo:letter-spacing="normal" fo:font-style="italic" fo:font-weight="normal" style:font-size-asian="12pt" style:font-style-asian="italic" style:font-size-complex="12pt" style:font-style-complex="italic"/>
    </style:style>
    <style:style style:name="T228" style:family="text">
      <style:text-properties fo:font-variant="normal" fo:text-transform="none" fo:color="#24292e" fo:font-size="12pt" fo:letter-spacing="normal" fo:font-style="italic" fo:font-weight="normal" officeooo:rsid="00ead2b7" style:font-size-asian="12pt" style:font-style-asian="italic" style:font-size-complex="12pt" style:font-style-complex="italic"/>
    </style:style>
    <style:style style:name="T229" style:family="text">
      <style:text-properties fo:font-variant="normal" fo:text-transform="none" fo:color="#24292e" fo:font-size="12pt" fo:letter-spacing="normal" fo:font-style="italic" fo:font-weight="normal" style:font-size-asian="12pt" style:font-style-asian="italic" style:font-weight-asian="normal" style:font-size-complex="12pt" style:font-style-complex="italic" style:font-weight-complex="normal"/>
    </style:style>
    <style:style style:name="T230" style:family="text">
      <style:text-properties fo:font-variant="normal" fo:text-transform="none" fo:color="#24292e" fo:font-size="12pt" fo:letter-spacing="normal" fo:font-style="italic" fo:font-weight="bold" style:font-style-asian="italic" style:font-weight-asian="bold" style:font-style-complex="italic" style:font-weight-complex="bold"/>
    </style:style>
    <style:style style:name="T231" style:family="text">
      <style:text-properties fo:font-variant="normal" fo:text-transform="none" fo:color="#24292e" fo:font-size="12pt" fo:letter-spacing="normal" fo:font-style="normal"/>
    </style:style>
    <style:style style:name="T232" style:family="text">
      <style:text-properties fo:font-variant="normal" fo:text-transform="none" fo:color="#24292e" fo:font-size="12pt" fo:letter-spacing="normal" fo:font-style="normal" fo:font-weight="normal"/>
    </style:style>
    <style:style style:name="T233" style:family="text">
      <style:text-properties fo:font-variant="normal" fo:text-transform="none" fo:color="#24292e" fo:font-size="12pt" fo:letter-spacing="normal" fo:font-style="normal" fo:font-weight="normal" officeooo:rsid="00e8ea56" style:font-size-asian="12pt" style:font-style-asian="normal" style:font-size-complex="12pt" style:font-style-complex="normal"/>
    </style:style>
    <style:style style:name="T234" style:family="text">
      <style:text-properties fo:font-variant="normal" fo:text-transform="none" fo:color="#24292e" fo:font-size="12pt" fo:letter-spacing="normal" fo:font-style="normal" fo:font-weight="normal" officeooo:rsid="00ead2b7" style:font-size-asian="12pt" style:font-style-asian="normal" style:font-size-complex="12pt" style:font-style-complex="normal"/>
    </style:style>
    <style:style style:name="T235" style:family="text">
      <style:text-properties fo:font-variant="normal" fo:text-transform="none" fo:color="#24292e" fo:font-size="12pt" fo:letter-spacing="normal" fo:font-style="normal" fo:font-weight="normal" officeooo:rsid="00ecbd75" style:font-style-asian="normal" style:font-weight-asian="normal" style:font-style-complex="normal" style:font-weight-complex="normal"/>
    </style:style>
    <style:style style:name="T236" style:family="text">
      <style:text-properties fo:font-variant="normal" fo:text-transform="none" fo:color="#24292e" fo:font-size="12pt" fo:letter-spacing="normal" fo:font-style="normal" fo:font-weight="normal" officeooo:rsid="00ecbd75"/>
    </style:style>
    <style:style style:name="T237" style:family="text">
      <style:text-properties fo:font-variant="normal" fo:text-transform="none" fo:color="#24292e" fo:font-size="12pt" fo:letter-spacing="normal" fo:font-style="normal" fo:font-weight="normal" officeooo:rsid="00ee6ec1"/>
    </style:style>
    <style:style style:name="T238" style:family="text">
      <style:text-properties fo:font-variant="normal" fo:text-transform="none" fo:color="#24292e" fo:font-size="12pt" fo:letter-spacing="normal" fo:font-style="normal" fo:font-weight="normal" officeooo:rsid="00efe2c2" style:font-weight-asian="normal" style:font-weight-complex="normal"/>
    </style:style>
    <style:style style:name="T239" style:family="text">
      <style:text-properties fo:font-variant="normal" fo:text-transform="none" fo:color="#24292e" fo:font-size="12pt" fo:letter-spacing="normal" fo:font-style="normal" fo:font-weight="normal" officeooo:rsid="00f0568c" style:font-weight-asian="normal" style:font-weight-complex="normal"/>
    </style:style>
    <style:style style:name="T240" style:family="text">
      <style:text-properties fo:font-variant="normal" fo:text-transform="none" fo:color="#24292e" fo:font-size="12pt" fo:letter-spacing="normal" fo:font-style="normal" fo:font-weight="normal" officeooo:rsid="00f09423" style:font-weight-asian="normal" style:font-weight-complex="normal"/>
    </style:style>
    <style:style style:name="T241" style:family="text">
      <style:text-properties fo:font-variant="normal" fo:text-transform="none" fo:color="#24292e" fo:font-size="12pt" fo:letter-spacing="normal" fo:font-style="normal" fo:font-weight="normal" officeooo:rsid="00f253df" style:font-weight-asian="normal" style:font-weight-complex="normal"/>
    </style:style>
    <style:style style:name="T242" style:family="text">
      <style:text-properties fo:font-variant="normal" fo:text-transform="none" fo:color="#24292e" fo:font-size="12pt" fo:letter-spacing="normal" fo:font-style="normal" fo:font-weight="normal" officeooo:rsid="00f40158" style:font-weight-asian="normal" style:font-weight-complex="normal"/>
    </style:style>
    <style:style style:name="T243" style:family="text">
      <style:text-properties fo:font-variant="normal" fo:text-transform="none" fo:color="#24292e" fo:font-size="12pt" fo:letter-spacing="normal" fo:font-style="normal" fo:font-weight="normal" officeooo:rsid="00f69604" style:font-weight-asian="normal" style:font-weight-complex="normal"/>
    </style:style>
    <style:style style:name="T244" style:family="text">
      <style:text-properties fo:font-variant="normal" fo:text-transform="none" fo:color="#24292e" fo:font-size="12pt" fo:letter-spacing="normal" fo:font-style="normal" officeooo:rsid="00efe2c2"/>
    </style:style>
    <style:style style:name="T245" style:family="text">
      <style:text-properties fo:font-variant="normal" fo:text-transform="none" fo:color="#24292e" style:font-name="Liberation Serif" fo:font-size="12pt" fo:letter-spacing="normal" fo:font-style="italic" fo:font-weight="normal" style:font-style-asian="italic" style:font-weight-asian="normal" style:font-style-complex="italic" style:font-weight-complex="normal"/>
    </style:style>
    <style:style style:name="T246" style:family="text">
      <style:text-properties fo:font-variant="normal" fo:text-transform="none" fo:color="#24292e" style:font-name="Liberation Serif" fo:font-size="12pt" fo:letter-spacing="normal" fo:font-style="italic" fo:font-weight="normal" officeooo:rsid="01100e0e" style:font-style-asian="italic" style:font-weight-asian="normal" style:font-style-complex="italic" style:font-weight-complex="normal"/>
    </style:style>
    <style:style style:name="T247" style:family="text">
      <style:text-properties fo:font-variant="normal" fo:text-transform="none" fo:color="#24292e" style:font-name="Liberation Serif" fo:font-size="12pt" fo:letter-spacing="normal" fo:font-style="italic" fo:font-weight="normal" style:font-style-asian="italic" style:font-style-complex="italic"/>
    </style:style>
    <style:style style:name="T248" style:family="text">
      <style:text-properties fo:font-variant="normal" fo:text-transform="none" fo:color="#24292e" style:font-name="Liberation Serif" fo:font-size="12pt" fo:letter-spacing="normal" fo:font-style="italic" fo:font-weight="normal" officeooo:rsid="01100e0e" style:font-style-asian="italic" style:font-style-complex="italic"/>
    </style:style>
    <style:style style:name="T249" style:family="text">
      <style:text-properties fo:font-variant="normal" fo:text-transform="none" fo:color="#24292e" style:font-name="Liberation Serif" fo:font-size="12pt" fo:letter-spacing="normal" fo:font-style="italic" fo:font-weight="normal" officeooo:rsid="011021dd" style:font-style-asian="italic" style:font-style-complex="italic"/>
    </style:style>
    <style:style style:name="T250" style:family="text">
      <style:text-properties fo:font-variant="normal" fo:text-transform="none" fo:color="#24292e" style:font-name="Liberation Serif" fo:font-size="12pt" fo:letter-spacing="normal" fo:font-weight="normal"/>
    </style:style>
    <style:style style:name="T251" style:family="text">
      <style:text-properties fo:font-variant="normal" fo:text-transform="none" fo:color="#24292e" style:font-name="Liberation Serif" fo:font-size="12pt" fo:letter-spacing="normal" fo:font-weight="normal" officeooo:rsid="011021dd"/>
    </style:style>
    <style:style style:name="T252" style:family="text">
      <style:text-properties fo:font-variant="normal" fo:text-transform="none" fo:color="#24292e" style:font-name="Liberation Serif" fo:font-size="12pt" fo:letter-spacing="normal" fo:font-weight="normal" officeooo:rsid="011021dd" style:font-style-asian="normal" style:font-style-complex="normal"/>
    </style:style>
    <style:style style:name="T253" style:family="text">
      <style:text-properties fo:font-variant="normal" fo:text-transform="none" fo:font-size="12pt" fo:letter-spacing="normal" fo:font-style="italic" fo:font-weight="normal" officeooo:rsid="00cfd7e2" style:font-size-asian="10.5pt" style:font-style-asian="italic" style:font-weight-asian="normal" style:font-size-complex="12pt" style:font-style-complex="italic" style:font-weight-complex="normal"/>
    </style:style>
    <style:style style:name="T254" style:family="text">
      <style:text-properties style:font-style-asian="normal" style:font-style-complex="normal"/>
    </style:style>
    <style:style style:name="T255" style:family="text">
      <style:text-properties officeooo:rsid="00d47f31" style:font-style-asian="normal" style:font-style-complex="normal"/>
    </style:style>
    <style:style style:name="T256" style:family="text">
      <style:text-properties officeooo:rsid="00d65707"/>
    </style:style>
    <style:style style:name="T257" style:family="text">
      <style:text-properties officeooo:rsid="00d7631e"/>
    </style:style>
    <style:style style:name="T258" style:family="text">
      <style:text-properties officeooo:rsid="00e06553"/>
    </style:style>
    <style:style style:name="T259" style:family="text">
      <style:text-properties officeooo:rsid="00e1f3a0"/>
    </style:style>
    <style:style style:name="T260" style:family="text">
      <style:text-properties officeooo:rsid="00ecbd75"/>
    </style:style>
    <style:style style:name="T261" style:family="text">
      <style:text-properties officeooo:rsid="00f69604"/>
    </style:style>
    <style:style style:name="T262" style:family="text">
      <style:text-properties style:font-name="Liberation Serif"/>
    </style:style>
    <style:style style:name="T263" style:family="text">
      <style:text-properties style:font-name="Liberation Serif" fo:font-style="italic" style:font-style-asian="italic" style:font-style-complex="italic"/>
    </style:style>
    <style:style style:name="T264" style:family="text">
      <style:text-properties style:font-name="Liberation Serif" fo:font-style="italic" officeooo:rsid="0103003a" style:font-style-asian="italic" style:font-style-complex="italic"/>
    </style:style>
    <style:style style:name="T265" style:family="text">
      <style:text-properties style:font-name="Liberation Serif" fo:font-style="italic" fo:font-weight="normal" officeooo:rsid="01100e0e" style:font-style-asian="italic" style:font-weight-asian="normal" style:font-style-complex="italic" style:font-weight-complex="normal"/>
    </style:style>
    <style:style style:name="T266" style:family="text">
      <style:text-properties style:font-name="Liberation Serif" fo:font-style="italic" fo:font-weight="normal" officeooo:rsid="011021dd" style:font-style-asian="italic" style:font-weight-asian="normal" style:font-style-complex="italic" style:font-weight-complex="normal"/>
    </style:style>
    <style:style style:name="T267" style:family="text">
      <style:text-properties style:font-name="Liberation Serif" officeooo:rsid="0104b314"/>
    </style:style>
    <style:style style:name="T268" style:family="text">
      <style:text-properties style:font-name="Liberation Serif" fo:font-weight="normal" style:font-weight-asian="normal" style:font-weight-complex="normal"/>
    </style:style>
    <style:style style:name="T269" style:family="text">
      <style:text-properties style:font-name="Liberation Serif" fo:font-weight="normal" officeooo:rsid="010e43e6" style:font-weight-asian="normal" style:font-weight-complex="normal"/>
    </style:style>
    <style:style style:name="T270" style:family="text">
      <style:text-properties style:font-name="Liberation Serif" fo:font-weight="normal" officeooo:rsid="01100e0e" style:font-weight-asian="normal" style:font-weight-complex="normal"/>
    </style:style>
    <style:style style:name="T271" style:family="text">
      <style:text-properties style:font-name="Liberation Serif" fo:font-weight="normal" officeooo:rsid="01100e0e" style:font-style-asian="normal" style:font-weight-asian="normal" style:font-style-complex="normal" style:font-weight-complex="normal"/>
    </style:style>
    <style:style style:name="T272" style:family="text">
      <style:text-properties style:font-name="Liberation Serif" fo:font-weight="normal" officeooo:rsid="011021dd" style:font-style-asian="normal" style:font-weight-asian="normal" style:font-style-complex="normal" style:font-weight-complex="normal"/>
    </style:style>
    <style:style style:name="T273" style:family="text">
      <style:text-properties style:font-name="Liberation Serif" fo:font-weight="normal" officeooo:rsid="01129b4c" style:font-size-asian="10.5pt" style:font-style-asian="normal" style:font-weight-asian="normal" style:font-size-complex="12pt" style:font-style-complex="normal" style:font-weight-complex="normal"/>
    </style:style>
    <style:style style:name="T274" style:family="text">
      <style:text-properties style:font-name="Liberation Serif" fo:font-style="normal" fo:font-weight="normal" officeooo:rsid="01100e0e" style:font-style-asian="normal" style:font-weight-asian="normal" style:font-style-complex="normal" style:font-weight-complex="normal"/>
    </style:style>
    <style:style style:name="T275" style:family="text">
      <style:text-properties style:font-name="Liberation Serif" officeooo:rsid="01116815" style:font-size-asian="10.5pt" style:font-style-asian="normal" style:font-weight-asian="bold" style:font-size-complex="12pt" style:font-style-complex="normal" style:font-weight-complex="bold"/>
    </style:style>
    <style:style style:name="T276" style:family="text">
      <style:text-properties style:font-name="Liberation Serif" officeooo:rsid="01129b4c" style:font-size-asian="10.5pt" style:font-style-asian="normal" style:font-weight-asian="bold" style:font-size-complex="12pt" style:font-style-complex="normal" style:font-weight-complex="bold"/>
    </style:style>
    <style:style style:name="T277" style:family="text">
      <style:text-properties style:font-name="Liberation Serif" fo:font-size="12pt" fo:background-color="#b2b2b2" loext:char-shading-value="0" style:font-size-asian="12pt" style:font-size-complex="12pt"/>
    </style:style>
    <style:style style:name="T278" style:family="text">
      <style:text-properties style:font-name="Liberation Serif" fo:font-size="12pt" officeooo:rsid="011a80ed" fo:background-color="#b2b2b2" loext:char-shading-value="0" style:font-name-asian="NSimSun1" style:font-size-asian="12pt" style:font-name-complex="Liberation Mono" style:font-size-complex="12pt"/>
    </style:style>
    <style:style style:name="T279" style:family="text">
      <style:text-properties style:font-name="Liberation Serif" fo:font-size="12pt" fo:font-style="italic" style:font-size-asian="12pt" style:font-style-asian="italic" style:font-size-complex="12pt" style:font-style-complex="italic"/>
    </style:style>
    <style:style style:name="T280" style:family="text">
      <style:text-properties style:font-name="Liberation Serif" fo:font-size="12pt" fo:font-style="italic" officeooo:rsid="011b8185" style:font-size-asian="12pt" style:font-style-asian="italic" style:font-size-complex="12pt" style:font-style-complex="italic"/>
    </style:style>
    <style:style style:name="T281" style:family="text">
      <style:text-properties style:font-name="Liberation Serif" fo:font-size="12pt" fo:font-style="normal" officeooo:rsid="011d5c14" style:font-size-asian="12pt" style:font-style-asian="normal" style:font-size-complex="12pt" style:font-style-complex="normal"/>
    </style:style>
    <style:style style:name="T282" style:family="text">
      <style:text-properties officeooo:rsid="00fe05ff"/>
    </style:style>
    <style:style style:name="T283" style:family="text">
      <style:text-properties officeooo:rsid="0107b5bc"/>
    </style:style>
    <style:style style:name="T284" style:family="text">
      <style:text-properties officeooo:rsid="01129b4c" style:font-size-asian="12pt" style:font-weight-asian="bold" style:font-size-complex="12pt" style:font-weight-complex="bold"/>
    </style:style>
    <style:style style:name="T285" style:family="text">
      <style:text-properties officeooo:rsid="0113db05" style:font-size-asian="12pt" style:font-weight-asian="bold" style:font-size-complex="12pt" style:font-weight-complex="bold"/>
    </style:style>
    <style:style style:name="T286" style:family="text">
      <style:text-properties officeooo:rsid="011d5c14"/>
    </style:style>
    <style:style style:name="T287" style:family="text">
      <style:text-properties officeooo:rsid="011dcf18"/>
    </style:style>
    <style:style style:name="T288" style:family="text">
      <style:text-properties officeooo:rsid="011e4be0"/>
    </style:style>
    <style:style style:name="T289" style:family="text">
      <style:text-properties officeooo:rsid="01251510"/>
    </style:style>
    <style:style style:name="T290" style:family="text">
      <style:text-properties officeooo:rsid="0126dd0f"/>
    </style:style>
    <style:style style:name="T291" style:family="text">
      <style:text-properties officeooo:rsid="012ffdbf"/>
    </style:style>
    <style:style style:name="T292" style:family="text">
      <style:text-properties style:font-name="Liberation Serif" fo:font-size="12pt" style:font-size-asian="12pt" style:font-size-complex="12pt"/>
    </style:style>
    <style:style style:name="T293" style:family="text">
      <style:text-properties style:font-name="Liberation Serif" fo:font-size="12pt" fo:font-style="italic" style:font-size-asian="12pt" style:font-style-asian="italic" style:font-size-complex="12pt" style:font-style-complex="italic"/>
    </style:style>
    <style:style style:name="T294" style:family="text">
      <style:text-properties style:font-name="Liberation Serif" fo:font-size="12pt" fo:font-style="italic" officeooo:rsid="0139f1f6" style:font-size-asian="12pt" style:font-style-asian="italic" style:font-size-complex="12pt" style:font-style-complex="italic"/>
    </style:style>
    <style:style style:name="T295" style:family="text">
      <style:text-properties style:font-name="Liberation Serif" fo:font-size="12pt" fo:font-style="italic" officeooo:rsid="013b8393" style:font-size-asian="12pt" style:font-style-asian="italic" style:font-size-complex="12pt" style:font-style-complex="italic"/>
    </style:style>
    <style:style style:name="T296" style:family="text">
      <style:text-properties style:font-name="Liberation Serif" fo:font-size="12pt" fo:font-style="italic" officeooo:rsid="013e7e22" style:font-size-asian="12pt" style:font-style-asian="italic" style:font-size-complex="12pt" style:font-style-complex="italic"/>
    </style:style>
    <style:style style:name="T297" style:family="text">
      <style:text-properties style:font-name="Liberation Serif" fo:font-size="12pt" fo:font-style="italic" officeooo:rsid="014075b2" style:font-size-asian="12pt" style:font-style-asian="italic" style:font-size-complex="12pt" style:font-style-complex="italic"/>
    </style:style>
    <style:style style:name="T298" style:family="text">
      <style:text-properties style:font-name="Liberation Serif" fo:font-size="12pt" fo:font-style="normal" style:font-size-asian="12pt" style:font-style-asian="normal" style:font-size-complex="12pt" style:font-style-complex="normal"/>
    </style:style>
    <style:style style:name="T299" style:family="text">
      <style:text-properties style:font-name="Liberation Serif" fo:font-size="12pt" fo:font-style="normal" officeooo:rsid="013b8393" style:font-size-asian="12pt" style:font-style-asian="normal" style:font-size-complex="12pt" style:font-style-complex="normal"/>
    </style:style>
    <style:style style:name="T300" style:family="text">
      <style:text-properties style:font-name="Liberation Serif" fo:font-size="12pt" fo:font-style="normal" officeooo:rsid="013e7e22" style:font-size-asian="12pt" style:font-style-asian="normal" style:font-size-complex="12pt" style:font-style-complex="normal"/>
    </style:style>
    <style:style style:name="T301" style:family="text">
      <style:text-properties style:font-name="Liberation Serif" fo:font-size="12pt" fo:font-style="normal" officeooo:rsid="014075b2" style:font-size-asian="12pt" style:font-style-asian="normal" style:font-size-complex="12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MANUALE PER L’USO DI VIRTUAL MACHINE CON SO DEBIAN</text:p>
      <text:p text:style-name="P55">Andoniu Daniel 5°AI</text:p>
      <text:p text:style-name="P55"/>
      <text:p text:style-name="P64"><text:span text:style-name="T114">1</text:span><text:span text:style-name="T113">)Installazione del SO</text:span></text:p>
      <text:p text:style-name="P66"><text:span text:style-name="T1">-Creazione macchina:</text:span><text:span text:style-name="T3">A seguito della creazione della nostra macchina virtuale tramite l’icona </text:span><text:span text:style-name="T30">“Nuova”</text:span><text:span text:style-name="T3"> e con le conseguenti procedure, come la dichiarazione del nome della VM, lo spazio e la RAM che gli si vuole dedicare, il SO desiderato </text:span><text:span text:style-name="T7">(in questo caso debian 64 bit)</text:span><text:span text:style-name="T3">, la si potrà avviare.<text:line-break/>Prima però si possono modificare altre impostazioni tramite l’omonima icona. Si potrà configurare la cartella dove verranno salvati gli </text:span><text:span text:style-name="T30">“snapshot”</text:span><text:span text:style-name="T3"> </text:span><text:span text:style-name="T11">(CTRL destro+T)</text:span><text:span text:style-name="T3">. Ossia delle </text:span><text:span text:style-name="T30">“istantanee”</text:span><text:span text:style-name="T3"> di quel preciso momento della macchina, insieme ai suoi registri e impostazioni. Serve nel caso si vogliano fare certe prove o si commettano errori, si potranno </text:span><text:span text:style-name="T30">“caricare”</text:span><text:span text:style-name="T3"> questi snapshot e si tornerà al momento del salvataggio. </text:span><text:span text:style-name="T4">Si potrà modificare la grandezza dello schermo, la scheda audio e la rete. Sulla rete si potranno scegliere varie voci, tra le quali:</text:span></text:p>
      <text:p text:style-name="P56"/>
      <text:list xml:id="list4057899415" text:style-name="L1">
        <text:list-item>
          <text:p text:style-name="P102">Rete con NAT: Vari pc vengono messi nella stessa rete </text:p>
        </text:list-item>
        <text:list-item>
          <text:p text:style-name="P102">Sceda con Bridge: si crea uno switch virtuale e ci si collegano host(macchina ospitante) e quest (VM)</text:p>
        </text:list-item>
        <text:list-item>
          <text:p text:style-name="P102">Rete interna: crea uno switch virtuale ma non collega il guest alla scheda di rete esterna </text:p>
        </text:list-item>
      </text:list>
      <text:p text:style-name="P72"><text:span text:style-name="T1">-Configurazione della macchina:</text:span><text:span text:style-name="T2">Ora si potrà avviare la VM, lasciandola andare non troverà nessuna impostazione e d</text:span><text:span text:style-name="T5">irà che non riesce a trovare effettivamente qualcosa con cui eseguire il boot. Infatti si dovrà premere il tasto </text:span><text:span text:style-name="T31">“F12”</text:span><text:span text:style-name="T5"> all’avvio della VM e ci si ritroverà ad una nuova schermata di scelta </text:span><text:span text:style-name="T6">dove si potrà scegliere il boot temporaneo</text:span><text:span text:style-name="T5">. </text:span><text:span text:style-name="T6">Si potrà scegliere tra il boot da un file .iso contenuto nel hard disk del computer, da un floppy, da un CD oppure dalla LAN nel caso siate collegati ad una rete con un server che contiene i file desiderati.<text:line-break/></text:span><text:span text:style-name="T18">U</text:span><text:span text:style-name="T7">na volta avviata richiederà un p</text:span><text:span text:style-name="T8">osto dove cercare l’immagine del SO.<text:line-break/>Per configurare bisognerà premere F12 e ci si ritroverà davanti ad un menù per configurare il SO. In questo caso scegliamo l’expert installation.</text:span></text:p>
      <text:list xml:id="list906265556" text:style-name="L2">
        <text:list-item>
          <text:p text:style-name="P103"><text:span text:style-name="T9">La lingua la configuriamo in italiano, </text:span><text:span text:style-name="T10">selezioniamo il </text:span><text:span text:style-name="T32">“locale”</text:span><text:span text:style-name="T10"> IT_it e IT_iteuro</text:span><text:span text:style-name="T9">con il </text:span><text:span text:style-name="T33">“locale”</text:span><text:span text:style-name="T9"> definito a ita utf -</text:span><text:span text:style-name="T12">8</text:span><text:span text:style-name="T53">.</text:span></text:p>
        </text:list-item>
        <text:list-item>
          <text:p text:style-name="P104"><text:span text:style-name="T55">Per l</text:span><text:span text:style-name="T53">’</text:span><text:span text:style-name="T52">individuazione della tastiera </text:span><text:span text:style-name="T54">(selezionando la lingua </text:span><text:span text:style-name="T89">“italiano”</text:span><text:span text:style-name="T54">)</text:span><text:span text:style-name="T52"> basta premere per far </text:span><text:span text:style-name="T56">in</text:span><text:span text:style-name="T52"> modo che l</text:span><text:span text:style-name="T56">a</text:span><text:span text:style-name="T52"> trovi e l</text:span><text:span text:style-name="T56">a</text:span><text:span text:style-name="T52"> setti come predefinite.</text:span></text:p>
        </text:list-item>
        <text:list-item>
          <text:p text:style-name="P108">Installazione componenti</text:p>
        </text:list-item>
        <text:list-item>
          <text:p text:style-name="P105"><text:span text:style-name="T52">Nell’istallazione della rete, si lascia decidere l’ip al DHCP e si settano i secondi per il tentativo di connessione col DHCP, in questo caso lo si configura a 3 secondi. </text:span><text:span text:style-name="T57">In seguito verrà chiesto il nome dell’host, si lascia il nome della macchina virtuale. </text:span><text:span text:style-name="T58">Il nome del dominio sarà </text:span><text:span text:style-name="T90">(in questo caso)</text:span><text:span text:style-name="T58">andoniu.intra</text:span><text:span text:style-name="T59">. E’ stato scelto .intra perché la IANA non vende ancora domini di questo tipo e di conseguenza non ci saranno intralci.</text:span></text:p>
        </text:list-item>
        <text:list-item>
          <text:p text:style-name="P114"><text:span text:style-name="T105">Per la scelta del server di Debian per scaricare i programmi e gli aggiornamenti si sceglie il protocollo HTTP </text:span><text:span text:style-name="T106">e mirror : </text:span><text:a xlink:type="simple" xlink:href="ftp://ftp.it.debian.org/" text:style-name="Internet_20_link" text:visited-style-name="Visited_20_Internet_20_Link"><text:span text:style-name="T106">ftp.it.debian.org</text:span></text:a><text:span text:style-name="T106">. </text:span><text:span text:style-name="T107">Se c’è un server dove è possibile scaricare i pacchetti di aggiornamento inserire il proxy.</text:span></text:p>
        </text:list-item>
        <text:list-item>
          <text:p text:style-name="P105"><text:span text:style-name="T60">La scelta dell’utente implica innanzitutto </text:span><text:span text:style-name="T62">il</text:span><text:span text:style-name="T60"> voler o no abilitare la shadow password. Essa consiste nel mettere la password in un file diverso da quello del nome dell’utente. </text:span><text:span text:style-name="T61">In questo caso scegliamo di SI. </text:span><text:span text:style-name="T63">Come nome utente in questo caso mettiamo </text:span><text:span text:style-name="T92">“</text:span><text:span text:style-name="T91">U</text:span><text:span text:style-name="T92">tente </text:span><text:span text:style-name="T91">D</text:span><text:span text:style-name="T92">i </text:span><text:span text:style-name="T91">S</text:span><text:span text:style-name="T92">ervizio”</text:span><text:span text:style-name="T63"> e come </text:span><text:span text:style-name="T92">“nick”</text:span><text:span text:style-name="T63"> mettiamo </text:span><text:span text:style-name="T92">“uds”</text:span><text:span text:style-name="T63">. Infine scegliamo e confermiamo la password.</text:span></text:p>
        </text:list-item>
        <text:list-item>
          <text:p text:style-name="P105"><text:span text:style-name="T63">-</text:span><text:span text:style-name="T64">Per configurare l’ora ci richiederà le informazioni della lingua scelte prima. </text:span><text:span text:style-name="T65">Lasciamo il server NTP predefinito, e scegliamo la fascia oraria </text:span><text:span text:style-name="T93">“Europe/Rome”</text:span><text:span text:style-name="T65"> </text:span><text:span text:style-name="T66">in quanto la UTC </text:span><text:span text:style-name="T67">è si usata nel nostro paese, ma è la UTC+1 d’estate e la UTC+2 in inverno.</text:span></text:p>
        </text:list-item>
        <text:list-item>
          <text:p text:style-name="P105"><text:soft-page-break/><text:span text:style-name="T67">-</text:span><text:span text:style-name="T68">Per partizionare i dischi </text:span><text:span text:style-name="T69">scegliamo l’opzione </text:span><text:span text:style-name="T94">“SCS13”</text:span><text:span text:style-name="T69">. </text:span><text:span text:style-name="T70">Alla domanda della creazione della tabella si risponda SI. </text:span><text:span text:style-name="T71">Per il tipo di partizionamento si scelga msdos. </text:span><text:span text:style-name="T72">Si selezioni la partizione appena creata e si scelga </text:span><text:span text:style-name="T95">“creare una nuova partizione”</text:span></text:p>
        </text:list-item>
        <text:list-item>
          <text:p text:style-name="P106"><text:span text:style-name="T72">Q</text:span><text:span text:style-name="T52">uesta sarà primaria da 4GB, </text:span><text:span text:style-name="T75">punto di mount sarà la root</text:span><text:span text:style-name="T72"> </text:span><text:span text:style-name="T73">punto di mount mettiamo la root, </text:span><text:span text:style-name="T74">opzioni di mount saranno “discard” e “noatime”. </text:span><text:span text:style-name="T76">L’etichetta sarà linuxroot e attiviamo il flag avviabile.</text:span></text:p>
        </text:list-item>
        <text:list-item>
          <text:p text:style-name="P107"><text:span text:style-name="T76">C</text:span><text:span text:style-name="T52">reiamo una seconda partizione da 300MB che sarà usata come area di swap.</text:span></text:p>
        </text:list-item>
        <text:list-item>
          <text:p text:style-name="P109"><text:span text:style-name="T201">Installiamo il </text:span>Sistema di base, <text:span text:style-name="T111">premiamo e partirà l’installazione. Alla richiesta del kernel scegliamo </text:span><text:span text:style-name="T159">“linux image amd”</text:span><text:span text:style-name="T111"> perché la versione sopra potrebbe avere qualche problema stabilità. Scegliamo i driver generici e concludiamo.</text:span></text:p>
        </text:list-item>
        <text:list-item>
          <text:p text:style-name="P111">Per configurare il gestore di pacchetti, alla richiesta di analizzare altri CD/DVD si scelga NO. Se si è scaricata la versione ultraleggera della iso e non si dispone di un server per gli aggiornamenti alla domanda del se usare un mirror di rete si risponda di SI, altrimenti si risponda di NO. Si lascino gli aggiornamenti di sicurezza predefiniti.</text:p>
        </text:list-item>
        <text:list-item>
          <text:p text:style-name="P112">Selezione e installazione del software: alla domanda degli aggiornamenti automatici si scelga di non farli, così come non partecipare alla raccolta dati sull’uso dei pacchetti.</text:p>
        </text:list-item>
        <text:list-item>
          <text:p text:style-name="P110"><text:span text:style-name="T124">Installare il boot loader GRUB</text:span>: <text:span text:style-name="T112">in quest’ultimo passaggio alla domanda dell’installare il boot loader GRUB su un disco si risponda di SI dal /dev/sda, in quanto serve a selezionare quale SO avviare. E si scelga di NO sull’opzione della forzatura di quest’ultima sul dispositivo rimovibile EFI.</text:span></text:p>
        </text:list-item>
        <text:list-item>
          <text:p text:style-name="P113">Ora si termini l’installazione.</text:p>
        </text:list-item>
      </text:list>
      <text:p text:style-name="P12"/>
      <text:p text:style-name="P45">2)Configurazione</text:p>
      <text:p text:style-name="P13">-<text:span text:style-name="T123">Una volta avviato il SO si faccia il login.</text:span></text:p>
      <text:p text:style-name="P14"><text:span text:style-name="T119">Installazione software</text:span><text:span text:style-name="T137">: </text:span>Per iniziare ad installare bisogna andare in superuser digitando il comando “<text:span text:style-name="T113">su -” </text:span>e inserendo la password.</text:p>
      <text:p text:style-name="P15">Ora installiamo <text:span text:style-name="T153">“sudo”</text:span>= super user do tramite il comando <text:span text:style-name="T153">“apt install”</text:span>, per installare fare <text:span text:style-name="T153">“apt install sudo”.</text:span></text:p>
      <text:p text:style-name="P16">Installiamo anche <text:span text:style-name="T153">“ssh”</text:span> che ci servirà in futuro tramite la medesima procedura.</text:p>
      <text:p text:style-name="P15">-<text:span text:style-name="T129">Ora avremo bisogno di un router (paragrafo 3) e una macchina che ci farà da server (paragrafo 4)</text:span></text:p>
      <text:p text:style-name="P15">-<text:span text:style-name="T201">Però abbiamo bisogno di un gestore di login e di un sistema grafico, e visto che ci siamo installiamo pure il browser. Usando il solito comando </text:span><text:span text:style-name="T160">“apt install”</text:span><text:span text:style-name="T201"> questa volta si scriva </text:span><text:span text:style-name="T160">“lightdm mate firefox-esr”</text:span><text:span text:style-name="T201">. Finita l’installazione per utilizzare firefox in italiano si digiti “apt install firefox-esr-l10n-it”. Ora che l’installazione è finita bisogna riavviare la macchina per poter vedere le modifiche grafiche, si digiti </text:span><text:span text:style-name="T160">“/etc/init.d/lightdm restart”</text:span><text:span text:style-name="T201">. Una volta avvenuto il riavvio ci si troverà davanti la GUI installata precedentemente.</text:span></text:p>
      <text:p text:style-name="P15"><text:span text:style-name="T120">-</text:span><text:span text:style-name="T121">Messa in rete:</text:span><text:span text:style-name="T128">Ora che abbiamo un router (consultare il paragrafo 3) dobbiamo collegarci ad esso. Mentre il client è attivo andate su </text:span><text:span text:style-name="T161">“macchina-&gt;impostazioni”</text:span><text:span text:style-name="T128"> poi su </text:span><text:span text:style-name="T161">“rete”</text:span><text:span text:style-name="T128">. La scheda 1 che è collegata alla rete interna colleghiamola alla rete </text:span><text:span text:style-name="T161">“LAN”.</text:span><text:span text:style-name="T128"> </text:span></text:p>
      <text:p text:style-name="P30">-<text:span text:style-name="T200">Assegnazione ip statico: </text:span><text:span text:style-name="T139">Avere un client e un server con indirizzo variabile non è il massimo e di conseguenza bisogna cambiarlo. </text:span><text:span text:style-name="T140">Andando sul terminale ed entrando in sudo mode andate a modificare il file </text:span><text:span text:style-name="T170">“interfaces”</text:span><text:span text:style-name="T183"> esso starà nel percorso “</text:span><text:span text:style-name="T170">etc/</text:span><text:span text:style-name="T183">network</text:span><text:span text:style-name="T170">”, </text:span><text:span text:style-name="T184">apriamolo con un editor di testo e ci ritroveremo una riga con scritto </text:span><text:span text:style-name="T171">“iface enps0 inet dhcp”. </text:span><text:span text:style-name="T184">Cancelliamo la scritta </text:span><text:span text:style-name="T171">“dhcp”</text:span><text:span text:style-name="T184"> e mettiamo </text:span><text:span text:style-name="T171">“static”</text:span><text:span text:style-name="T184">, così facendo avrà l’indirizzo che vogliamo noi. Sotto scriviamo </text:span><text:span text:style-name="T171">“address indirizzo desiderato, in questo caso io metterò 192.168.12.2” </text:span><text:span text:style-name="T184">e sotto quest’ultimo </text:span><text:span text:style-name="T171">“gateway ip desiderato, io metterò 192.168.12.1”</text:span><text:span text:style-name="T184">.</text:span></text:p>
      <text:p text:style-name="P31"><text:span text:style-name="T184">P</text:span><text:span text:style-name="T182">er cambiare l’ip del server senza andare effettivamente su di esso usiamo SSH, precedentemente installato. </text:span><text:span text:style-name="T185">Ripetere la stessa procedura ed in questo caso io metterò </text:span><text:span text:style-name="T172">“192.168.112.2</text:span><text:span text:style-name="T174">50</text:span><text:span text:style-name="T172"> come ip e 192.168.112.1 come gateway”</text:span><text:span text:style-name="T185">.</text:span></text:p>
      <text:p text:style-name="P32"><text:soft-page-break/><text:span text:style-name="T185">I</text:span><text:span text:style-name="T182">nfine andare nel GUI del Router (paragrafo 3) e cambiare il range del DMZ nella voce </text:span><text:span text:style-name="T169">“Dhcp server”</text:span><text:span text:style-name="T182"> e cambiate la terza serie di cifre con quella impostata prima.</text:span></text:p>
      <text:p text:style-name="P15"/>
      <text:p text:style-name="P15"/>
      <text:p text:style-name="P15"/>
      <text:p text:style-name="P46">3)Configurazione Router</text:p>
      <text:p text:style-name="P17">-<text:span text:style-name="T116">Creazione router:</text:span><text:span text:style-name="T131"> </text:span>Per questa parte utilizzeremo <text:span text:style-name="T180">“m0n0wall”</text:span> come software per il nostro router.</text:p>
      <text:p text:style-name="P18">Andando nella schermata di creazione di una nuova macchina si scelga “BSD” come tipo di SO e versione si scelga <text:span text:style-name="T153">“BSD 32 bit”</text:span>,<text:span text:style-name="T125">si scelga un nome</text:span> e si impostino 128 MB di RAM e 64 MB di memoria.</text:p>
      <text:p text:style-name="P19">Per poter usare l’immagine .iso di m0n0wall una volta creata la macchina si vada su “impostazioni→Archiviazione” e si premendo sul disco <text:span text:style-name="T153">“vuoto”</text:span> e poi sulla stessa immagine alla destra si scelga la iso desiderata.</text:p>
      <text:p text:style-name="P18"><text:span text:style-name="T126">-</text:span><text:span text:style-name="T117">Configurazione router:</text:span><text:span text:style-name="T126"> Ora avviando la macchina si prema il solito tasto </text:span><text:span text:style-name="T156">“F12”</text:span><text:span text:style-name="T126"> per fare il boot e in seguito si prema </text:span><text:span text:style-name="T156">“c”</text:span><text:span text:style-name="T126"> per avviare il boot dall’iso messa in precedenza. Ora che si è avviata si prema </text:span><text:span text:style-name="T156">“7”</text:span><text:span text:style-name="T126"> per far partire l’installazione.</text:span></text:p>
      <text:p text:style-name="P18">-<text:span text:style-name="T127">Una volta finita l’installazione si spenga la macchina e si vada nel menù visitato in precedenza. Premendo di nuovo sul disco sulla destra si scelga “Rimuovi disco dal lettore virtuale” per togliere la iso.</text:span></text:p>
      <text:p text:style-name="P18">-<text:span text:style-name="T116">Aggiunta di schede di rete:</text:span><text:span text:style-name="T131"> Ora bisogna configurare le schede di rete. Si vada su </text:span><text:span text:style-name="T157">“Impostazioni → Rete”</text:span><text:span text:style-name="T131">, ora sulla scheda 1 si metta nell’opzione</text:span><text:span text:style-name="T157"> “connessa a” la voce “scheda con bridge”</text:span><text:span text:style-name="T131">. La scheda 2 invece innanzitutto la abilitiamo e poi mettiamo la voce “rete interna” e diamogli il nome di “LAN”. Per concludere si vada sulla scheda 3 e anche qua si scelga “rete interna” e come nome questa volta si dovrà mettere </text:span><text:span text:style-name="T157">“DMZ”</text:span><text:span text:style-name="T131">.</text:span></text:p>
      <text:p text:style-name="P18">-<text:span text:style-name="T115">Configurazione schede di rete: </text:span><text:span text:style-name="T130">Ora però bisogna configurarle, avviate il router e selezionate la voce “Interfaces: assign netwok ports”, vi chiederà se volete configurare delle VLAN, in questo caso scegliete no. Bisognerà scegliere l’interfaccia LAN, la macchina rileverà 3 interfacce valide (nel caso ve ne segni di meno controllate il punto precedente), le chiamerà </text:span><text:span text:style-name="T158">“em0/1/2”</text:span><text:span text:style-name="T130">, per capire quale interfaccia è quella giusta tornate nel menù dove abbiamo configurato le schede e premete sulle </text:span><text:span text:style-name="T158">“avanzate”</text:span><text:span text:style-name="T130">. Ora controllate le ultime cifre dell’indirizzo MAC e confrontatele con quelle presenti. Ora scegliete quella che abbiamo chiamato </text:span><text:span text:style-name="T158">“LAN”</text:span><text:span text:style-name="T130">. Per la WAN invece scegliete quella che abbiamo configurato come “connessa a scheda con bridge”. Infine nella opzionale mettete quella denominata </text:span><text:span text:style-name="T158">“DMZ”</text:span><text:span text:style-name="T130">. Il router si riavvierà con le configurazioni appena immesse.</text:span></text:p>
      <text:p text:style-name="P18">-<text:span text:style-name="T115">Regole di Firewall: </text:span><text:span text:style-name="T130">Ora però ha bisogno delle regole di firewall. Possiamo accedere alla GUI del router o dal client o dalla macchina ospitante. Per poter accedere dal client basta inserire nella barra di ricerca del browser l’ip della LAN, dalla macchina ospitante invece quello della WAN (non sarà subito disponibile, per ottenerlo basta dare un paio di invio a vuoto e successivamente apparirà l’ip).</text:span></text:p>
      <text:p text:style-name="P20">Una volta entrati ci chiederà nome utente e password, esse saranno quelle di default e saranno rispettivamente <text:span text:style-name="T153">“admin” </text:span>e <text:s/><text:span text:style-name="T153">“mono”</text:span>.</text:p>
      <text:p text:style-name="P21">Ora andiamo su <text:span text:style-name="T153">“firewall→rules”</text:span> <text:s/>e ci troveremo una sola regola, editiamola premento il pulsante “e” vicino ad essa e spuntiamo l’unica spunta visibile.</text:p>
      <text:p text:style-name="P23">Ora andiamo su <text:span text:style-name="T153">“WAN”</text:span> sempre nelle rules e creiamo una nuova regola. Nella sezione source mettiamo l’ip della macchina ospitante scegliendo prima <text:span text:style-name="T153">“Single host or alias”</text:span> e come destination <text:span text:style-name="T153">“WAN address”</text:span>. Infine nella descrizione mettiamo “<text:span text:style-name="T153">Allow: accesso web a M0n0wall dal pc ospitante”</text:span> <text:span text:style-name="T132">e salviamo.</text:span></text:p>
      <text:p text:style-name="P24">Ora andiamo su <text:span text:style-name="T153">“interfaces→ DMZ”</text:span> per mettere l’ip della DMZ, in questo caso sarà <text:span text:style-name="T153">192,168,101,1/24 </text:span><text:span text:style-name="T133">e infine cambiamo la descrizione e mettiamo </text:span><text:span text:style-name="T155">“DMZ”</text:span><text:span text:style-name="T133">.</text:span></text:p>
      <text:p text:style-name="P25">Tornando su “firewall→ rules” selezioniamo la DMZ e aggiungiamo 2 nuove regole.</text:p>
      <text:p text:style-name="P26"><text:soft-page-break/>La prima <text:span text:style-name="T135">avrà l’azione </text:span><text:span text:style-name="T154">“block”</text:span><text:span text:style-name="T135"> che sarà selezionabile come prima voce disponibile e </text:span>mettiamo come source <text:span text:style-name="T153">“DMZ subnet”</text:span> e come destinazione <text:span text:style-name="T153">“LAN subnet”</text:span>. La descrizione sarà <text:span text:style-name="T153">“Block: DMZ to LAN”</text:span>.</text:p>
      <text:p text:style-name="P27">La seconda invece avrà <text:span text:style-name="T134">come azione “pass”,</text:span> la source come la precedente e la destinazione sarà “any”. La descrizione sarà DMZ to any.</text:p>
      <text:p text:style-name="P24">-<text:span text:style-name="T118">Configurazione della password d’accesso: </text:span><text:span text:style-name="T136">la password per ovvi motivi non dovrà essere quella di default, per cambiarla andate su “System → general setup” e sulla voce password mettete la password desiderata. Una volta salvate le impostazioni vi richiederà di ri-effettuare l’accesso, inserite la password appena cambiata. Nel caso potete anche cambiare l’username.</text:span></text:p>
      <text:p text:style-name="P67"><text:span text:style-name="T83">-</text:span><text:span text:style-name="T84">Configurazione ip: </text:span><text:span text:style-name="T78">Andate su </text:span><text:span text:style-name="T87">“DHCP server →DMZ”</text:span><text:span text:style-name="T78"> e abilitatelo all’uso del DHCP e impostate il range da </text:span><text:span text:style-name="T87">192.168.101.100 a 192.168.101.199</text:span><text:span text:style-name="T78"> </text:span><text:span text:style-name="T79">questo farà si che il nostro server (p</text:span><text:span text:style-name="T80">aragrafo</text:span><text:span text:style-name="T79"> 4) abbia ip in quell’intervallo. </text:span><text:span text:style-name="T77"><text:s/>Premiamo l’icona “</text:span><text:span text:style-name="T85">+</text:span><text:span text:style-name="T77">” in basso per aggiungere il MAC. Inserite il MAC del vostro server e mettete come indirizzo ip </text:span><text:span text:style-name="T88">192.168.101.250</text:span><text:span text:style-name="T77"> ed infine come descrizione mettete “</text:span><text:span text:style-name="T88">IP statico del server”</text:span></text:p>
      <text:p text:style-name="P50"><text:span text:style-name="T22">-</text:span><text:span text:style-name="T23">Configurazione alias: </text:span><text:span text:style-name="T13">diamo caso che voi spostiate la vostra virtuale su una macchina ospitante, dovreste riconfigurare tutti gli ip, con gli alias si può evitare di farlo. </text:span><text:span text:style-name="T14">Per farlo andate su </text:span><text:span text:style-name="T27">“Firewall → aliases” </text:span><text:span text:style-name="T15"><text:s/>e aggiungiamone un paio tramite il pulsante </text:span><text:span text:style-name="T41">“+”</text:span><text:span text:style-name="T15">. <text:s/></text:span><text:span text:style-name="T16">Nel nome mettiamo </text:span><text:span text:style-name="T28">“host_pcospitante”</text:span><text:span text:style-name="T16"> e come ip l’indirizzo di quest’ultima. </text:span><text:span text:style-name="T17">Nel secondo invece creeremo l’alias del router, nel nome mettete quello che vi sembra più opportuno, io in questo caso metterò </text:span><text:span text:style-name="T29">“lan_labsistemi”</text:span><text:span text:style-name="T17"> e come type in questo caso dobbiamo mettere </text:span><text:span text:style-name="T29">“network”</text:span><text:span text:style-name="T17"> e inseriamo l’indirizzo del router. </text:span></text:p>
      <text:p text:style-name="P50"><text:span text:style-name="T19">Infine aggiungiamo altri 3 alias, per il server, il router e il router “dal lato della DMZ”. Per l’alias del server mettiamo </text:span><text:span text:style-name="T34">“host_server” </text:span><text:span text:style-name="T19">l’indirizzo del server(</text:span><text:span text:style-name="T34">192.168.12.225</text:span><text:span text:style-name="T19">). Per l host </text:span><text:span text:style-name="T34">“host_router”</text:span><text:span text:style-name="T19"> e come ip l’indirizzo del gateway (192.168.12.1)</text:span><text:span text:style-name="T34"> </text:span><text:span text:style-name="T19">Infine mettiamo “</text:span><text:span text:style-name="T34">host_router_dmz” </text:span><text:span text:style-name="T19">e come ip “192.168.112.1”</text:span></text:p>
      <text:p text:style-name="P36">Ora in tutte le regole precedentemente scritte possiamo andare a sostituire l’ip con questi alias.</text:p>
      <text:p text:style-name="P51"><text:span text:style-name="T25">-</text:span><text:span text:style-name="T26">Configurazione regole aggiuntive: </text:span><text:span text:style-name="T20">Ora per poter navigare in modo “più efficiente” abbiamo bisogno di regole che rispettino questo schema</text:span></text:p>
      <text:p text:style-name="P37"/>
      <table:table table:name="Tabella1" table:style-name="Tabella1">
        <table:table-column table:style-name="Tabella1.A"/>
        <table:table-column table:style-name="Tabella1.B"/>
        <table:table-column table:style-name="Tabella1.C" table:number-columns-repeated="2"/>
        <table:table-header-rows>
          <table:table-row table:style-name="Tabella1.1">
            <table:table-cell table:style-name="Tabella1.A1" office:value-type="string">
              <text:p text:style-name="P92">da/a</text:p>
            </table:table-cell>
            <table:table-cell table:style-name="Tabella1.A1" office:value-type="string">
              <text:p text:style-name="P92">LAN</text:p>
            </table:table-cell>
            <table:table-cell table:style-name="Tabella1.A1" office:value-type="string">
              <text:p text:style-name="P92">WAN</text:p>
            </table:table-cell>
            <table:table-cell table:style-name="Tabella1.A1" office:value-type="string">
              <text:p text:style-name="P92">DMZ</text:p>
            </table:table-cell>
          </table:table-row>
        </table:table-header-rows>
        <table:table-row table:style-name="Tabella1.1">
          <table:table-cell table:style-name="Tabella1.A1" office:value-type="string">
            <text:p text:style-name="P90"><text:span text:style-name="T204">L</text:span>AN</text:p>
          </table:table-cell>
          <table:table-cell table:style-name="Tabella1.A1" office:value-type="string">
            <text:p text:style-name="P90">V</text:p>
          </table:table-cell>
          <table:table-cell table:style-name="Tabella1.A1" office:value-type="string">
            <text:p text:style-name="P90">V(dns)</text:p>
          </table:table-cell>
          <table:table-cell table:style-name="Tabella1.A1" office:value-type="string">
            <text:p text:style-name="P90">V*2</text:p>
          </table:table-cell>
        </table:table-row>
        <table:table-row table:style-name="Tabella1.3">
          <table:table-cell table:style-name="Tabella1.A1" office:value-type="string">
            <text:p text:style-name="P90">WAN</text:p>
          </table:table-cell>
          <table:table-cell table:style-name="Tabella1.A1" office:value-type="string">
            <text:p text:style-name="P90">X</text:p>
          </table:table-cell>
          <table:table-cell table:style-name="Tabella1.A1" office:value-type="string">
            <text:p text:style-name="P90">V</text:p>
          </table:table-cell>
          <table:table-cell table:style-name="Tabella1.A1" office:value-type="string">
            <text:p text:style-name="P90">V*2(dnat)</text:p>
          </table:table-cell>
        </table:table-row>
        <table:table-row table:style-name="Tabella1.1">
          <table:table-cell table:style-name="Tabella1.A1" office:value-type="string">
            <text:p text:style-name="P90">DMZ</text:p>
          </table:table-cell>
          <table:table-cell table:style-name="Tabella1.A1" office:value-type="string">
            <text:p text:style-name="P90">X</text:p>
          </table:table-cell>
          <table:table-cell table:style-name="Tabella1.A1" office:value-type="string">
            <text:p text:style-name="P90">V(dns,http,ntp)</text:p>
          </table:table-cell>
          <table:table-cell table:style-name="Tabella1.A1" office:value-type="string">
            <text:p text:style-name="P90">V</text:p>
          </table:table-cell>
        </table:table-row>
      </table:table>
      <text:p text:style-name="P79"><text:span text:style-name="T98"><text:line-break/></text:span><text:span text:style-name="T99">Prima di tutto bisogna andare su </text:span><text:span text:style-name="T253">FIREWALL →NAT→Inbound</text:span></text:p>
      <text:p text:style-name="P93"><text:span text:style-name="T206">If WAN, </text:span><text:span text:style-name="T205">External port range </text:span><text:span text:style-name="T206">mettere:</text:span><text:span text:style-name="T205"> from →SSH to→other Nat IP: host-server, </text:span><text:span text:style-name="T207">Int</text:span><text:span text:style-name="T205"> Port </text:span><text:span text:style-name="T207">Range</text:span><text:span text:style-name="T205">: SSH Descrizione: Server in SSH </text:span><text:span text:style-name="T208">e infine mettere la spunta.<text:line-break/>If D</text:span><text:span text:style-name="T207">MZ</text:span><text:span text:style-name="T208">, </text:span><text:span text:style-name="T205">External port range </text:span><text:span text:style-name="T206">mettere:</text:span><text:span text:style-name="T205"> from →SSH to→other Nat IP: host-</text:span><text:span text:style-name="T207">client</text:span><text:span text:style-name="T205">, </text:span><text:span text:style-name="T207">Int</text:span><text:span text:style-name="T205"> Port </text:span><text:span text:style-name="T207">Range</text:span><text:span text:style-name="T205">: </text:span><text:span text:style-name="T207">2200</text:span><text:span text:style-name="T205"> Descrizione: </text:span><text:span text:style-name="T207">Block: Client to LAN in SSH</text:span><text:span text:style-name="T205"> </text:span><text:span text:style-name="T208">e mettere la spunta.<text:line-break/>Su If D</text:span><text:span text:style-name="T207">MZ</text:span><text:span text:style-name="T208">, External port range </text:span><text:span text:style-name="T206">mettere:</text:span><text:span text:style-name="T208"> from →2</text:span><text:span text:style-name="T207">200</text:span><text:span text:style-name="T208"> to→other Nat IP: host-</text:span><text:span text:style-name="T207">client</text:span><text:span text:style-name="T208">, </text:span><text:span text:style-name="T207">Int</text:span><text:span text:style-name="T208"> Port </text:span><text:span text:style-name="T207">Range</text:span><text:span text:style-name="T208">: </text:span><text:span text:style-name="T207">SSH</text:span><text:span text:style-name="T208"> Descrizione: </text:span><text:span text:style-name="T207">DMZ to LAN in SSH port 2200</text:span><text:span text:style-name="T208"> e mettere la spunta.</text:span></text:p>
      <text:p text:style-name="P94"/>
      <text:p text:style-name="P94"/>
      <text:p text:style-name="P94"/>
      <text:p text:style-name="P94"><text:soft-page-break/>Ora <text:span text:style-name="T256">a</text:span>ndare su <text:span text:style-name="T153">Firewall→Rules</text:span><text:span text:style-name="T254"> </text:span><text:span text:style-name="T255">e iniziamo dalla </text:span><text:span text:style-name="T163">LAN</text:span><text:span text:style-name="T153"> </text:span></text:p>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B"/>
        <table:table-column table:style-name="Tabella2.G"/>
        <table:table-header-rows>
          <table:table-row table:style-name="Tabella2.1">
            <table:table-cell table:style-name="Tabella2.A1" office:value-type="string">
              <text:p text:style-name="P92">Action</text:p>
            </table:table-cell>
            <table:table-cell table:style-name="Tabella2.A1" office:value-type="string">
              <text:p text:style-name="P92">Proto</text:p>
            </table:table-cell>
            <table:table-cell table:style-name="Tabella2.A1" office:value-type="string">
              <text:p text:style-name="P92">Source</text:p>
            </table:table-cell>
            <table:table-cell table:style-name="Tabella2.A1" office:value-type="string">
              <text:p text:style-name="P92">Port</text:p>
            </table:table-cell>
            <table:table-cell table:style-name="Tabella2.A1" office:value-type="string">
              <text:p text:style-name="P92">Destination</text:p>
            </table:table-cell>
            <table:table-cell table:style-name="Tabella2.A1" office:value-type="string">
              <text:p text:style-name="P92">Port</text:p>
            </table:table-cell>
            <table:table-cell table:style-name="Tabella2.A1" office:value-type="string">
              <text:p text:style-name="P92">Description</text:p>
            </table:table-cell>
          </table:table-row>
        </table:table-header-rows>
        <table:table-row table:style-name="Tabella2.1">
          <table:table-cell table:style-name="Tabella2.A1" office:value-type="string">
            <text:p text:style-name="P90">Pass</text:p>
          </table:table-cell>
          <table:table-cell table:style-name="Tabella2.A1" office:value-type="string">
            <text:p text:style-name="P90">any</text:p>
          </table:table-cell>
          <table:table-cell table:style-name="Tabella2.A1" office:value-type="string">
            <text:p text:style-name="P90">Lan net</text:p>
          </table:table-cell>
          <table:table-cell table:style-name="Tabella2.A1" office:value-type="string">
            <text:p text:style-name="P90">any</text:p>
          </table:table-cell>
          <table:table-cell table:style-name="Tabella2.A1" office:value-type="string">
            <text:p text:style-name="P90">any</text:p>
          </table:table-cell>
          <table:table-cell table:style-name="Tabella2.A1" office:value-type="string">
            <text:p text:style-name="P90">any</text:p>
          </table:table-cell>
          <table:table-cell table:style-name="Tabella2.A1" office:value-type="string">
            <text:p text:style-name="P90">Default LAN -&gt; any</text:p>
          </table:table-cell>
        </table:table-row>
        <table:table-row table:style-name="Tabella2.3">
          <table:table-cell table:style-name="Tabella2.A1" office:value-type="string">
            <text:p text:style-name="P90">Pass</text:p>
          </table:table-cell>
          <table:table-cell table:style-name="Tabella2.A1" office:value-type="string">
            <text:p text:style-name="P90">TCP</text:p>
          </table:table-cell>
          <table:table-cell table:style-name="Tabella2.A1" office:value-type="string">
            <text:p text:style-name="P90">LAN net</text:p>
          </table:table-cell>
          <table:table-cell table:style-name="Tabella2.A1" office:value-type="string">
            <text:p text:style-name="P90">53(DNS)</text:p>
          </table:table-cell>
          <table:table-cell table:style-name="Tabella2.A1" office:value-type="string">
            <text:p text:style-name="P90">host-router-lan</text:p>
          </table:table-cell>
          <table:table-cell table:style-name="Tabella2.A1" office:value-type="string">
            <text:p text:style-name="P90">53(DNS)</text:p>
          </table:table-cell>
          <table:table-cell table:style-name="Tabella2.A1" office:value-type="string">
            <text:p text:style-name="P90">Pass: LAN to Router-LAN-DNS</text:p>
          </table:table-cell>
        </table:table-row>
        <table:table-row table:style-name="Tabella2.1">
          <table:table-cell table:style-name="Tabella2.A1" office:value-type="string">
            <text:p text:style-name="P90">Block</text:p>
          </table:table-cell>
          <table:table-cell table:style-name="Tabella2.A1" office:value-type="string">
            <text:p text:style-name="P90">TCP/UDP</text:p>
          </table:table-cell>
          <table:table-cell table:style-name="Tabella2.A1" office:value-type="string">
            <text:p text:style-name="P90">LAN net</text:p>
          </table:table-cell>
          <table:table-cell table:style-name="Tabella2.A1" office:value-type="string">
            <text:p text:style-name="P90">53(DNS)</text:p>
          </table:table-cell>
          <table:table-cell table:style-name="Tabella2.A1" office:value-type="string">
            <text:p text:style-name="P90">WAN address</text:p>
          </table:table-cell>
          <table:table-cell table:style-name="Tabella2.A1" office:value-type="string">
            <text:p text:style-name="P90">53(DNS)</text:p>
          </table:table-cell>
          <table:table-cell table:style-name="Tabella2.A1" office:value-type="string">
            <text:p text:style-name="P90">Block:LAN to WAN-DNS</text:p>
          </table:table-cell>
        </table:table-row>
        <table:table-row table:style-name="Tabella2.3">
          <table:table-cell table:style-name="Tabella2.A1" office:value-type="string">
            <text:p text:style-name="P90">Pass</text:p>
          </table:table-cell>
          <table:table-cell table:style-name="Tabella2.A1" office:value-type="string">
            <text:p text:style-name="P90">TCP/UDP</text:p>
          </table:table-cell>
          <table:table-cell table:style-name="Tabella2.A1" office:value-type="string">
            <text:p text:style-name="P90">LAN net</text:p>
          </table:table-cell>
          <table:table-cell table:style-name="Tabella2.A1" office:value-type="string">
            <text:p text:style-name="P90">any</text:p>
          </table:table-cell>
          <table:table-cell table:style-name="Tabella2.A1" office:value-type="string">
            <text:p text:style-name="P90">DMZ net</text:p>
          </table:table-cell>
          <table:table-cell table:style-name="Tabella2.A1" office:value-type="string">
            <text:p text:style-name="P90">80(HTTP)</text:p>
          </table:table-cell>
          <table:table-cell table:style-name="Tabella2.A1" office:value-type="string">
            <text:p text:style-name="P90">Pass: LAN to DMZ-HTTP</text:p>
          </table:table-cell>
        </table:table-row>
        <table:table-row table:style-name="Tabella2.1">
          <table:table-cell table:style-name="Tabella2.A1" office:value-type="string">
            <text:p text:style-name="P90">Pass</text:p>
          </table:table-cell>
          <table:table-cell table:style-name="Tabella2.A1" office:value-type="string">
            <text:p text:style-name="P90">TCP/UDP</text:p>
          </table:table-cell>
          <table:table-cell table:style-name="Tabella2.A1" office:value-type="string">
            <text:p text:style-name="P90">LAN net</text:p>
          </table:table-cell>
          <table:table-cell table:style-name="Tabella2.A1" office:value-type="string">
            <text:p text:style-name="P90">any</text:p>
          </table:table-cell>
          <table:table-cell table:style-name="Tabella2.A1" office:value-type="string">
            <text:p text:style-name="P90">DMZ net</text:p>
          </table:table-cell>
          <table:table-cell table:style-name="Tabella2.A1" office:value-type="string">
            <text:p text:style-name="P90">443(HTTPS)</text:p>
          </table:table-cell>
          <table:table-cell table:style-name="Tabella2.A1" office:value-type="string">
            <text:p text:style-name="P90">Pass: LAN to DMZ-HTTPS</text:p>
          </table:table-cell>
        </table:table-row>
      </table:table>
      <text:p text:style-name="P95"/>
      <text:p text:style-name="P98"><text:span text:style-name="T257">Andate su </text:span><text:span text:style-name="T162">WAN</text:span></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column table:style-name="Tabella3.G"/>
        <table:table-header-rows>
          <table:table-row table:style-name="Tabella3.1">
            <table:table-cell table:style-name="Tabella3.A1" office:value-type="string">
              <text:p text:style-name="P92">Action</text:p>
            </table:table-cell>
            <table:table-cell table:style-name="Tabella3.A1" office:value-type="string">
              <text:p text:style-name="P92">Proto<text:span text:style-name="T258">col</text:span></text:p>
            </table:table-cell>
            <table:table-cell table:style-name="Tabella3.A1" office:value-type="string">
              <text:p text:style-name="P92">Source</text:p>
            </table:table-cell>
            <table:table-cell table:style-name="Tabella3.A1" office:value-type="string">
              <text:p text:style-name="P92">Port</text:p>
            </table:table-cell>
            <table:table-cell table:style-name="Tabella3.A1" office:value-type="string">
              <text:p text:style-name="P92">Destination</text:p>
            </table:table-cell>
            <table:table-cell table:style-name="Tabella3.A1" office:value-type="string">
              <text:p text:style-name="P92">Port</text:p>
            </table:table-cell>
            <table:table-cell table:style-name="Tabella3.A1" office:value-type="string">
              <text:p text:style-name="P92">Description</text:p>
            </table:table-cell>
          </table:table-row>
        </table:table-header-rows>
        <table:table-row table:style-name="Tabella3.1">
          <table:table-cell table:style-name="Tabella3.A1" office:value-type="string">
            <text:p text:style-name="P90">Pass</text:p>
          </table:table-cell>
          <table:table-cell table:style-name="Tabella3.A1" office:value-type="string">
            <text:p text:style-name="P90">TCP</text:p>
          </table:table-cell>
          <table:table-cell table:style-name="Tabella3.A1" office:value-type="string">
            <text:p text:style-name="P90">host-pcospitante</text:p>
          </table:table-cell>
          <table:table-cell table:style-name="Tabella3.A1" office:value-type="string">
            <text:p text:style-name="P90">any</text:p>
          </table:table-cell>
          <table:table-cell table:style-name="Tabella3.A1" office:value-type="string">
            <text:p text:style-name="P90">WAN address</text:p>
          </table:table-cell>
          <table:table-cell table:style-name="Tabella3.A1" office:value-type="string">
            <text:p text:style-name="P90">80</text:p>
          </table:table-cell>
          <table:table-cell table:style-name="Tabella3.A1" office:value-type="string">
            <text:p text:style-name="P90">PAllow: accesso web al m0n0wall dal PC ospitante</text:p>
          </table:table-cell>
        </table:table-row>
        <table:table-row table:style-name="Tabella3.3">
          <table:table-cell table:style-name="Tabella3.A1" office:value-type="string">
            <text:p text:style-name="P90">Pass</text:p>
          </table:table-cell>
          <table:table-cell table:style-name="Tabella3.A1" office:value-type="string">
            <text:p text:style-name="P90">TCP</text:p>
          </table:table-cell>
          <table:table-cell table:style-name="Tabella3.A1" office:value-type="string">
            <text:p text:style-name="P90">any</text:p>
          </table:table-cell>
          <table:table-cell table:style-name="Tabella3.A1" office:value-type="string">
            <text:p text:style-name="P90">any</text:p>
          </table:table-cell>
          <table:table-cell table:style-name="Tabella3.A1" office:value-type="string">
            <text:p text:style-name="P90">host-server</text:p>
          </table:table-cell>
          <table:table-cell table:style-name="Tabella3.A1" office:value-type="string">
            <text:p text:style-name="P90">22</text:p>
          </table:table-cell>
          <table:table-cell table:style-name="Tabella3.A1" office:value-type="string">
            <text:p text:style-name="P90">NAT Server in SSH</text:p>
          </table:table-cell>
        </table:table-row>
        <table:table-row table:style-name="Tabella3.1">
          <table:table-cell table:style-name="Tabella3.A1" office:value-type="string">
            <text:p text:style-name="P90">Pass</text:p>
          </table:table-cell>
          <table:table-cell table:style-name="Tabella3.A1" office:value-type="string">
            <text:p text:style-name="P90">TCP/UDP</text:p>
          </table:table-cell>
          <table:table-cell table:style-name="Tabella3.A1" office:value-type="string">
            <text:p text:style-name="P90">WAN address</text:p>
          </table:table-cell>
          <table:table-cell table:style-name="Tabella3.A1" office:value-type="string">
            <text:p text:style-name="P90">any</text:p>
          </table:table-cell>
          <table:table-cell table:style-name="Tabella3.A1" office:value-type="string">
            <text:p text:style-name="P90">DMZ net</text:p>
          </table:table-cell>
          <table:table-cell table:style-name="Tabella3.A1" office:value-type="string">
            <text:p text:style-name="P90">80</text:p>
          </table:table-cell>
          <table:table-cell table:style-name="Tabella3.A1" office:value-type="string">
            <text:p text:style-name="P90">Pass: WAN to DMZ (HTTP)</text:p>
          </table:table-cell>
        </table:table-row>
        <table:table-row table:style-name="Tabella3.3">
          <table:table-cell table:style-name="Tabella3.A1" office:value-type="string">
            <text:p text:style-name="P90">Pass</text:p>
          </table:table-cell>
          <table:table-cell table:style-name="Tabella3.A1" office:value-type="string">
            <text:p text:style-name="P90">TCP/UDP</text:p>
          </table:table-cell>
          <table:table-cell table:style-name="Tabella3.A1" office:value-type="string">
            <text:p text:style-name="P90">WAN address</text:p>
          </table:table-cell>
          <table:table-cell table:style-name="Tabella3.A1" office:value-type="string">
            <text:p text:style-name="P90">any</text:p>
          </table:table-cell>
          <table:table-cell table:style-name="Tabella3.A1" office:value-type="string">
            <text:p text:style-name="P90">host-server</text:p>
          </table:table-cell>
          <table:table-cell table:style-name="Tabella3.A1" office:value-type="string">
            <text:p text:style-name="P90">443</text:p>
          </table:table-cell>
          <table:table-cell table:style-name="Tabella3.A1" office:value-type="string">
            <text:p text:style-name="P90">Pass: WAN to DMZ (HTTPS)</text:p>
          </table:table-cell>
        </table:table-row>
        <table:table-row table:style-name="Tabella3.1">
          <table:table-cell table:style-name="Tabella3.A1" office:value-type="string">
            <text:p text:style-name="P90">Pass</text:p>
          </table:table-cell>
          <table:table-cell table:style-name="Tabella3.A1" office:value-type="string">
            <text:p text:style-name="P90">ICMP</text:p>
          </table:table-cell>
          <table:table-cell table:style-name="Tabella3.A1" office:value-type="string">
            <text:p text:style-name="P90">any</text:p>
          </table:table-cell>
          <table:table-cell table:style-name="Tabella3.A1" office:value-type="string">
            <text:p text:style-name="P90">any</text:p>
          </table:table-cell>
          <table:table-cell table:style-name="Tabella3.A1" office:value-type="string">
            <text:p text:style-name="P90">WAN address</text:p>
          </table:table-cell>
          <table:table-cell table:style-name="Tabella3.A1" office:value-type="string">
            <text:p text:style-name="P90">any</text:p>
          </table:table-cell>
          <table:table-cell table:style-name="Tabella3.A1" office:value-type="string">
            <text:p text:style-name="P90">Allow: ping to WAN</text:p>
          </table:table-cell>
        </table:table-row>
      </table:table>
      <text:p text:style-name="P96"><text:line-break/></text:p>
      <text:p text:style-name="P97"><text:span text:style-name="T192">I</text:span><text:span text:style-name="T191">nfine andate su </text:span><text:span text:style-name="T153">DMZ</text:span></text:p>
      <text:p text:style-name="P47"/>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D"/>
        <table:table-column table:style-name="Tabella4.G"/>
        <table:table-header-rows>
          <table:table-row table:style-name="Tabella4.1">
            <table:table-cell table:style-name="Tabella4.A1" office:value-type="string">
              <text:p text:style-name="P92">Action</text:p>
            </table:table-cell>
            <table:table-cell table:style-name="Tabella4.A1" office:value-type="string">
              <text:p text:style-name="P92">Proto<text:span text:style-name="T259">col</text:span></text:p>
            </table:table-cell>
            <table:table-cell table:style-name="Tabella4.A1" office:value-type="string">
              <text:p text:style-name="P92">Source</text:p>
            </table:table-cell>
            <table:table-cell table:style-name="Tabella4.A1" office:value-type="string">
              <text:p text:style-name="P92">Port</text:p>
            </table:table-cell>
            <table:table-cell table:style-name="Tabella4.A1" office:value-type="string">
              <text:p text:style-name="P92">Destination</text:p>
            </table:table-cell>
            <table:table-cell table:style-name="Tabella4.A1" office:value-type="string">
              <text:p text:style-name="P92">Port</text:p>
            </table:table-cell>
            <table:table-cell table:style-name="Tabella4.A1" office:value-type="string">
              <text:p text:style-name="P92">Description</text:p>
            </table:table-cell>
          </table:table-row>
        </table:table-header-rows>
        <table:table-row table:style-name="Tabella4.1">
          <table:table-cell table:style-name="Tabella4.A1" office:value-type="string">
            <text:p text:style-name="P90">Pass</text:p>
          </table:table-cell>
          <table:table-cell table:style-name="Tabella4.A1" office:value-type="string">
            <text:p text:style-name="P90">TCP</text:p>
          </table:table-cell>
          <table:table-cell table:style-name="Tabella4.A1" office:value-type="string">
            <text:p text:style-name="P90">any</text:p>
          </table:table-cell>
          <table:table-cell table:style-name="Tabella4.A1" office:value-type="string">
            <text:p text:style-name="P90">any</text:p>
          </table:table-cell>
          <table:table-cell table:style-name="Tabella4.A1" office:value-type="string">
            <text:p text:style-name="P90">host-client</text:p>
          </table:table-cell>
          <table:table-cell table:style-name="Tabella4.A1" office:value-type="string">
            <text:p text:style-name="P90">22(SSH)</text:p>
          </table:table-cell>
          <table:table-cell table:style-name="Tabella4.A1" office:value-type="string">
            <text:p text:style-name="P90">NAT DMZ to LAN in SSH port 2222</text:p>
          </table:table-cell>
        </table:table-row>
        <table:table-row table:style-name="Tabella4.3">
          <table:table-cell table:style-name="Tabella4.A1" office:value-type="string">
            <text:p text:style-name="P90">Block</text:p>
          </table:table-cell>
          <table:table-cell table:style-name="Tabella4.A1" office:value-type="string">
            <text:p text:style-name="P90">TCP</text:p>
          </table:table-cell>
          <table:table-cell table:style-name="Tabella4.A1" office:value-type="string">
            <text:p text:style-name="P90">any</text:p>
          </table:table-cell>
          <table:table-cell table:style-name="Tabella4.A1" office:value-type="string">
            <text:p text:style-name="P90">any</text:p>
          </table:table-cell>
          <table:table-cell table:style-name="Tabella4.A1" office:value-type="string">
            <text:p text:style-name="P90">host-client</text:p>
          </table:table-cell>
          <table:table-cell table:style-name="Tabella4.A1" office:value-type="string">
            <text:p text:style-name="P90">22(SSH)</text:p>
          </table:table-cell>
          <table:table-cell table:style-name="Tabella4.A1" office:value-type="string">
            <text:p text:style-name="P90">Block: DMZ to LAN in SSH</text:p>
          </table:table-cell>
        </table:table-row>
        <text:soft-page-break/>
        <table:table-row table:style-name="Tabella4.1">
          <table:table-cell table:style-name="Tabella4.A1" office:value-type="string">
            <text:p text:style-name="P90">Pass</text:p>
          </table:table-cell>
          <table:table-cell table:style-name="Tabella4.A1" office:value-type="string">
            <text:p text:style-name="P90">TCP/UDP</text:p>
          </table:table-cell>
          <table:table-cell table:style-name="Tabella4.A1" office:value-type="string">
            <text:p text:style-name="P90">DMZ net</text:p>
          </table:table-cell>
          <table:table-cell table:style-name="Tabella4.A1" office:value-type="string">
            <text:p text:style-name="P90">any</text:p>
          </table:table-cell>
          <table:table-cell table:style-name="Tabella4.A1" office:value-type="string">
            <text:p text:style-name="P90">host-client</text:p>
          </table:table-cell>
          <table:table-cell table:style-name="Tabella4.A1" office:value-type="string">
            <text:p text:style-name="P90">22(SSH)</text:p>
          </table:table-cell>
          <table:table-cell table:style-name="Tabella4.A1" office:value-type="string">
            <text:p text:style-name="P90">Allow: DMZ to Client, normally DISABLED</text:p>
          </table:table-cell>
        </table:table-row>
        <table:table-row table:style-name="Tabella4.3">
          <table:table-cell table:style-name="Tabella4.A1" office:value-type="string">
            <text:p text:style-name="P90">Block</text:p>
          </table:table-cell>
          <table:table-cell table:style-name="Tabella4.A1" office:value-type="string">
            <text:p text:style-name="P90">any</text:p>
          </table:table-cell>
          <table:table-cell table:style-name="Tabella4.A1" office:value-type="string">
            <text:p text:style-name="P90">DMZ net</text:p>
          </table:table-cell>
          <table:table-cell table:style-name="Tabella4.A1" office:value-type="string">
            <text:p text:style-name="P90">any</text:p>
          </table:table-cell>
          <table:table-cell table:style-name="Tabella4.A1" office:value-type="string">
            <text:p text:style-name="P90">LAN net</text:p>
          </table:table-cell>
          <table:table-cell table:style-name="Tabella4.A1" office:value-type="string">
            <text:p text:style-name="P90">any</text:p>
          </table:table-cell>
          <table:table-cell table:style-name="Tabella4.A1" office:value-type="string">
            <text:p text:style-name="P90">Block: DMZ to LAN</text:p>
          </table:table-cell>
        </table:table-row>
        <table:table-row table:style-name="Tabella4.1">
          <table:table-cell table:style-name="Tabella4.A1" office:value-type="string">
            <text:p text:style-name="P90">Pass</text:p>
          </table:table-cell>
          <table:table-cell table:style-name="Tabella4.A1" office:value-type="string">
            <text:p text:style-name="P90">any</text:p>
          </table:table-cell>
          <table:table-cell table:style-name="Tabella4.A1" office:value-type="string">
            <text:p text:style-name="P90">DMZ net</text:p>
          </table:table-cell>
          <table:table-cell table:style-name="Tabella4.A1" office:value-type="string">
            <text:p text:style-name="P90">any</text:p>
          </table:table-cell>
          <table:table-cell table:style-name="Tabella4.A1" office:value-type="string">
            <text:p text:style-name="P90">any</text:p>
          </table:table-cell>
          <table:table-cell table:style-name="Tabella4.A1" office:value-type="string">
            <text:p text:style-name="P90">any</text:p>
          </table:table-cell>
          <table:table-cell table:style-name="Tabella4.A1" office:value-type="string">
            <text:p text:style-name="P90">Allow: DMZ to any, normally DISABLED</text:p>
          </table:table-cell>
        </table:table-row>
        <table:table-row table:style-name="Tabella4.3">
          <table:table-cell table:style-name="Tabella4.A1" office:value-type="string">
            <text:p text:style-name="P90">Pass</text:p>
          </table:table-cell>
          <table:table-cell table:style-name="Tabella4.A1" office:value-type="string">
            <text:p text:style-name="P90">ICMP</text:p>
          </table:table-cell>
          <table:table-cell table:style-name="Tabella4.A1" office:value-type="string">
            <text:p text:style-name="P90">DMZ net</text:p>
          </table:table-cell>
          <table:table-cell table:style-name="Tabella4.A1" office:value-type="string">
            <text:p text:style-name="P90">any</text:p>
          </table:table-cell>
          <table:table-cell table:style-name="Tabella4.A1" office:value-type="string">
            <text:p text:style-name="P90">any</text:p>
          </table:table-cell>
          <table:table-cell table:style-name="Tabella4.A1" office:value-type="string">
            <text:p text:style-name="P90">any</text:p>
          </table:table-cell>
          <table:table-cell table:style-name="Tabella4.A1" office:value-type="string">
            <text:p text:style-name="P90">Pass: DMZ to WAN-ICMP</text:p>
          </table:table-cell>
        </table:table-row>
        <table:table-row table:style-name="Tabella4.1">
          <table:table-cell table:style-name="Tabella4.A1" office:value-type="string">
            <text:p text:style-name="P90">Pass</text:p>
          </table:table-cell>
          <table:table-cell table:style-name="Tabella4.A1" office:value-type="string">
            <text:p text:style-name="P90">TCP/UDP</text:p>
          </table:table-cell>
          <table:table-cell table:style-name="Tabella4.A1" office:value-type="string">
            <text:p text:style-name="P90">DMZ net</text:p>
          </table:table-cell>
          <table:table-cell table:style-name="Tabella4.A1" office:value-type="string">
            <text:p text:style-name="P90">any</text:p>
          </table:table-cell>
          <table:table-cell table:style-name="Tabella4.A1" office:value-type="string">
            <text:p text:style-name="P90">any</text:p>
          </table:table-cell>
          <table:table-cell table:style-name="Tabella4.A1" office:value-type="string">
            <text:p text:style-name="P90">any</text:p>
          </table:table-cell>
          <table:table-cell table:style-name="Tabella4.A1" office:value-type="string">
            <text:p text:style-name="P90">Pass: DMZ to WAN-DNS</text:p>
          </table:table-cell>
        </table:table-row>
        <table:table-row table:style-name="Tabella4.3">
          <table:table-cell table:style-name="Tabella4.A1" office:value-type="string">
            <text:p text:style-name="P90">Pass</text:p>
          </table:table-cell>
          <table:table-cell table:style-name="Tabella4.A1" office:value-type="string">
            <text:p text:style-name="P90">TCP/UDP</text:p>
          </table:table-cell>
          <table:table-cell table:style-name="Tabella4.A1" office:value-type="string">
            <text:p text:style-name="P90">DMZ net</text:p>
          </table:table-cell>
          <table:table-cell table:style-name="Tabella4.A1" office:value-type="string">
            <text:p text:style-name="P90">123</text:p>
          </table:table-cell>
          <table:table-cell table:style-name="Tabella4.A1" office:value-type="string">
            <text:p text:style-name="P90">any</text:p>
          </table:table-cell>
          <table:table-cell table:style-name="Tabella4.A1" office:value-type="string">
            <text:p text:style-name="P90">123</text:p>
          </table:table-cell>
          <table:table-cell table:style-name="Tabella4.A1" office:value-type="string">
            <text:p text:style-name="P90">Pass: DMZ to WAN-NTP</text:p>
          </table:table-cell>
        </table:table-row>
        <table:table-row table:style-name="Tabella4.1">
          <table:table-cell table:style-name="Tabella4.A1" office:value-type="string">
            <text:p text:style-name="P90">Pass</text:p>
          </table:table-cell>
          <table:table-cell table:style-name="Tabella4.A1" office:value-type="string">
            <text:p text:style-name="P90">TCP/UDP</text:p>
          </table:table-cell>
          <table:table-cell table:style-name="Tabella4.A1" office:value-type="string">
            <text:p text:style-name="P90">DMZ net</text:p>
          </table:table-cell>
          <table:table-cell table:style-name="Tabella4.A1" office:value-type="string">
            <text:p text:style-name="P90">any</text:p>
          </table:table-cell>
          <table:table-cell table:style-name="Tabella4.A1" office:value-type="string">
            <text:p text:style-name="P90">apt-cacher</text:p>
          </table:table-cell>
          <table:table-cell table:style-name="Tabella4.A1" office:value-type="string">
            <text:p text:style-name="P90">3142</text:p>
          </table:table-cell>
          <table:table-cell table:style-name="Tabella4.A1" office:value-type="string">
            <text:p text:style-name="P90">Pass: DMZ to apt-cacher(server aggiornamenti)</text:p>
          </table:table-cell>
        </table:table-row>
      </table:table>
      <text:p text:style-name="P47"/>
      <text:p text:style-name="P48">4)Configurazione Server </text:p>
      <text:p text:style-name="P48"><text:span text:style-name="T21">-</text:span><text:span text:style-name="T24">Creazione server: </text:span><text:span text:style-name="T2">Per configurare il server cloneremo il client già a nostra disposizione.</text:span></text:p>
      <text:p text:style-name="P28">Andiamo nel menù di Virtual Box e andando sul menù a tendina in alto selezioniamo la voce “macchina” e successivamente <text:span text:style-name="T153">“clona”.</text:span> Scegliamo il nome della macchina che si creerà, dove andrà salvata e gli indirizzi MAC, su quest’ultimo scegliamo <text:span text:style-name="T153">“Genera nuovi indirizzi MAC per tutte le schede di rete”</text:span>. <text:s/>Scegliamo l’opzione <text:span text:style-name="T153">“clone completo”</text:span> e partirà la clonazione.</text:p>
      <text:p text:style-name="P22">Il server andrà connesso alla DMZ tramite il metodo usato per il client.</text:p>
      <text:p text:style-name="P68"><text:span text:style-name="T86">-Installazione Apache:</text:span><text:span text:style-name="T81"> </text:span><text:span text:style-name="T82">Diamo una vera utilità al server ora. Come root installiamo Apache con il comando </text:span><text:span text:style-name="T222">apt install apache2 --fix-missing</text:span><text:span text:style-name="T174"> </text:span><text:span text:style-name="T96"><text:s/></text:span><text:span text:style-name="T100">, entrando ora sull’ip </text:span><text:span text:style-name="T101">server dal client apparirà la pagina di apache, per modificarla andiamo su </text:span><text:span text:style-name="T213">/var/www/html nano index.html.</text:span></text:p>
      <text:p text:style-name="P69"><text:span text:style-name="T217">-</text:span><text:span text:style-name="T218">Creare un certificato: </text:span><text:span text:style-name="T214">Per creare un certificato </text:span><text:span text:style-name="T215">ssl</text:span><text:span text:style-name="T214"> una volta esser diventati “root” digitare il comando </text:span><text:span text:style-name="T219">“openssl req -x509 -nodes -days 365 -newkey rsa:2048 -keyout /etc/ssl/private/apache-selfsigned.key -out /etc/ssl/certs/apache-selfsigned.crt. </text:span><text:span text:style-name="T216">Ora per attivarlo su apache2 digitare </text:span><text:span text:style-name="T220">“cp /etc/apache2/sites-available/default-ssl.conf /etc/apache2/sites-available/default-ssl.conf.ba” </text:span><text:span text:style-name="T216"><text:s/>e in seguito </text:span><text:span text:style-name="T220">“</text:span><text:span text:style-name="T227">nano /etc/apache2/sites-available/default-ssl.conf”. </text:span><text:span text:style-name="T233">Nel file creato modificare ServerAdmin e ServerName con l'ip del server.<text:line-break/></text:span><text:span text:style-name="T234">Bisogna ora abilitare il redirect del HTTPS digitando </text:span><text:span text:style-name="T228">“nano /etc/apache2/sites-available/000-default.conf” </text:span><text:span text:style-name="T234">e modificare il dominio del redirect, Infine riavviamo il servizio di apache con i seguenti comandi: </text:span><text:span text:style-name="T228">“a2enmod ssl”</text:span><text:span text:style-name="T234"> </text:span><text:span text:style-name="T228">“a2enmod headersa”</text:span><text:span text:style-name="T234"> </text:span><text:span text:style-name="T228">“2enmod default-ssl”</text:span><text:span text:style-name="T234"> </text:span><text:span text:style-name="T228">“a2enmod configtest”</text:span></text:p>
      <text:p text:style-name="P80"/>
      <text:p text:style-name="P81"/>
      <text:p text:style-name="P82"/>
      <text:p text:style-name="P83"/>
      <text:p text:style-name="P29"/>
      <text:p text:style-name="P29"/>
      <text:p text:style-name="P49"><text:soft-page-break/>5)Configurazione di una VLAN</text:p>
      <text:p text:style-name="P33">-<text:span text:style-name="T202">Descrizione schema: </text:span><text:span text:style-name="T141">Sia data una Rete avente 2 Switch in Trunk, lo Switch 1 ha 2 Router connessi, rispettivamente Router 1 e 3. Invece il secondo Switch ha Router 2 e Switch 3. </text:span><text:span text:style-name="T142">Il Router 1 deve poter comunicare con il Router 2, mentre invece il Router 3 dovrà comunicare con lo Switch 3.</text:span></text:p>
      <text:p text:style-name="P34"><text:span text:style-name="T142">P</text:span><text:span text:style-name="T138">er poter configurare la prima parte dello switch useremo il software “Minicom”</text:span></text:p>
      <text:p text:style-name="P34"><text:span text:style-name="T138">-</text:span><text:span text:style-name="T203">Uso di Minicom: </text:span><text:span text:style-name="T143">Una volta avviato Minicom tramite il comando “Minicom -s” e collegato il dispositivo desiderato </text:span><text:span text:style-name="T173">(dispositivi PR)</text:span><text:span text:style-name="T143">, si disattivare il flow control e impostare la velocità baud a 9600 e poi uscire.<text:line-break/>Ora si “entrerà” nel dispositivo, per il login usiamo “Admin” come username e “Admin” come password.</text:span></text:p>
      <text:p text:style-name="P35"><text:span text:style-name="T143">N</text:span><text:span text:style-name="T138">el router entriamo nella config mode tramite il comando </text:span><text:span text:style-name="T169">enable</text:span><text:span text:style-name="T182"> e iniziamo a creare i collegamenti</text:span></text:p>
      <text:p text:style-name="P44"><text:span text:style-name="T138">interface Fa 0/0</text:span><text:span text:style-name="T182"> e poi configuriamo l’ip, in questo caso mettiamo </text:span><text:span text:style-name="T138"><text:s/>ip address 192.168.0.240 255.255.255.0</text:span><text:span text:style-name="T182"> <text:line-break/></text:span><text:span text:style-name="T138">interface Fa 0/1 e come ip 192.168.0.241 255.255.255.0,</text:span><text:span text:style-name="T182"> e scriviamo</text:span><text:span text:style-name="T138"> no shutdown</text:span><text:span text:style-name="T182"> così allo spegnimento del router le configurazioni non andranno perse. </text:span></text:p>
      <text:p text:style-name="P38">Scriviamo gli stessi comandi anche per gli altri router ma con ip diversi.</text:p>
      <text:p text:style-name="P44"><text:span text:style-name="T182">Sullo switch invece scriviamo</text:span><text:span text:style-name="T138"> vlan 100</text:span><text:span text:style-name="T182"> (nome della prima VLAN),</text:span><text:span text:style-name="T138"> interface Fa0/6, switchport acces vlan 100.</text:span></text:p>
      <text:p text:style-name="P42"><text:span text:style-name="T138">Per la seconda VLAN stessi comandi ma il suo nome sarà </text:span><text:span text:style-name="T169">200</text:span><text:span text:style-name="T138">.<text:line-break/>Infine rientriamo nelle interfacce e digitiamo il comando </text:span><text:span text:style-name="T169">switchport mode trunk,</text:span><text:span text:style-name="T138"> così quella sarà una porta trunk. NB questa funzione è disponibile solo se lo switch supporta le porte trunk.</text:span></text:p>
      <text:p text:style-name="P38"/>
      <text:p text:style-name="P52">6) Creare una VPN</text:p>
      <text:p text:style-name="P43">-Creare una VPN con <text:span text:style-name="T260">IP</text:span>sec: <text:span text:style-name="T138">Monowall ci da la possibilità di creare una VPN tramite la propria interfaccia web senza l’installazione di software aggiuntivi.</text:span></text:p>
      <text:p text:style-name="P70"><text:span text:style-name="T102">Recarsi in </text:span><text:span text:style-name="T97">“VPN→IPsec→”</text:span><text:span text:style-name="T223"> </text:span><text:span text:style-name="T235">e creare una nuova VPN che avrà i seguenti parametri: “</text:span><text:span text:style-name="T225">DPD Interval = 60 seconds</text:span><text:span text:style-name="T232">” “</text:span><text:span text:style-name="T225">Local subnet = LAN subnet</text:span><text:span text:style-name="T232">” “</text:span><text:span text:style-name="T225">Remote subnet = 192.168.12.1</text:span><text:span text:style-name="T226">LAN</text:span><text:span text:style-name="T225"> remota</text:span><text:span text:style-name="T232">” “</text:span><text:span text:style-name="T225">Remote gateway = </text:span><text:span text:style-name="T226">il proprio gateway</text:span><text:span text:style-name="T236">” “</text:span><text:span text:style-name="T153">My identifier = </text:span><text:span text:style-name="T164">Il mio IP</text:span><text:span text:style-name="T260">” “</text:span><text:span text:style-name="T225">Lifetime = 28800 seconds (</text:span><text:span text:style-name="T230">standard CISCO</text:span><text:span text:style-name="T225">)</text:span><text:span text:style-name="T232">” “</text:span><text:span text:style-name="T225">Pre-Shared Key = password scelta </text:span><text:span text:style-name="T226">in precedenza con l’altro utente</text:span><text:span text:style-name="T236">” “</text:span><text:span text:style-name="T225">Lifetime = 28800 seconds</text:span><text:span text:style-name="T232">”.</text:span></text:p>
      <text:p text:style-name="P73"><text:span text:style-name="T232">E infine abilitare I</text:span><text:span text:style-name="T237">p</text:span><text:span text:style-name="T232">sec.</text:span></text:p>
      <text:p text:style-name="P74"><text:span text:style-name="T231">-</text:span><text:span text:style-name="T244">Creare una VPN con OpenVPN: </text:span><text:span text:style-name="T238">Nel caso si voglia creare una VPN con altri metodi si può benissimo usare OpenVPN.</text:span></text:p>
      <text:p text:style-name="P76"><text:span text:style-name="T238">P</text:span><text:span text:style-name="T239">rima di tutto installiamolo con il comando “</text:span><text:span text:style-name="T221">apt install openvpn</text:span><text:span text:style-name="T239">”. </text:span><text:span text:style-name="T240">Ora generiamo una chiave simmetrica con il comando “</text:span><text:span text:style-name="T224">openvpn --genkey --secret nomedesiderato.key</text:span><text:span text:style-name="T240">”, quest’ultima si troverà nel percorso “</text:span><text:span text:style-name="T224">/etc/openvpn</text:span><text:span text:style-name="T240">”.</text:span></text:p>
      <text:p text:style-name="P76"><text:span text:style-name="T241">Ora configuriamo tun0 creando un file di configurazione con “</text:span><text:span text:style-name="T224">nano -T 4 /etc/openvpn/tun_lab.conf</text:span><text:span text:style-name="T240">” </text:span><text:span text:style-name="T242">che dovrà contenere </text:span><text:span text:style-name="T243">(se server)</text:span><text:span text:style-name="T242">:</text:span></text:p>
      <text:p text:style-name="P3">#dev tun0</text:p>
      <text:p text:style-name="P3">#port porta a scelta</text:p>
      <text:p text:style-name="P3">#proto udp</text:p>
      <text:p text:style-name="P3">#ifconfig proprio ip ip dell’altra macchina</text:p>
      <text:p text:style-name="P3">#remote 172.30.4.104</text:p>
      <text:p text:style-name="P3">#secret /etc/openvpn/tun_lab.key</text:p>
      <text:p text:style-name="P3">#log-append /var/log/openvpn-tun_lab.log</text:p>
      <text:p text:style-name="P3">#comp-lzo </text:p>
      <text:p text:style-name="P3">#cipher </text:p>
      <text:p text:style-name="P3">#keepalive 10</text:p>
      <text:p text:style-name="P3">#route proprio ip 255.255.255.0</text:p>
      <text:p text:style-name="P3"><text:soft-page-break/>#route ip server 255.255.255.0</text:p>
      <text:p text:style-name="P41"/>
      <text:p text:style-name="P39">Se invece farete da client il file dovrà contenere:</text:p>
      <text:p text:style-name="P3">#remote 192.168.112.250</text:p>
      <text:p text:style-name="P3">#dev tun10</text:p>
      <text:p text:style-name="P3">#port <text:span text:style-name="T122">porta</text:span></text:p>
      <text:p text:style-name="P3">#proto udp</text:p>
      <text:p text:style-name="P6"><text:span text:style-name="T42">#ifconfig ip dell’altra macchina ip </text:span><text:span text:style-name="T43">proprio</text:span></text:p>
      <text:p text:style-name="P3">#remote 172.30.4.95 </text:p>
      <text:p text:style-name="P3">#secret /etc/openvpn/<text:span text:style-name="T261">nomedesiderato</text:span>.key</text:p>
      <text:p text:style-name="P3">#log-append /var/log/openvpn-tun_lab.log</text:p>
      <text:p text:style-name="P3">#comp-lzo </text:p>
      <text:p text:style-name="P3">#cipher </text:p>
      <text:p text:style-name="P3">#keepalive 10</text:p>
      <text:p text:style-name="P3">#route 192.168.12.0 255.255.255.0</text:p>
      <text:p text:style-name="P3">#route 192.168.112.0 255.255.255.0</text:p>
      <text:p text:style-name="P39"/>
      <text:p text:style-name="P71"><text:span text:style-name="T103">Ora avviamo openvpn con “</text:span><text:span text:style-name="T229">openvpn --config /etc/openvpn/tun0.conf --verb 6 <text:s/>// verbose output</text:span><text:span text:style-name="T103">” </text:span><text:span text:style-name="T104">e </text:span></text:p>
      <text:p text:style-name="P59">/etc/init.d/openvpn start</text:p>
      <text:p text:style-name="P2">sysctl enable openvpn openvpn@serverconfig #crea un symlink</text:p>
      <text:p text:style-name="P2">ip addr</text:p>
      <text:p text:style-name="P40"/>
      <text:p text:style-name="P53">7) Installare grafici MRTG</text:p>
      <text:p text:style-name="P84"><text:span text:style-name="T108">-</text:span><text:span text:style-name="T109">Installazione:</text:span><text:span text:style-name="T108"> MRTG è utile per monitorare il traffico della rete o l’uso della CPU di un dispositivo. Installiamolo con il solito comando </text:span><text:span text:style-name="T110">“apt install mrtg”. </text:span><text:span text:style-name="T108">Ora abilitiamo SNMP su monowall </text:span><text:span text:style-name="T110">“</text:span><text:span text:style-name="T209">Services→SNMP</text:span><text:span text:style-name="T153">“</text:span> <text:s/><text:span text:style-name="T282">e in</text:span><text:span text:style-name="T165"> “System location”</text:span><text:span text:style-name="T193"> mettete la vostra locazione </text:span><text:span text:style-name="T194">e in</text:span><text:span text:style-name="T166"> “System contact”</text:span><text:span text:style-name="T194"> mettere le informazioni di assistenza che siano coerenti in tutti i dispositivi. </text:span><text:span text:style-name="T195">Infine aggiungiamo una regola di firewall nella DMZ</text:span></text:p>
      <text:p text:style-name="P84"/>
      <table:table table:name="Tabella5" table:style-name="Tabella5">
        <table:table-column table:style-name="Tabella5.A"/>
        <table:table-column table:style-name="Tabella5.B"/>
        <table:table-column table:style-name="Tabella5.C"/>
        <table:table-column table:style-name="Tabella5.D"/>
        <table:table-column table:style-name="Tabella5.E"/>
        <table:table-row>
          <table:table-cell table:style-name="Tabella5.A1" office:value-type="string">
            <text:p text:style-name="P91">UDP</text:p>
          </table:table-cell>
          <table:table-cell table:style-name="Tabella5.A1" office:value-type="string">
            <text:p text:style-name="P91">DMZ net</text:p>
          </table:table-cell>
          <table:table-cell table:style-name="Tabella5.A1" office:value-type="string">
            <text:p text:style-name="P91">*</text:p>
          </table:table-cell>
          <table:table-cell table:style-name="Tabella5.A1" office:value-type="string">
            <text:p text:style-name="P91">host-router-dmz</text:p>
          </table:table-cell>
          <table:table-cell table:style-name="Tabella5.A1" office:value-type="string">
            <text:p text:style-name="P91">161</text:p>
          </table:table-cell>
        </table:table-row>
      </table:table>
      <text:p text:style-name="P88"><text:s/></text:p>
      <text:p text:style-name="P85"><text:span text:style-name="T181">-</text:span><text:span text:style-name="T199">Configurazione MRTG: </text:span><text:span text:style-name="T186">Una volta installato eseguire i seguenti comandi per poterlo configurare </text:span><text:span text:style-name="T175">“</text:span><text:span text:style-name="T263">mkdir /var/www/mrtg”</text:span><text:span text:style-name="T262"> </text:span><text:span text:style-name="T263">“chown -R www-data:www-data /var/www/mrtg” “cfgmaker public@ </text:span><text:span text:style-name="T264">vostroip </text:span><text:span text:style-name="T263"><text:s/>&gt; /etc/mrtg.cfg”</text:span><text:span text:style-name="T262"> <text:s/></text:span><text:span text:style-name="T263">“indexmaker /etc/mrtg.cfg &gt; /var/www/mrtg/index.html”</text:span></text:p>
      <text:p text:style-name="P85"><text:span text:style-name="T263">”nano /etc/apache2/sites-available/mrtg.conf</text:span><text:span text:style-name="T262">”, </text:span><text:span text:style-name="T267">aprendo questo file configurarlo con le seguenti direttive:</text:span></text:p>
      <text:p text:style-name="P3">&lt;VirtualHost *:80&gt;</text:p>
      <text:p text:style-name="P3">ServerAdmin admin@yourdomain.com</text:p>
      <text:p text:style-name="P3">DocumentRoot "/var/www/mrtg"</text:p>
      <text:p text:style-name="P3">ServerName yourdomain.com</text:p>
      <text:p text:style-name="P3">&lt;Directory "/var/www/mrtg/"&gt;</text:p>
      <text:p text:style-name="P3">Options None</text:p>
      <text:p text:style-name="P3">AllowOverride None</text:p>
      <text:p text:style-name="P3">Order allow,deny</text:p>
      <text:p text:style-name="P3">Allow from all</text:p>
      <text:p text:style-name="P3">Require all granted</text:p>
      <text:p text:style-name="P3">&lt;/Directory&gt;</text:p>
      <text:p text:style-name="P3">TransferLog /var/log/apache2/mrtg_access.log</text:p>
      <text:p text:style-name="P3"><text:soft-page-break/>ErrorLog /var/log/apache2/mrtg_error.log</text:p>
      <text:p text:style-name="P3">&lt;/VirtualHost&gt;</text:p>
      <text:p text:style-name="P58"/>
      <text:p text:style-name="P77">Infine riavviamo il servizio apache e la pagina sarà visualizzabile sull’indirizzo “vostroip/mrtg”</text:p>
      <text:p text:style-name="P75">-<text:span text:style-name="T283">Installare SNMPD nel server</text:span><text:span text:style-name="T144">: </text:span><text:span text:style-name="T145">installiamo SNMP con “</text:span><text:span text:style-name="T176">apt install smpd</text:span><text:span text:style-name="T145">” e digitiamo l’omonimo servizio per configurarlo.</text:span><text:span text:style-name="T144"> </text:span><text:span text:style-name="T146">Nelle scelte digitare le seguenti risposte: </text:span></text:p>
      <text:p text:style-name="P101">all (snmp e snmpd)</text:p>
      <text:p text:style-name="P99">2 (snmpd.conf)</text:p>
      <text:p text:style-name="P99">1 (various)</text:p>
      <text:p text:style-name="P99">2 (disk usage)</text:p>
      <text:p text:style-name="P99">/ (mount point)</text:p>
      <text:p text:style-name="P99">100000 (minimum amount)</text:p>
      <text:p text:style-name="P99">finished</text:p>
      <text:p text:style-name="P99">finished</text:p>
      <text:p text:style-name="P99">quit</text:p>
      <text:p text:style-name="P86"><text:span text:style-name="T269">A</text:span><text:span text:style-name="T270">ccediamo al file di configurazioni con </text:span><text:span text:style-name="T265">“</text:span><text:span text:style-name="T245">nano /etc/snmp/snmpd.conf</text:span><text:span text:style-name="T265">” </text:span><text:span text:style-name="T274">e commentate la voce </text:span><text:span text:style-name="T265">“</text:span><text:span text:style-name="Strong_20_Emphasis"><text:span text:style-name="T248">-V systemonly</text:span></text:span><text:span text:style-name="T265">“ </text:span><text:span text:style-name="T274">decommentando allo stesso tempo la voce</text:span><text:span text:style-name="T265"> “</text:span><text:span text:style-name="T246">rocommunity local</text:span><text:span text:style-name="T265">”.</text:span></text:p>
      <text:p text:style-name="P87"><text:span text:style-name="T271">R</text:span><text:span text:style-name="T272">iavviamo snmpd e infine per applicare le modifiche al vecchio index fare: </text:span><text:span text:style-name="T266">“</text:span><text:span text:style-name="T245">cfgmaker public@localhost &gt; /etc/mrtg_server.cfg”, </text:span><text:span text:style-name="T250">copiare il contenuto del file mrt_server.cfg dentro mrtg.cfg </text:span><text:span text:style-name="T251">e infine </text:span><text:span text:style-name="T249">“</text:span><text:span text:style-name="T247">indexmaker /etc/mrtg.cfg &gt; /var/www/mrtg/index.html” </text:span><text:span text:style-name="T252">ora la pagina mostrerà anche i grafici del server.</text:span></text:p>
      <text:p text:style-name="P78"/>
      <text:p text:style-name="P65"><text:span text:style-name="T287">8)</text:span>Installare Cacti:</text:p>
      <text:p text:style-name="P10"><text:span text:style-name="T275">-</text:span><text:span text:style-name="T276">Installare le dipendenze:</text:span><text:span text:style-name="T273"> Prima di poter effettivamente installare cacti bisogna installare le sue dipendenze: </text:span></text:p>
      <text:p text:style-name="P5">apt install -y apache2 mariadb-server mariadb-client php-mysql libapache2-mod-php</text:p>
      <text:p text:style-name="P5">apt install -y php-xml php-ldap php-mbstring php-gd php-gmp</text:p>
      <text:p text:style-name="P5">apt install -y snmp php-snmp rrdtool librrds-perl</text:p>
      <text:p text:style-name="P9"><text:span text:style-name="T262">-Configurare SQL:</text:span><text:span text:style-name="T268">Configuriamo il server SQL installato in precedenza: </text:span></text:p>
      <text:p text:style-name="P2">nano /etc/mysql/mariadb.conf.d/50-server.cnf</text:p>
      <text:p text:style-name="P60">e configurarlo nella seguente maniera</text:p>
      <text:p text:style-name="P7"><text:span text:style-name="Source_20_Text"><text:span text:style-name="T277">max_heap_table_size = 128M</text:span></text:span></text:p>
      <text:p text:style-name="P7"><text:span text:style-name="Source_20_Text"><text:span text:style-name="T277">tmp_table_size = 64M</text:span></text:span></text:p>
      <text:p text:style-name="P7"><text:span text:style-name="Source_20_Text"><text:span text:style-name="T277">join_buffer_size = 64M</text:span></text:span></text:p>
      <text:p text:style-name="P7"><text:span text:style-name="Source_20_Text"><text:span text:style-name="T277">innodb_file_format = Barracuda</text:span></text:span></text:p>
      <text:p text:style-name="P7"><text:span text:style-name="Source_20_Text"><text:span text:style-name="T277">innodb_large_prefix = 1</text:span></text:span></text:p>
      <text:p text:style-name="P7"><text:span text:style-name="Source_20_Text"><text:span text:style-name="T277">innodb_buffer_pool_size = 512M</text:span></text:span></text:p>
      <text:p text:style-name="P7"><text:span text:style-name="Source_20_Text"><text:span text:style-name="T277">innodb_flush_log_at_timeout = 3</text:span></text:span></text:p>
      <text:p text:style-name="P7"><text:span text:style-name="Source_20_Text"><text:span text:style-name="T277">innodb_read_io_threads = 32</text:span></text:span></text:p>
      <text:p text:style-name="P7"><text:span text:style-name="Source_20_Text"><text:span text:style-name="T277">innodb_write_io_threads = 16</text:span></text:span></text:p>
      <text:p text:style-name="P7"><text:span text:style-name="Source_20_Text"><text:span text:style-name="T277">innodb_io_capacity = 5000</text:span></text:span></text:p>
      <text:p text:style-name="P7"><text:span text:style-name="Source_20_Text"><text:span text:style-name="T277">innodb_io_capacity_max = 10000</text:span></text:span></text:p>
      <text:p text:style-name="P62"><text:span text:style-name="T284">-</text:span><text:span text:style-name="T285">Configurare php: </text:span><text:span text:style-name="T152">configurare php sul server con i seguenti comandi:</text:span></text:p>
      <text:p text:style-name="P63">nano /etc/php/7.3/apache2/php.ini</text:p>
      <text:p text:style-name="P5"><text:soft-page-break/>nano /etc/php/7.3/cli/php.ini</text:p>
      <text:p text:style-name="P7"><text:span text:style-name="Source_20_Text"><text:span text:style-name="T279">date.timezone = EU/Rome</text:span></text:span></text:p>
      <text:p text:style-name="P7"><text:span text:style-name="Source_20_Text"><text:span text:style-name="T279">memory_limit = 512M</text:span></text:span></text:p>
      <text:p text:style-name="P7"><text:span text:style-name="Source_20_Text"><text:span text:style-name="T279">max_execution_time = 60</text:span></text:span></text:p>
      <text:p text:style-name="P57">Ora riavviamo il server sql <text:span text:style-name="T153">mariad</text:span><text:span text:style-name="T167">b </text:span><text:span text:style-name="T196">e andiamo a configurare il database.</text:span></text:p>
      <text:p text:style-name="P61"><text:span text:style-name="T196">-</text:span><text:span text:style-name="T197">Configurare il database: </text:span><text:span text:style-name="T187">per configurare il database seguire attentamente i comandi</text:span></text:p>
      <text:p text:style-name="P4">mysql -u root -p</text:p>
      <text:p text:style-name="P4">create database cacti;</text:p>
      <text:p text:style-name="P8"><text:span text:style-name="T277">GRANT ALL ON cacti.* TO cactiuser@localhost IDENTIFIED BY '</text:span><text:span text:style-name="T278">passwordscelta</text:span><text:span text:style-name="T277">';</text:span></text:p>
      <text:p text:style-name="P4">flush privileges;</text:p>
      <text:p text:style-name="P4">exit</text:p>
      <text:p text:style-name="P4">sudo mysql -u root -p mysql &lt; /usr/share/mysql/mysql_test_data_timezone.sql</text:p>
      <text:p text:style-name="P4">sudo mysql -u root -p</text:p>
      <text:p text:style-name="P8"><text:span text:style-name="T277">GRANT SELECT ON mysql.time_zone_name TO </text:span><text:a xlink:type="simple" xlink:href="mailto:cactiuser@localhost" text:style-name="Internet_20_link" text:visited-style-name="Visited_20_Internet_20_Link"><text:span text:style-name="T277">cactiuser@localhost</text:span></text:a><text:span text:style-name="T277">;</text:span></text:p>
      <text:p text:style-name="P4">flush privileges;</text:p>
      <text:p text:style-name="P4">exit</text:p>
      <text:p text:style-name="P100"><text:span text:style-name="T211">-Installare cacti: </text:span><text:span text:style-name="T212">Ora possiamo finalmente installare cacti <text:s/></text:span><text:span text:style-name="T210">“</text:span><text:span text:style-name="T279">wge</text:span><text:span text:style-name="T280">t </text:span><text:a xlink:type="simple" xlink:href="https://www.cacti.net/downloads/cacti-latest.tar.gz" text:style-name="Internet_20_link" text:visited-style-name="Visited_20_Internet_20_Link"><text:span text:style-name="T279">https://www.cacti.net/downloads/cacti-latest.tar.gz</text:span></text:a><text:span text:style-name="T279">” </text:span><text:span text:style-name="T280">(nel caso non si abbia installato wget si digiti apt install wget) “</text:span><text:span text:style-name="T279">tar -zxvf cacti-latest.tar.gz” “mv cacti-1* /opt/cacti”. </text:span><text:span text:style-name="T281">Ora andare su </text:span><text:a xlink:type="simple" xlink:href="http://vostroip/cacti" text:style-name="Internet_20_link" text:visited-style-name="Visited_20_Internet_20_Link">http://vostroip/cacti</text:a> <text:span text:style-name="T286">e immettere l’username e la password prima configurate.</text:span> </text:p>
      <text:p text:style-name="Standard"/>
      <text:p text:style-name="P89">9)Creare una macchina con dischi in Raid</text:p>
      <text:p text:style-name="P11">Prima di tutto va fatta una precisazione. Il Raid <text:span text:style-name="T113">non</text:span> è un backup in quanto serve a dare una continuità ad un servizio mantenendolo attivo insieme ad altre funzioni.</text:p>
      <text:p text:style-name="P11"/>
      <text:p text:style-name="P119">-<text:span text:style-name="T288">Creazione Raid 1:</text:span><text:span text:style-name="T147"> In questo caso creeremo una macchina avente i dischi configurati con raid 1</text:span></text:p>
      <text:p text:style-name="P115">Creiamo come al solito una nuova macchina virtuale con disco da 4 GB, appena finita la creazione della macchina si creerà un altro disco. Bisogna però impostare il controller a minimo 4 porte disco.</text:p>
      <text:p text:style-name="P120"><text:span text:style-name="T138">Andando avanti nell’installazione della macchina (stessi procedimenti dell’inizio del manuale) una volta arrivati al partizionamento dei dischi si </text:span><text:span text:style-name="T148">scelga il </text:span><text:span text:style-name="T177">partizionamento </text:span><text:span text:style-name="T188">manuale con partizione primaria</text:span><text:span text:style-name="T138"> “</text:span><text:span text:style-name="T169">Root da 4 GB” </text:span><text:span text:style-name="T182">e </text:span><text:span text:style-name="T188">un volume fisico per RAID e una partizione logica</text:span><text:span text:style-name="T169"> “da 300MB” </text:span><text:span text:style-name="T188">sempre con volume fisico per RAID</text:span><text:span text:style-name="T182">. </text:span><text:span text:style-name="T191"><text:s/></text:span></text:p>
      <text:p text:style-name="P118">Ora configuriamo il software per root, con un <text:span text:style-name="T153">device multidisk o MD</text:span><text:span text:style-name="T191"> scegliendo il RAID 1. Selezioniamo 2 dischi attivi e nel device scegliamo “</text:span><text:span text:style-name="T153">spare”.</text:span></text:p>
      <text:p text:style-name="P122">Infine per concludere la configurazione delle “aree”, scegliamo le stesse impostazioni di sopra per il software di swap.</text:p>
      <text:p text:style-name="P123">Selezioniamo la prima partizione via raid software e scegliamo <text:span text:style-name="T153">“file system ext 4 con journaling” </text:span>e come punto di mount mettiamo il root <text:span text:style-name="T153">“/”.<text:line-break/></text:span>La seconda partizione invece la useremo come area di swap scegliendo alla domanda Usare come: “<text:span text:style-name="T153">swap</text:span>”<text:line-break/><text:span text:style-name="T289">Proseguire con la normale installazione </text:span><text:span text:style-name="T290">installando grub (sul primo disco)</text:span><text:span text:style-name="T289">.</text:span></text:p>
      <text:p text:style-name="P116">In seguito installare grub anche sull’altro usando <text:span text:style-name="T153">“grub-install /dev/sda &amp;&amp; grub-install /dev/sdb”</text:span></text:p>
      <text:p text:style-name="P121"><text:span text:style-name="T153">-</text:span><text:span text:style-name="T191">Disconnessione disco in live: </text:span><text:span text:style-name="T182">proveremo a simulare la disconnessione di un disco in live </text:span><text:span text:style-name="T189">(come potrebbe essere per esempio la rotura)</text:span><text:span text:style-name="T182">.</text:span></text:p>
      <text:p text:style-name="P121"><text:span text:style-name="T182">Prima di tutto vediamo le partizioni presenti con </text:span><text:span text:style-name="T169">“cat <text:s/>/proc/partitions”. </text:span><text:span text:style-name="T189">Ora vediamo le informazioni e lo stato del disco tramite </text:span><text:span text:style-name="T178">“cciss_vol_status -V /dev/sda”. </text:span><text:span text:style-name="T190">Prima però guardiamo le informazioni della macchina virtuale tramite </text:span><text:span text:style-name="T179">“VboxManage showvminfo nome_macchina”</text:span><text:span text:style-name="T190">.</text:span></text:p>
      <text:p text:style-name="P125"><text:soft-page-break/><text:span text:style-name="T44">E</text:span><text:span text:style-name="T45">seguiamo i seguenti comandi da “root” </text:span><text:span text:style-name="T35">“dmesg -wH”</text:span><text:span text:style-name="T45">. </text:span><text:span text:style-name="T46">Infine usiamo il comando </text:span>“<text:span text:style-name="T153">VBoxManage storageattach "</text:span><text:span text:style-name="T168">nome_macchina</text:span><text:span text:style-name="T153">" --storagectl "SATA" --port 1 --medium none</text:span><text:span text:style-name="T168">” </text:span><text:span text:style-name="T198">e come messaggio dovrà venire fuori il seguente: </text:span><text:span text:style-name="T153">“md/raid1:md0 ”</text:span></text:p>
      <text:p text:style-name="P124">-<text:span text:style-name="T291">Cambiare da RAID 1 a RAID 5:</text:span><text:span text:style-name="T149"> </text:span><text:span text:style-name="T150">prima di tutto bisogna aggiungere un terzo disco affinché il RAID 5 possa funzionare </text:span><text:span text:style-name="T151">e bisognerà sincronizzarlo con gli altri 2 dischi. </text:span></text:p>
      <text:p text:style-name="Standard"><text:span text:style-name="T47">M</text:span><text:span text:style-name="T48">ostriamo il Raid attuale con </text:span><text:span text:style-name="T36">“cat <text:s/>/proc/mdstat”</text:span><text:span text:style-name="T48"> e controlliamo lo spazio disponibile con </text:span><text:span text:style-name="T36">“df -h. </text:span><text:span text:style-name="T49">Con </text:span><text:span text:style-name="T37">“dmesg -wH” </text:span><text:span text:style-name="T49">(da root) inizieremo <text:s/>la migrazione, u</text:span><text:span text:style-name="T47">siamo </text:span><text:span text:style-name="T38">“sfdisk -d /dev/sda”</text:span><text:span text:style-name="T47"> per eseguire il dump della tabella di partizioni e successivamente copiamo la tabella di partizioni da un disco all’altro con </text:span><text:span text:style-name="T38">“sfdisk -d /dev/sda | sfdisk /dev/sdc”. </text:span><text:span text:style-name="T50">Installiamo grub con </text:span><text:span text:style-name="T39">“upgrade-from-grub-legacy” </text:span><text:span text:style-name="T50">e usando </text:span><text:span text:style-name="T39">“cfsik /dev/sdc”</text:span><text:span text:style-name="T50"> per rendere il disco bootabile in caso di problemi.<text:line-break/></text:span><text:span text:style-name="T51">Al nuovo disco assegniamo il Raid con </text:span><text:span text:style-name="T40">“</text:span><text:span text:style-name="T279">mdadm /dev/md1 --add /dev/sdc1” </text:span><text:span text:style-name="T294">e</text:span><text:span text:style-name="T279"> “mdadm /dev/md2 –add/dev/sdc2”.</text:span></text:p>
      <text:p text:style-name="P127"><text:span text:style-name="T299">Passiamo ora effettivamente da RAID 1 a RAID 5 con </text:span><text:span text:style-name="T295">“</text:span><text:span text:style-name="T153">mdadm</text:span><text:span text:style-name="T279"> /dev/md2 --grow --raid-devices=3 –level=5” </text:span><text:span text:style-name="T299">seguito da </text:span><text:span text:style-name="T295">“</text:span><text:span text:style-name="T279">cat /proc/partitions”. </text:span><text:span text:style-name="T300">Ridimensioniamo la partizione di root con </text:span><text:span text:style-name="T296">“resoze2fs /dev/md1”</text:span><text:span text:style-name="T300"> e rimuovendo l’area di swap in caso non la si utilizzi </text:span><text:span text:style-name="T296">“cat /etc/fstab” </text:span><text:span text:style-name="T300">(copia UUID) </text:span><text:span text:style-name="T301">e infine eseguendo </text:span><text:span text:style-name="T297">“swapoff -a”</text:span><text:span text:style-name="T301"> disattivando tutte le aree di swap mappate nell’fstab</text:span><text:span text:style-name="T297">. </text:span><text:span text:style-name="T301">Nel caso le si voglia riabilitare si faccia </text:span><text:span text:style-name="T297">“mkswap -U uuidcopiataprecedentemente /dev/md2” e </text:span><text:span text:style-name="T301">“swapon -a”</text:span></text:p>
      <text:p text:style-name="P128"><text:span text:style-name="T301">C</text:span><text:span text:style-name="T298">ome ultimo passaggio identifichiamo le partizioni con </text:span><text:span text:style-name="T279">“ls -l /dev/disk/by-uuid/”</text:span><text:span text:style-name="T298">,</text:span></text:p>
      <text:p text:style-name="P126"><text:span text:style-name="T292"/></text:p>
      <text:p text:style-name="Standard"/>
      <text:p text:style-name="P121"><text:span text:style-name="T190"><tex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Mono-Regular" svg:font-family="SFMono-Regular, Consolas, 'Liberation Mono', Menlo, monospace"/>
    <style:font-face style:name="apple-system" svg:font-family="apple-system, BlinkMacSystemFont, 'Segoe UI', Helvetica, Arial, sans-serif, 'Apple Color Emoji', 'Segoe UI Emoji'"/>
    <style:font-face style:name="verdana" svg:font-family="verdana, arial, helvetica,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4a4e86" officeooo:paragraph-rsid="004a4e8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6T14:26:58.587000000</meta:creation-date>
    <dc:date>2020-04-18T20:34:26.438000000</dc:date>
    <meta:editing-duration>PT9H51M52S</meta:editing-duration>
    <meta:editing-cycles>260</meta:editing-cycles>
    <meta:generator>LibreOffice/6.4.2.2$Windows_X86_64 LibreOffice_project/4e471d8c02c9c90f512f7f9ead8875b57fcb1ec3</meta:generator>
    <meta:document-statistic meta:table-count="5" meta:image-count="0" meta:object-count="0" meta:page-count="11" meta:paragraph-count="376" meta:word-count="4137" meta:character-count="27123" meta:non-whitespace-character-count="23346"/>
  </office:meta>
</office:document-meta>
</file>